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1.24mm"/>
    </style:style>
    <style:style style:name="co3" style:family="table-column">
      <style:table-column-properties fo:break-before="auto" style:column-width="31.52mm"/>
    </style:style>
    <style:style style:name="co4" style:family="table-column">
      <style:table-column-properties fo:break-before="auto" style:column-width="31.77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12.98mm"/>
    </style:style>
    <style:style style:name="co7" style:family="table-column">
      <style:table-column-properties fo:break-before="auto" style:column-width="51.01mm"/>
    </style:style>
    <style:style style:name="co8" style:family="table-column">
      <style:table-column-properties fo:break-before="auto" style:column-width="51.82mm"/>
    </style:style>
    <style:style style:name="co9" style:family="table-column">
      <style:table-column-properties fo:break-before="auto" style:column-width="42.83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14.41mm"/>
    </style:style>
    <style:style style:name="co12" style:family="table-column">
      <style:table-column-properties fo:break-before="auto" style:column-width="30.85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28.36mm"/>
    </style:style>
    <style:style style:name="co15" style:family="table-column">
      <style:table-column-properties fo:break-before="auto" style:column-width="26.93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arch_results" table:style-name="ta1">
        <table:shapes>
          <draw:frame draw:z-index="0" draw:style-name="gr1" draw:text-style-name="P1" svg:width="299.55mm" svg:height="135.06mm" svg:x="250.3mm" svg:y="4.52mm">
            <loext:p draw:notify-on-update-of-ranges="search_results.D1:search_results.D1 search_results.G2:search_results.G241 search_results.D1:search_results.D1 search_results.D2:search_results.D241 search_results.X2:search_results.X241 search_results.X2:search_results.X241 search_results.G2:search_results.G241 search_results.C1:search_results.C1 search_results.C2:search_results.C241 search_results.W2:search_results.W241 search_results.W2:search_results.W2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9.55mm" svg:height="135.06mm" svg:x="248.2mm" svg:y="144.5mm">
            <loext:p draw:notify-on-update-of-ranges="search_results.H2:search_results.H241 search_results.D1:search_results.D1 search_results.D2:search_results.D241 search_results.X2:search_results.X241 search_results.X2:search_results.X241 search_results.H2:search_results.H241 search_results.C1:search_results.C1 search_results.C2:search_results.C241 search_results.W2:search_results.W241 search_results.W2:search_results.W2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99.55mm" svg:height="135.06mm" svg:x="248.34mm" svg:y="284.48mm">
            <loext:p draw:notify-on-update-of-ranges="search_results.I2:search_results.I241 search_results.D1:search_results.D1 search_results.D2:search_results.D241 search_results.X2:search_results.X241 search_results.X2:search_results.X241 search_results.I2:search_results.I241 search_results.C1:search_results.C1 search_results.C2:search_results.C241 search_results.W2:search_results.W241 search_results.W2:search_results.W2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0" table:visibility="collapse" table:default-cell-style-name="Default"/>
        <table:table-column table:style-name="co12" table:visibility="collapse" table:default-cell-style-name="Default"/>
        <table:table-column table:style-name="co10" table:visibility="collapse" table:default-cell-style-name="Default"/>
        <table:table-column table:style-name="co12" table:visibility="collapse" table:default-cell-style-name="Default"/>
        <table:table-column table:style-name="co10" table:visibility="collapse" table:default-cell-style-name="Default"/>
        <table:table-column table:style-name="co12" table:visibility="collapse" table:default-cell-style-name="Default"/>
        <table:table-column table:style-name="co10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23.8438311219215" calcext:value-type="float">
            <text:p>23.8438311219215</text:p>
          </table:table-cell>
          <table:table-cell office:value-type="float" office:value="8.89287942647934" calcext:value-type="float">
            <text:p>8.8928794264793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4942920773398" calcext:value-type="float">
            <text:p>0.984942920773398</text:p>
          </table:table-cell>
          <table:table-cell table:style-name="ce1"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6" calcext:value-type="float">
            <text:p>36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1023102310231" calcext:value-type="float">
            <text:p>0.98102310231023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8598516075845" calcext:value-type="float">
            <text:p>0.98598516075845</text:p>
          </table:table-cell>
          <table:table-cell office:value-type="float" office:value="0.194164427964878" calcext:value-type="float">
            <text:p>0.194164427964878</text:p>
          </table:table-cell>
          <table:table-cell office:value-type="float" office:value="0.139209604958472" calcext:value-type="float">
            <text:p>0.139209604958472</text:p>
          </table:table-cell>
          <table:table-cell office:value-type="float" office:value="0.01018629896398" calcext:value-type="float">
            <text:p>0.01018629896398</text:p>
          </table:table-cell>
          <table:table-cell office:value-type="float" office:value="0.00305036890168749" calcext:value-type="float">
            <text:p>0.003050368901687</text:p>
          </table:table-cell>
        </table:table-row>
        <table:table-row table:style-name="ro1">
          <table:table-cell office:value-type="float" office:value="30.3517934679985" calcext:value-type="float">
            <text:p>30.3517934679985</text:p>
          </table:table-cell>
          <table:table-cell office:value-type="float" office:value="8.52654665708542" calcext:value-type="float">
            <text:p>8.5265466570854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4118008315128" calcext:value-type="float">
            <text:p>0.98411800831512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" calcext:value-type="float">
            <text:p>14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79372937293729" calcext:value-type="float">
            <text:p>0.97937293729372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85160758450124" calcext:value-type="float">
            <text:p>0.985160758450124</text:p>
          </table:table-cell>
          <table:table-cell office:value-type="float" office:value="0.836156317179344" calcext:value-type="float">
            <text:p>0.836156317179344</text:p>
          </table:table-cell>
          <table:table-cell office:value-type="float" office:value="0.286870917234862" calcext:value-type="float">
            <text:p>0.286870917234862</text:p>
          </table:table-cell>
          <table:table-cell office:value-type="float" office:value="0.00964639151891867" calcext:value-type="float">
            <text:p>0.009646391518919</text:p>
          </table:table-cell>
          <table:table-cell office:value-type="float" office:value="0.0036118744893994" calcext:value-type="float">
            <text:p>0.003611874489399</text:p>
          </table:table-cell>
        </table:table-row>
        <table:table-row table:style-name="ro1">
          <table:table-cell office:value-type="float" office:value="30.3536305427551" calcext:value-type="float">
            <text:p>30.3536305427551</text:p>
          </table:table-cell>
          <table:table-cell office:value-type="float" office:value="7.48386317491531" calcext:value-type="float">
            <text:p>7.4838631749153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3910886314791" calcext:value-type="float">
            <text:p>0.983910886314791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" calcext:value-type="float">
            <text:p>14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5962014863749" calcext:value-type="float">
            <text:p>0.98596201486374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8598516075845" calcext:value-type="float">
            <text:p>0.98598516075845</text:p>
          </table:table-cell>
          <table:table-cell office:value-type="float" office:value="2.26311267407735" calcext:value-type="float">
            <text:p>2.26311267407735</text:p>
          </table:table-cell>
          <table:table-cell office:value-type="float" office:value="1.38980833391747" calcext:value-type="float">
            <text:p>1.38980833391747</text:p>
          </table:table-cell>
          <table:table-cell office:value-type="float" office:value="0.0100920214250566" calcext:value-type="float">
            <text:p>0.010092021425057</text:p>
          </table:table-cell>
          <table:table-cell office:value-type="float" office:value="0.00236987905182373" calcext:value-type="float">
            <text:p>0.002369879051824</text:p>
          </table:table-cell>
        </table:table-row>
        <table:table-row table:style-name="ro1">
          <table:table-cell office:value-type="float" office:value="31.8530173301697" calcext:value-type="float">
            <text:p>31.8530173301697</text:p>
          </table:table-cell>
          <table:table-cell office:value-type="float" office:value="7.06742089986801" calcext:value-type="float">
            <text:p>7.0674208998680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4117157222696" calcext:value-type="float">
            <text:p>0.98411715722269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6787778695293" calcext:value-type="float">
            <text:p>0.98678777869529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1023102310231" calcext:value-type="float">
            <text:p>0.98102310231023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1848184818482" calcext:value-type="float">
            <text:p>0.981848184818482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86809563066777" calcext:value-type="float">
            <text:p>0.986809563066777</text:p>
          </table:table-cell>
          <table:table-cell office:value-type="float" office:value="2.50531647310401" calcext:value-type="float">
            <text:p>2.50531647310401</text:p>
          </table:table-cell>
          <table:table-cell office:value-type="float" office:value="1.14975444086182" calcext:value-type="float">
            <text:p>1.14975444086182</text:p>
          </table:table-cell>
          <table:table-cell office:value-type="float" office:value="0.0104478604494997" calcext:value-type="float">
            <text:p>0.0104478604495</text:p>
          </table:table-cell>
          <table:table-cell office:value-type="float" office:value="0.00269734498403384" calcext:value-type="float">
            <text:p>0.002697344984034</text:p>
          </table:table-cell>
        </table:table-row>
        <table:table-row table:style-name="ro1">
          <table:table-cell office:value-type="float" office:value="33.1121678948402" calcext:value-type="float">
            <text:p>33.1121678948402</text:p>
          </table:table-cell>
          <table:table-cell office:value-type="float" office:value="6.99644690752029" calcext:value-type="float">
            <text:p>6.99644690752029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4117667653481" calcext:value-type="float">
            <text:p>0.984117667653481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7613542526837" calcext:value-type="float">
            <text:p>0.987613542526837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85160758450124" calcext:value-type="float">
            <text:p>0.985160758450124</text:p>
          </table:table-cell>
          <table:table-cell office:value-type="float" office:value="1.72538738212311" calcext:value-type="float">
            <text:p>1.72538738212311</text:p>
          </table:table-cell>
          <table:table-cell office:value-type="float" office:value="1.56344352663453" calcext:value-type="float">
            <text:p>1.56344352663453</text:p>
          </table:table-cell>
          <table:table-cell office:value-type="float" office:value="0.00903255011514743" calcext:value-type="float">
            <text:p>0.009032550115147</text:p>
          </table:table-cell>
          <table:table-cell office:value-type="float" office:value="0.00269519820144493" calcext:value-type="float">
            <text:p>0.002695198201445</text:p>
          </table:table-cell>
        </table:table-row>
        <table:table-row table:style-name="ro1">
          <table:table-cell office:value-type="float" office:value="33.1047555208206" calcext:value-type="float">
            <text:p>33.1047555208206</text:p>
          </table:table-cell>
          <table:table-cell office:value-type="float" office:value="7.3155779838562" calcext:value-type="float">
            <text:p>7.315577983856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3392272437722" calcext:value-type="float">
            <text:p>0.97339227243772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0" calcext:value-type="float">
            <text:p>90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3.45841425000983" calcext:value-type="float">
            <text:p>3.45841425000983</text:p>
          </table:table-cell>
          <table:table-cell office:value-type="float" office:value="2.1839273726684" calcext:value-type="float">
            <text:p>2.1839273726684</text:p>
          </table:table-cell>
          <table:table-cell office:value-type="float" office:value="0.00944227107681488" calcext:value-type="float">
            <text:p>0.009442271076815</text:p>
          </table:table-cell>
          <table:table-cell office:value-type="float" office:value="0.00374629630422466" calcext:value-type="float">
            <text:p>0.003746296304225</text:p>
          </table:table-cell>
        </table:table-row>
        <table:table-row table:style-name="ro1">
          <table:table-cell office:value-type="float" office:value="33.0386544466019" calcext:value-type="float">
            <text:p>33.0386544466019</text:p>
          </table:table-cell>
          <table:table-cell office:value-type="float" office:value="6.88690465688705" calcext:value-type="float">
            <text:p>6.8869046568870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3392272437722" calcext:value-type="float">
            <text:p>0.97339227243772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0" calcext:value-type="float">
            <text:p>90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2.10653905090633" calcext:value-type="float">
            <text:p>2.10653905090633</text:p>
          </table:table-cell>
          <table:table-cell office:value-type="float" office:value="1.33143975188988" calcext:value-type="float">
            <text:p>1.33143975188988</text:p>
          </table:table-cell>
          <table:table-cell office:value-type="float" office:value="0.00944227107681488" calcext:value-type="float">
            <text:p>0.009442271076815</text:p>
          </table:table-cell>
          <table:table-cell office:value-type="float" office:value="0.00374629630422466" calcext:value-type="float">
            <text:p>0.003746296304225</text:p>
          </table:table-cell>
        </table:table-row>
        <table:table-row table:style-name="ro1">
          <table:table-cell office:value-type="float" office:value="32.7481238245964" calcext:value-type="float">
            <text:p>32.7481238245964</text:p>
          </table:table-cell>
          <table:table-cell office:value-type="float" office:value="7.29440015554428" calcext:value-type="float">
            <text:p>7.29440015554428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3392272437722" calcext:value-type="float">
            <text:p>0.97339227243772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0" calcext:value-type="float">
            <text:p>90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2.09020225729491" calcext:value-type="float">
            <text:p>2.09020225729491</text:p>
          </table:table-cell>
          <table:table-cell office:value-type="float" office:value="1.49656322993911" calcext:value-type="float">
            <text:p>1.49656322993911</text:p>
          </table:table-cell>
          <table:table-cell office:value-type="float" office:value="0.00944227107681488" calcext:value-type="float">
            <text:p>0.009442271076815</text:p>
          </table:table-cell>
          <table:table-cell office:value-type="float" office:value="0.00374629630422466" calcext:value-type="float">
            <text:p>0.003746296304225</text:p>
          </table:table-cell>
        </table:table-row>
        <table:table-row table:style-name="ro1">
          <table:table-cell office:value-type="float" office:value="33.0864225625992" calcext:value-type="float">
            <text:p>33.0864225625992</text:p>
          </table:table-cell>
          <table:table-cell office:value-type="float" office:value="7.94774860143662" calcext:value-type="float">
            <text:p>7.9477486014366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3598883445589" calcext:value-type="float">
            <text:p>0.973598883445589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2.40365072611528" calcext:value-type="float">
            <text:p>2.40365072611528</text:p>
          </table:table-cell>
          <table:table-cell office:value-type="float" office:value="2.36190611305603" calcext:value-type="float">
            <text:p>2.36190611305603</text:p>
          </table:table-cell>
          <table:table-cell office:value-type="float" office:value="0.0080541523232806" calcext:value-type="float">
            <text:p>0.008054152323281</text:p>
          </table:table-cell>
          <table:table-cell office:value-type="float" office:value="0.00390564846200911" calcext:value-type="float">
            <text:p>0.003905648462009</text:p>
          </table:table-cell>
        </table:table-row>
        <table:table-row table:style-name="ro1">
          <table:table-cell office:value-type="float" office:value="33.5829168558121" calcext:value-type="float">
            <text:p>33.5829168558121</text:p>
          </table:table-cell>
          <table:table-cell office:value-type="float" office:value="7.2802557349205" calcext:value-type="float">
            <text:p>7.2802557349205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423966234683" calcext:value-type="float">
            <text:p>0.974423966234683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2.38896213827328" calcext:value-type="float">
            <text:p>2.38896213827328</text:p>
          </table:table-cell>
          <table:table-cell office:value-type="float" office:value="2.21783449190525" calcext:value-type="float">
            <text:p>2.21783449190525</text:p>
          </table:table-cell>
          <table:table-cell office:value-type="float" office:value="0.00809034850294308" calcext:value-type="float">
            <text:p>0.008090348502943</text:p>
          </table:table-cell>
          <table:table-cell office:value-type="float" office:value="0.00390597057559443" calcext:value-type="float">
            <text:p>0.003905970575594</text:p>
          </table:table-cell>
        </table:table-row>
        <table:table-row table:style-name="ro1">
          <table:table-cell office:value-type="float" office:value="35.0022621750832" calcext:value-type="float">
            <text:p>35.0022621750832</text:p>
          </table:table-cell>
          <table:table-cell office:value-type="float" office:value="7.49151194095612" calcext:value-type="float">
            <text:p>7.4915119409561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2.81002981538845" calcext:value-type="float">
            <text:p>2.81002981538845</text:p>
          </table:table-cell>
          <table:table-cell office:value-type="float" office:value="2.26038579994163" calcext:value-type="float">
            <text:p>2.26038579994163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5.4222252368927" calcext:value-type="float">
            <text:p>35.4222252368927</text:p>
          </table:table-cell>
          <table:table-cell office:value-type="float" office:value="7.32326316833496" calcext:value-type="float">
            <text:p>7.3232631683349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2.46452215978678" calcext:value-type="float">
            <text:p>2.46452215978678</text:p>
          </table:table-cell>
          <table:table-cell office:value-type="float" office:value="2.30818085209115" calcext:value-type="float">
            <text:p>2.30818085209115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5.897688806057" calcext:value-type="float">
            <text:p>35.897688806057</text:p>
          </table:table-cell>
          <table:table-cell office:value-type="float" office:value="7.39416390657425" calcext:value-type="float">
            <text:p>7.3941639065742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4.27126405970404" calcext:value-type="float">
            <text:p>4.27126405970404</text:p>
          </table:table-cell>
          <table:table-cell office:value-type="float" office:value="2.09674153781727" calcext:value-type="float">
            <text:p>2.09674153781727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4.585733294487" calcext:value-type="float">
            <text:p>34.585733294487</text:p>
          </table:table-cell>
          <table:table-cell office:value-type="float" office:value="7.10178464651108" calcext:value-type="float">
            <text:p>7.1017846465110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3.53046971690796" calcext:value-type="float">
            <text:p>3.53046971690796</text:p>
          </table:table-cell>
          <table:table-cell office:value-type="float" office:value="2.35401025889905" calcext:value-type="float">
            <text:p>2.35401025889905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5.4928735494614" calcext:value-type="float">
            <text:p>35.4928735494614</text:p>
          </table:table-cell>
          <table:table-cell office:value-type="float" office:value="6.95196837186813" calcext:value-type="float">
            <text:p>6.9519683718681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61864888985455" calcext:value-type="float">
            <text:p>1.61864888985455</text:p>
          </table:table-cell>
          <table:table-cell office:value-type="float" office:value="2.13636482320145" calcext:value-type="float">
            <text:p>2.13636482320145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0.517277598381" calcext:value-type="float">
            <text:p>30.517277598381</text:p>
          </table:table-cell>
          <table:table-cell office:value-type="float" office:value="6.88905572891235" calcext:value-type="float">
            <text:p>6.8890557289123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61154861409024" calcext:value-type="float">
            <text:p>2.61154861409024</text:p>
          </table:table-cell>
          <table:table-cell office:value-type="float" office:value="2.59810284758289" calcext:value-type="float">
            <text:p>2.59810284758289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29.9542605280876" calcext:value-type="float">
            <text:p>29.9542605280876</text:p>
          </table:table-cell>
          <table:table-cell office:value-type="float" office:value="8.1046285033226" calcext:value-type="float">
            <text:p>8.104628503322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66192249002813" calcext:value-type="float">
            <text:p>2.66192249002813</text:p>
          </table:table-cell>
          <table:table-cell office:value-type="float" office:value="2.18984620703747" calcext:value-type="float">
            <text:p>2.18984620703747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4.8819110393524" calcext:value-type="float">
            <text:p>34.8819110393524</text:p>
          </table:table-cell>
          <table:table-cell office:value-type="float" office:value="7.28111392259598" calcext:value-type="float">
            <text:p>7.2811139225959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8512642281326" calcext:value-type="float">
            <text:p>1.8512642281326</text:p>
          </table:table-cell>
          <table:table-cell office:value-type="float" office:value="2.18414988402249" calcext:value-type="float">
            <text:p>2.18414988402249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4.8404937982559" calcext:value-type="float">
            <text:p>34.8404937982559</text:p>
          </table:table-cell>
          <table:table-cell office:value-type="float" office:value="7.35459643602371" calcext:value-type="float">
            <text:p>7.3545964360237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3.20960658320418" calcext:value-type="float">
            <text:p>3.20960658320418</text:p>
          </table:table-cell>
          <table:table-cell office:value-type="float" office:value="2.10566633985498" calcext:value-type="float">
            <text:p>2.10566633985498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3.9868106842041" calcext:value-type="float">
            <text:p>33.9868106842041</text:p>
          </table:table-cell>
          <table:table-cell office:value-type="float" office:value="8.02989989519119" calcext:value-type="float">
            <text:p>8.0298998951911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72532423206805" calcext:value-type="float">
            <text:p>1.72532423206805</text:p>
          </table:table-cell>
          <table:table-cell office:value-type="float" office:value="1.75609129340203" calcext:value-type="float">
            <text:p>1.75609129340203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28.0303540229797" calcext:value-type="float">
            <text:p>28.0303540229797</text:p>
          </table:table-cell>
          <table:table-cell office:value-type="float" office:value="7.20705360174179" calcext:value-type="float">
            <text:p>7.2070536017417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6798506167056" calcext:value-type="float">
            <text:p>0.98679850616705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6" calcext:value-type="float">
            <text:p>3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0107172300082" calcext:value-type="float">
            <text:p>0.990107172300082</text:p>
          </table:table-cell>
          <table:table-cell office:value-type="float" office:value="1.02849676031764" calcext:value-type="float">
            <text:p>1.02849676031764</text:p>
          </table:table-cell>
          <table:table-cell office:value-type="float" office:value="1.26066689748569" calcext:value-type="float">
            <text:p>1.26066689748569</text:p>
          </table:table-cell>
          <table:table-cell office:value-type="float" office:value="0.0100551833840732" calcext:value-type="float">
            <text:p>0.010055183384073</text:p>
          </table:table-cell>
          <table:table-cell office:value-type="float" office:value="0.00291754314056525" calcext:value-type="float">
            <text:p>0.002917543140565</text:p>
          </table:table-cell>
        </table:table-row>
        <table:table-row table:style-name="ro1">
          <table:table-cell office:value-type="float" office:value="25.7454735040665" calcext:value-type="float">
            <text:p>25.7454735040665</text:p>
          </table:table-cell>
          <table:table-cell office:value-type="float" office:value="7.09424132108688" calcext:value-type="float">
            <text:p>7.0942413210868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6180715147439" calcext:value-type="float">
            <text:p>0.986180715147439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" calcext:value-type="float">
            <text:p>26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0916597853014" calcext:value-type="float">
            <text:p>0.990916597853014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86809563066777" calcext:value-type="float">
            <text:p>0.986809563066777</text:p>
          </table:table-cell>
          <table:table-cell office:value-type="float" office:value="1.51884715351379" calcext:value-type="float">
            <text:p>1.51884715351379</text:p>
          </table:table-cell>
          <table:table-cell office:value-type="float" office:value="1.22903678735456" calcext:value-type="float">
            <text:p>1.22903678735456</text:p>
          </table:table-cell>
          <table:table-cell office:value-type="float" office:value="0.0100822718821289" calcext:value-type="float">
            <text:p>0.010082271882129</text:p>
          </table:table-cell>
          <table:table-cell office:value-type="float" office:value="0.00310546793319428" calcext:value-type="float">
            <text:p>0.003105467933194</text:p>
          </table:table-cell>
        </table:table-row>
        <table:table-row table:style-name="ro1">
          <table:table-cell office:value-type="float" office:value="33.6191822886467" calcext:value-type="float">
            <text:p>33.6191822886467</text:p>
          </table:table-cell>
          <table:table-cell office:value-type="float" office:value="7.24048489332199" calcext:value-type="float">
            <text:p>7.2404848933219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6386645393698" calcext:value-type="float">
            <text:p>0.98638664539369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" calcext:value-type="float">
            <text:p>14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009083402147" calcext:value-type="float">
            <text:p>0.9900908340214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87633965375103" calcext:value-type="float">
            <text:p>0.987633965375103</text:p>
          </table:table-cell>
          <table:table-cell office:value-type="float" office:value="3.06502036279102" calcext:value-type="float">
            <text:p>3.06502036279102</text:p>
          </table:table-cell>
          <table:table-cell office:value-type="float" office:value="2.28358118986646" calcext:value-type="float">
            <text:p>2.28358118986646</text:p>
          </table:table-cell>
          <table:table-cell office:value-type="float" office:value="0.0100920214250566" calcext:value-type="float">
            <text:p>0.010092021425057</text:p>
          </table:table-cell>
          <table:table-cell office:value-type="float" office:value="0.00263988256614857" calcext:value-type="float">
            <text:p>0.002639882566149</text:p>
          </table:table-cell>
        </table:table-row>
        <table:table-row table:style-name="ro1">
          <table:table-cell office:value-type="float" office:value="34.2294176220894" calcext:value-type="float">
            <text:p>34.2294176220894</text:p>
          </table:table-cell>
          <table:table-cell office:value-type="float" office:value="7.9652127623558" calcext:value-type="float">
            <text:p>7.9652127623558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86592745970779" calcext:value-type="float">
            <text:p>0.986592745970779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" calcext:value-type="float">
            <text:p>1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009083402147" calcext:value-type="float">
            <text:p>0.9900908340214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88458367683429" calcext:value-type="float">
            <text:p>0.988458367683429</text:p>
          </table:table-cell>
          <table:table-cell office:value-type="float" office:value="2.08296408340363" calcext:value-type="float">
            <text:p>2.08296408340363</text:p>
          </table:table-cell>
          <table:table-cell office:value-type="float" office:value="2.02228181455504" calcext:value-type="float">
            <text:p>2.02228181455504</text:p>
          </table:table-cell>
          <table:table-cell office:value-type="float" office:value="0.011060953786179" calcext:value-type="float">
            <text:p>0.011060953786179</text:p>
          </table:table-cell>
          <table:table-cell office:value-type="float" office:value="0.00275872416936189" calcext:value-type="float">
            <text:p>0.002758724169362</text:p>
          </table:table-cell>
        </table:table-row>
        <table:table-row table:style-name="ro1">
          <table:table-cell office:value-type="float" office:value="34.8769735097885" calcext:value-type="float">
            <text:p>34.8769735097885</text:p>
          </table:table-cell>
          <table:table-cell office:value-type="float" office:value="7.14926022291184" calcext:value-type="float">
            <text:p>7.1492602229118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6180204435811" calcext:value-type="float">
            <text:p>0.986180204435811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87633965375103" calcext:value-type="float">
            <text:p>0.987633965375103</text:p>
          </table:table-cell>
          <table:table-cell office:value-type="float" office:value="1.7933973790656" calcext:value-type="float">
            <text:p>1.7933973790656</text:p>
          </table:table-cell>
          <table:table-cell office:value-type="float" office:value="2.20833448050024" calcext:value-type="float">
            <text:p>2.20833448050024</text:p>
          </table:table-cell>
          <table:table-cell office:value-type="float" office:value="0.0104478604494997" calcext:value-type="float">
            <text:p>0.0104478604495</text:p>
          </table:table-cell>
          <table:table-cell office:value-type="float" office:value="0.00235954255594556" calcext:value-type="float">
            <text:p>0.002359542555946</text:p>
          </table:table-cell>
        </table:table-row>
        <table:table-row table:style-name="ro1">
          <table:table-cell office:value-type="float" office:value="34.1465474963188" calcext:value-type="float">
            <text:p>34.1465474963188</text:p>
          </table:table-cell>
          <table:table-cell office:value-type="float" office:value="7.43862020969391" calcext:value-type="float">
            <text:p>7.4386202096939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2.51193862015367" calcext:value-type="float">
            <text:p>2.51193862015367</text:p>
          </table:table-cell>
          <table:table-cell office:value-type="float" office:value="2.31618776699747" calcext:value-type="float">
            <text:p>2.31618776699747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5.9941741228104" calcext:value-type="float">
            <text:p>35.9941741228104</text:p>
          </table:table-cell>
          <table:table-cell office:value-type="float" office:value="7.2278048992157" calcext:value-type="float">
            <text:p>7.227804899215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3.27755482508592" calcext:value-type="float">
            <text:p>3.27755482508592</text:p>
          </table:table-cell>
          <table:table-cell office:value-type="float" office:value="2.23567402227497" calcext:value-type="float">
            <text:p>2.23567402227497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3.0102932453156" calcext:value-type="float">
            <text:p>33.0102932453156</text:p>
          </table:table-cell>
          <table:table-cell office:value-type="float" office:value="8.65429615974426" calcext:value-type="float">
            <text:p>8.6542961597442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2.45091657006131" calcext:value-type="float">
            <text:p>2.45091657006131</text:p>
          </table:table-cell>
          <table:table-cell office:value-type="float" office:value="1.54320966985675" calcext:value-type="float">
            <text:p>1.54320966985675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6.4272429347038" calcext:value-type="float">
            <text:p>36.4272429347038</text:p>
          </table:table-cell>
          <table:table-cell office:value-type="float" office:value="7.70723414421082" calcext:value-type="float">
            <text:p>7.7072341442108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3805154072652" calcext:value-type="float">
            <text:p>0.97380515407265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2.26513719405147" calcext:value-type="float">
            <text:p>2.26513719405147</text:p>
          </table:table-cell>
          <table:table-cell office:value-type="float" office:value="2.10720783258968" calcext:value-type="float">
            <text:p>2.10720783258968</text:p>
          </table:table-cell>
          <table:table-cell office:value-type="float" office:value="0.0080541523232806" calcext:value-type="float">
            <text:p>0.008054152323281</text:p>
          </table:table-cell>
          <table:table-cell office:value-type="float" office:value="0.00374427319244227" calcext:value-type="float">
            <text:p>0.003744273192442</text:p>
          </table:table-cell>
        </table:table-row>
        <table:table-row table:style-name="ro1">
          <table:table-cell office:value-type="float" office:value="31.673618555069" calcext:value-type="float">
            <text:p>31.673618555069</text:p>
          </table:table-cell>
          <table:table-cell office:value-type="float" office:value="9.15026819705963" calcext:value-type="float">
            <text:p>9.15026819705963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6167388846" calcext:value-type="float">
            <text:p>0.97483616738884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5267930750206" calcext:value-type="float">
            <text:p>0.975267930750206</text:p>
          </table:table-cell>
          <table:table-cell office:value-type="float" office:value="2.54603448179623" calcext:value-type="float">
            <text:p>2.54603448179623</text:p>
          </table:table-cell>
          <table:table-cell office:value-type="float" office:value="1.72868820051537" calcext:value-type="float">
            <text:p>1.72868820051537</text:p>
          </table:table-cell>
          <table:table-cell office:value-type="float" office:value="0.00809034850294308" calcext:value-type="float">
            <text:p>0.008090348502943</text:p>
          </table:table-cell>
          <table:table-cell office:value-type="float" office:value="0.00388623512858978" calcext:value-type="float">
            <text:p>0.00388623512859</text:p>
          </table:table-cell>
        </table:table-row>
        <table:table-row table:style-name="ro1">
          <table:table-cell office:value-type="float" office:value="35.9697931408882" calcext:value-type="float">
            <text:p>35.9697931408882</text:p>
          </table:table-cell>
          <table:table-cell office:value-type="float" office:value="7.56403923034668" calcext:value-type="float">
            <text:p>7.5640392303466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61649488711548" calcext:value-type="float">
            <text:p>1.61649488711548</text:p>
          </table:table-cell>
          <table:table-cell office:value-type="float" office:value="1.86475285365344" calcext:value-type="float">
            <text:p>1.86475285365344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2.7380065321922" calcext:value-type="float">
            <text:p>32.7380065321922</text:p>
          </table:table-cell>
          <table:table-cell office:value-type="float" office:value="7.26698356866837" calcext:value-type="float">
            <text:p>7.2669835686683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16342210479297" calcext:value-type="float">
            <text:p>1.16342210479297</text:p>
          </table:table-cell>
          <table:table-cell office:value-type="float" office:value="0.666269086522695" calcext:value-type="float">
            <text:p>0.666269086522695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3.8368064761162" calcext:value-type="float">
            <text:p>33.8368064761162</text:p>
          </table:table-cell>
          <table:table-cell office:value-type="float" office:value="7.20973634719849" calcext:value-type="float">
            <text:p>7.2097363471984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17938191047471" calcext:value-type="float">
            <text:p>1.17938191047471</text:p>
          </table:table-cell>
          <table:table-cell office:value-type="float" office:value="1.6614482284046" calcext:value-type="float">
            <text:p>1.6614482284046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2.9762768745422" calcext:value-type="float">
            <text:p>32.9762768745422</text:p>
          </table:table-cell>
          <table:table-cell office:value-type="float" office:value="7.12417966127396" calcext:value-type="float">
            <text:p>7.1241796612739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9389587458606" calcext:value-type="float">
            <text:p>1.9389587458606</text:p>
          </table:table-cell>
          <table:table-cell office:value-type="float" office:value="1.34444243181313" calcext:value-type="float">
            <text:p>1.34444243181313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4.265026986599" calcext:value-type="float">
            <text:p>34.265026986599</text:p>
          </table:table-cell>
          <table:table-cell office:value-type="float" office:value="7.60089492797852" calcext:value-type="float">
            <text:p>7.6008949279785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2.9666416505925" calcext:value-type="float">
            <text:p>2.9666416505925</text:p>
          </table:table-cell>
          <table:table-cell office:value-type="float" office:value="1.17596683977343" calcext:value-type="float">
            <text:p>1.17596683977343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2.666819691658" calcext:value-type="float">
            <text:p>32.666819691658</text:p>
          </table:table-cell>
          <table:table-cell office:value-type="float" office:value="7.36590212583542" calcext:value-type="float">
            <text:p>7.3659021258354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26410610659143" calcext:value-type="float">
            <text:p>2.26410610659143</text:p>
          </table:table-cell>
          <table:table-cell office:value-type="float" office:value="2.17116651025229" calcext:value-type="float">
            <text:p>2.17116651025229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29.6256040930748" calcext:value-type="float">
            <text:p>29.6256040930748</text:p>
          </table:table-cell>
          <table:table-cell office:value-type="float" office:value="7.23072445392609" calcext:value-type="float">
            <text:p>7.2307244539260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34703699055377" calcext:value-type="float">
            <text:p>1.34703699055377</text:p>
          </table:table-cell>
          <table:table-cell office:value-type="float" office:value="2.25552525722671" calcext:value-type="float">
            <text:p>2.25552525722671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3.4057160615921" calcext:value-type="float">
            <text:p>33.4057160615921</text:p>
          </table:table-cell>
          <table:table-cell office:value-type="float" office:value="7.79405599832535" calcext:value-type="float">
            <text:p>7.7940559983253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42345371437615" calcext:value-type="float">
            <text:p>2.42345371437615</text:p>
          </table:table-cell>
          <table:table-cell office:value-type="float" office:value="1.76993617239505" calcext:value-type="float">
            <text:p>1.76993617239505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5.0138649940491" calcext:value-type="float">
            <text:p>35.0138649940491</text:p>
          </table:table-cell>
          <table:table-cell office:value-type="float" office:value="7.86255860328674" calcext:value-type="float">
            <text:p>7.8625586032867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14153526907973" calcext:value-type="float">
            <text:p>2.14153526907973</text:p>
          </table:table-cell>
          <table:table-cell office:value-type="float" office:value="1.95188900086145" calcext:value-type="float">
            <text:p>1.95188900086145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2.7679392695427" calcext:value-type="float">
            <text:p>32.7679392695427</text:p>
          </table:table-cell>
          <table:table-cell office:value-type="float" office:value="8.47630989551544" calcext:value-type="float">
            <text:p>8.4763098955154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78593229361111" calcext:value-type="float">
            <text:p>1.78593229361111</text:p>
          </table:table-cell>
          <table:table-cell office:value-type="float" office:value="2.26001334267104" calcext:value-type="float">
            <text:p>2.26001334267104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4.1651753783226" calcext:value-type="float">
            <text:p>34.1651753783226</text:p>
          </table:table-cell>
          <table:table-cell office:value-type="float" office:value="7.56649976968765" calcext:value-type="float">
            <text:p>7.5664997696876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927409491514" calcext:value-type="float">
            <text:p>0.9892740949151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1.79666215977764" calcext:value-type="float">
            <text:p>1.79666215977764</text:p>
          </table:table-cell>
          <table:table-cell office:value-type="float" office:value="2.22267894550079" calcext:value-type="float">
            <text:p>2.22267894550079</text:p>
          </table:table-cell>
          <table:table-cell office:value-type="float" office:value="0.00931326636793393" calcext:value-type="float">
            <text:p>0.009313266367934</text:p>
          </table:table-cell>
          <table:table-cell office:value-type="float" office:value="0.00291681931385971" calcext:value-type="float">
            <text:p>0.00291681931386</text:p>
          </table:table-cell>
        </table:table-row>
        <table:table-row table:style-name="ro1">
          <table:table-cell office:value-type="float" office:value="34.6223357915878" calcext:value-type="float">
            <text:p>34.6223357915878</text:p>
          </table:table-cell>
          <table:table-cell office:value-type="float" office:value="7.46925115585327" calcext:value-type="float">
            <text:p>7.46925115585327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88655452803091" calcext:value-type="float">
            <text:p>0.988655452803091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0" calcext:value-type="float">
            <text:p>90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1742361684558" calcext:value-type="float">
            <text:p>0.99174236168455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0107172300082" calcext:value-type="float">
            <text:p>0.990107172300082</text:p>
          </table:table-cell>
          <table:table-cell office:value-type="float" office:value="2.73243031132877" calcext:value-type="float">
            <text:p>2.73243031132877</text:p>
          </table:table-cell>
          <table:table-cell office:value-type="float" office:value="2.25602219249181" calcext:value-type="float">
            <text:p>2.25602219249181</text:p>
          </table:table-cell>
          <table:table-cell office:value-type="float" office:value="0.0112382232805455" calcext:value-type="float">
            <text:p>0.011238223280546</text:p>
          </table:table-cell>
          <table:table-cell office:value-type="float" office:value="0.00235989672930908" calcext:value-type="float">
            <text:p>0.002359896729309</text:p>
          </table:table-cell>
        </table:table-row>
        <table:table-row table:style-name="ro1">
          <table:table-cell office:value-type="float" office:value="31.9973049759865" calcext:value-type="float">
            <text:p>31.9973049759865</text:p>
          </table:table-cell>
          <table:table-cell office:value-type="float" office:value="7.44843977689743" calcext:value-type="float">
            <text:p>7.4484397768974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8861893480135" calcext:value-type="float">
            <text:p>0.98886189348013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" calcext:value-type="float">
            <text:p>26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1742361684558" calcext:value-type="float">
            <text:p>0.99174236168455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89282769991756" calcext:value-type="float">
            <text:p>0.989282769991756</text:p>
          </table:table-cell>
          <table:table-cell office:value-type="float" office:value="2.63688195370857" calcext:value-type="float">
            <text:p>2.63688195370857</text:p>
          </table:table-cell>
          <table:table-cell office:value-type="float" office:value="2.0151843302903" calcext:value-type="float">
            <text:p>2.0151843302903</text:p>
          </table:table-cell>
          <table:table-cell office:value-type="float" office:value="0.0106639424659498" calcext:value-type="float">
            <text:p>0.01066394246595</text:p>
          </table:table-cell>
          <table:table-cell office:value-type="float" office:value="0.0018883890723656" calcext:value-type="float">
            <text:p>0.001888389072366</text:p>
          </table:table-cell>
        </table:table-row>
        <table:table-row table:style-name="ro1">
          <table:table-cell office:value-type="float" office:value="36.9142684936523" calcext:value-type="float">
            <text:p>36.9142684936523</text:p>
          </table:table-cell>
          <table:table-cell office:value-type="float" office:value="7.10846561193466" calcext:value-type="float">
            <text:p>7.1084656119346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8655622853072" calcext:value-type="float">
            <text:p>0.98865562285307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" calcext:value-type="float">
            <text:p>14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1742361684558" calcext:value-type="float">
            <text:p>0.99174236168455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9282769991756" calcext:value-type="float">
            <text:p>0.989282769991756</text:p>
          </table:table-cell>
          <table:table-cell office:value-type="float" office:value="1.61777172434236" calcext:value-type="float">
            <text:p>1.61777172434236</text:p>
          </table:table-cell>
          <table:table-cell office:value-type="float" office:value="2.04004207736118" calcext:value-type="float">
            <text:p>2.04004207736118</text:p>
          </table:table-cell>
          <table:table-cell office:value-type="float" office:value="0.0108061006565114" calcext:value-type="float">
            <text:p>0.010806100656511</text:p>
          </table:table-cell>
          <table:table-cell office:value-type="float" office:value="0.00213185757837628" calcext:value-type="float">
            <text:p>0.002131857578376</text:p>
          </table:table-cell>
        </table:table-row>
        <table:table-row table:style-name="ro1">
          <table:table-cell office:value-type="float" office:value="36.0821974277496" calcext:value-type="float">
            <text:p>36.0821974277496</text:p>
          </table:table-cell>
          <table:table-cell office:value-type="float" office:value="7.22178721427918" calcext:value-type="float">
            <text:p>7.22178721427918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88036810971884" calcext:value-type="float">
            <text:p>0.98803681097188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1742361684558" calcext:value-type="float">
            <text:p>0.99174236168455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9282769991756" calcext:value-type="float">
            <text:p>0.989282769991756</text:p>
          </table:table-cell>
          <table:table-cell office:value-type="float" office:value="4.63481721353106" calcext:value-type="float">
            <text:p>4.63481721353106</text:p>
          </table:table-cell>
          <table:table-cell office:value-type="float" office:value="2.43701985513134" calcext:value-type="float">
            <text:p>2.43701985513134</text:p>
          </table:table-cell>
          <table:table-cell office:value-type="float" office:value="0.00929401219927967" calcext:value-type="float">
            <text:p>0.00929401219928</text:p>
          </table:table-cell>
          <table:table-cell office:value-type="float" office:value="0.00264020003275626" calcext:value-type="float">
            <text:p>0.002640200032756</text:p>
          </table:table-cell>
        </table:table-row>
        <table:table-row table:style-name="ro1">
          <table:table-cell office:value-type="float" office:value="36.9203172326088" calcext:value-type="float">
            <text:p>36.9203172326088</text:p>
          </table:table-cell>
          <table:table-cell office:value-type="float" office:value="7.27103912830353" calcext:value-type="float">
            <text:p>7.2710391283035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4.71436791400814" calcext:value-type="float">
            <text:p>4.71436791400814</text:p>
          </table:table-cell>
          <table:table-cell office:value-type="float" office:value="2.69569346864555" calcext:value-type="float">
            <text:p>2.69569346864555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5.9409872889519" calcext:value-type="float">
            <text:p>35.9409872889519</text:p>
          </table:table-cell>
          <table:table-cell office:value-type="float" office:value="7.61089086532593" calcext:value-type="float">
            <text:p>7.6108908653259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64334605432107" calcext:value-type="float">
            <text:p>1.64334605432107</text:p>
          </table:table-cell>
          <table:table-cell office:value-type="float" office:value="3.00919316496725" calcext:value-type="float">
            <text:p>3.00919316496725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5.0702629685402" calcext:value-type="float">
            <text:p>35.0702629685402</text:p>
          </table:table-cell>
          <table:table-cell office:value-type="float" office:value="7.33275073766708" calcext:value-type="float">
            <text:p>7.3327507376670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2.20565682944514" calcext:value-type="float">
            <text:p>2.20565682944514</text:p>
          </table:table-cell>
          <table:table-cell office:value-type="float" office:value="2.52021475574387" calcext:value-type="float">
            <text:p>2.52021475574387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5.7706568241119" calcext:value-type="float">
            <text:p>35.7706568241119</text:p>
          </table:table-cell>
          <table:table-cell office:value-type="float" office:value="7.31188946962357" calcext:value-type="float">
            <text:p>7.3118894696235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3805154072652" calcext:value-type="float">
            <text:p>0.97380515407265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2.67398886650366" calcext:value-type="float">
            <text:p>2.67398886650366</text:p>
          </table:table-cell>
          <table:table-cell office:value-type="float" office:value="2.39558227046396" calcext:value-type="float">
            <text:p>2.39558227046396</text:p>
          </table:table-cell>
          <table:table-cell office:value-type="float" office:value="0.0080541523232806" calcext:value-type="float">
            <text:p>0.008054152323281</text:p>
          </table:table-cell>
          <table:table-cell office:value-type="float" office:value="0.00374427319244227" calcext:value-type="float">
            <text:p>0.003744273192442</text:p>
          </table:table-cell>
        </table:table-row>
        <table:table-row table:style-name="ro1">
          <table:table-cell office:value-type="float" office:value="35.0652384161949" calcext:value-type="float">
            <text:p>35.0652384161949</text:p>
          </table:table-cell>
          <table:table-cell office:value-type="float" office:value="7.22138667106628" calcext:value-type="float">
            <text:p>7.2213866710662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6167388846" calcext:value-type="float">
            <text:p>0.97483616738884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5267930750206" calcext:value-type="float">
            <text:p>0.975267930750206</text:p>
          </table:table-cell>
          <table:table-cell office:value-type="float" office:value="3.45327823101082" calcext:value-type="float">
            <text:p>3.45327823101082</text:p>
          </table:table-cell>
          <table:table-cell office:value-type="float" office:value="2.46183221555821" calcext:value-type="float">
            <text:p>2.46183221555821</text:p>
          </table:table-cell>
          <table:table-cell office:value-type="float" office:value="0.00809034850294308" calcext:value-type="float">
            <text:p>0.008090348502943</text:p>
          </table:table-cell>
          <table:table-cell office:value-type="float" office:value="0.00388623512858978" calcext:value-type="float">
            <text:p>0.00388623512859</text:p>
          </table:table-cell>
        </table:table-row>
        <table:table-row table:style-name="ro1">
          <table:table-cell office:value-type="float" office:value="34.1702444553375" calcext:value-type="float">
            <text:p>34.1702444553375</text:p>
          </table:table-cell>
          <table:table-cell office:value-type="float" office:value="7.79094702005386" calcext:value-type="float">
            <text:p>7.7909470200538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2.0120361270911" calcext:value-type="float">
            <text:p>2.0120361270911</text:p>
          </table:table-cell>
          <table:table-cell office:value-type="float" office:value="1.22106368009336" calcext:value-type="float">
            <text:p>1.22106368009336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1.731931746006" calcext:value-type="float">
            <text:p>31.731931746006</text:p>
          </table:table-cell>
          <table:table-cell office:value-type="float" office:value="6.88840979337692" calcext:value-type="float">
            <text:p>6.8884097933769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2.09730067769848" calcext:value-type="float">
            <text:p>2.09730067769848</text:p>
          </table:table-cell>
          <table:table-cell office:value-type="float" office:value="1.33708020788089" calcext:value-type="float">
            <text:p>1.33708020788089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3.3445813655853" calcext:value-type="float">
            <text:p>33.3445813655853</text:p>
          </table:table-cell>
          <table:table-cell office:value-type="float" office:value="7.28070551156998" calcext:value-type="float">
            <text:p>7.2807055115699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2.60514104887309" calcext:value-type="float">
            <text:p>2.60514104887309</text:p>
          </table:table-cell>
          <table:table-cell office:value-type="float" office:value="2.1129047191386" calcext:value-type="float">
            <text:p>2.1129047191386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1.6699902415276" calcext:value-type="float">
            <text:p>31.6699902415276</text:p>
          </table:table-cell>
          <table:table-cell office:value-type="float" office:value="7.50011056661606" calcext:value-type="float">
            <text:p>7.5001105666160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30819033022931" calcext:value-type="float">
            <text:p>1.30819033022931</text:p>
          </table:table-cell>
          <table:table-cell office:value-type="float" office:value="1.3968937301579" calcext:value-type="float">
            <text:p>1.3968937301579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4.2838121056557" calcext:value-type="float">
            <text:p>34.2838121056557</text:p>
          </table:table-cell>
          <table:table-cell office:value-type="float" office:value="8.01188445091248" calcext:value-type="float">
            <text:p>8.0118844509124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2.60651170953546" calcext:value-type="float">
            <text:p>2.60651170953546</text:p>
          </table:table-cell>
          <table:table-cell office:value-type="float" office:value="1.47135511946085" calcext:value-type="float">
            <text:p>1.47135511946085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2.4097835421562" calcext:value-type="float">
            <text:p>32.4097835421562</text:p>
          </table:table-cell>
          <table:table-cell office:value-type="float" office:value="7.77863645553589" calcext:value-type="float">
            <text:p>7.7786364555358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95302170945704" calcext:value-type="float">
            <text:p>1.95302170945704</text:p>
          </table:table-cell>
          <table:table-cell office:value-type="float" office:value="1.99716150919124" calcext:value-type="float">
            <text:p>1.99716150919124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3.219778239727" calcext:value-type="float">
            <text:p>33.219778239727</text:p>
          </table:table-cell>
          <table:table-cell office:value-type="float" office:value="7.96121740341187" calcext:value-type="float">
            <text:p>7.9612174034118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55590017658532" calcext:value-type="float">
            <text:p>1.55590017658532</text:p>
          </table:table-cell>
          <table:table-cell office:value-type="float" office:value="1.44844104139775" calcext:value-type="float">
            <text:p>1.44844104139775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2.7184749245644" calcext:value-type="float">
            <text:p>32.7184749245644</text:p>
          </table:table-cell>
          <table:table-cell office:value-type="float" office:value="7.31860607862473" calcext:value-type="float">
            <text:p>7.3186060786247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86276099032115" calcext:value-type="float">
            <text:p>2.86276099032115</text:p>
          </table:table-cell>
          <table:table-cell office:value-type="float" office:value="2.31204374532369" calcext:value-type="float">
            <text:p>2.31204374532369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3.8511430025101" calcext:value-type="float">
            <text:p>33.8511430025101</text:p>
          </table:table-cell>
          <table:table-cell office:value-type="float" office:value="7.38422363996506" calcext:value-type="float">
            <text:p>7.3842236399650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96902119212257" calcext:value-type="float">
            <text:p>2.96902119212257</text:p>
          </table:table-cell>
          <table:table-cell office:value-type="float" office:value="2.19258366224507" calcext:value-type="float">
            <text:p>2.19258366224507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3.8897681832314" calcext:value-type="float">
            <text:p>33.8897681832314</text:p>
          </table:table-cell>
          <table:table-cell office:value-type="float" office:value="7.702053129673" calcext:value-type="float">
            <text:p>7.70205312967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74244278924696" calcext:value-type="float">
            <text:p>1.74244278924696</text:p>
          </table:table-cell>
          <table:table-cell office:value-type="float" office:value="2.15564177560944" calcext:value-type="float">
            <text:p>2.15564177560944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4.6713275313377" calcext:value-type="float">
            <text:p>34.6713275313377</text:p>
          </table:table-cell>
          <table:table-cell office:value-type="float" office:value="7.55918258428574" calcext:value-type="float">
            <text:p>7.5591825842857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3398998148978" calcext:value-type="float">
            <text:p>0.99339899814897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" calcext:value-type="float">
            <text:p>14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0.99149056862378" calcext:value-type="float">
            <text:p>0.99149056862378</text:p>
          </table:table-cell>
          <table:table-cell office:value-type="float" office:value="1.83464602322788" calcext:value-type="float">
            <text:p>1.83464602322788</text:p>
          </table:table-cell>
          <table:table-cell office:value-type="float" office:value="0.00996896012542544" calcext:value-type="float">
            <text:p>0.009968960125425</text:p>
          </table:table-cell>
          <table:table-cell office:value-type="float" office:value="0.00308735790417487" calcext:value-type="float">
            <text:p>0.003087357904175</text:p>
          </table:table-cell>
        </table:table-row>
        <table:table-row table:style-name="ro1">
          <table:table-cell office:value-type="float" office:value="34.1996871232986" calcext:value-type="float">
            <text:p>34.1996871232986</text:p>
          </table:table-cell>
          <table:table-cell office:value-type="float" office:value="7.96134471893311" calcext:value-type="float">
            <text:p>7.9613447189331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1748662239968" calcext:value-type="float">
            <text:p>0.99174866223996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2.09887028833191" calcext:value-type="float">
            <text:p>2.09887028833191</text:p>
          </table:table-cell>
          <table:table-cell office:value-type="float" office:value="2.50193755811845" calcext:value-type="float">
            <text:p>2.50193755811845</text:p>
          </table:table-cell>
          <table:table-cell office:value-type="float" office:value="0.0104006892694207" calcext:value-type="float">
            <text:p>0.010400689269421</text:p>
          </table:table-cell>
          <table:table-cell office:value-type="float" office:value="0.00240638484544637" calcext:value-type="float">
            <text:p>0.002406384845446</text:p>
          </table:table-cell>
        </table:table-row>
        <table:table-row table:style-name="ro1">
          <table:table-cell office:value-type="float" office:value="37.1488943696022" calcext:value-type="float">
            <text:p>37.1488943696022</text:p>
          </table:table-cell>
          <table:table-cell office:value-type="float" office:value="7.24680459499359" calcext:value-type="float">
            <text:p>7.2468045949935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1336631135786" calcext:value-type="float">
            <text:p>0.99133663113578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2580379225062" calcext:value-type="float">
            <text:p>0.992580379225062</text:p>
          </table:table-cell>
          <table:table-cell office:value-type="float" office:value="1.55380641923102" calcext:value-type="float">
            <text:p>1.55380641923102</text:p>
          </table:table-cell>
          <table:table-cell office:value-type="float" office:value="2.04113207601797" calcext:value-type="float">
            <text:p>2.04113207601797</text:p>
          </table:table-cell>
          <table:table-cell office:value-type="float" office:value="0.0106817482876011" calcext:value-type="float">
            <text:p>0.010681748287601</text:p>
          </table:table-cell>
          <table:table-cell office:value-type="float" office:value="0.00136824912304071" calcext:value-type="float">
            <text:p>0.001368249123041</text:p>
          </table:table-cell>
        </table:table-row>
        <table:table-row table:style-name="ro1">
          <table:table-cell office:value-type="float" office:value="37.105765581131" calcext:value-type="float">
            <text:p>37.105765581131</text:p>
          </table:table-cell>
          <table:table-cell office:value-type="float" office:value="6.62372535467148" calcext:value-type="float">
            <text:p>6.6237253546714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071815935456" calcext:value-type="float">
            <text:p>0.9907181593545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" calcext:value-type="float">
            <text:p>14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0931574608409" calcext:value-type="float">
            <text:p>0.990931574608409</text:p>
          </table:table-cell>
          <table:table-cell office:value-type="float" office:value="4.93629906258879" calcext:value-type="float">
            <text:p>4.93629906258879</text:p>
          </table:table-cell>
          <table:table-cell office:value-type="float" office:value="1.84842890795686" calcext:value-type="float">
            <text:p>1.84842890795686</text:p>
          </table:table-cell>
          <table:table-cell office:value-type="float" office:value="0.0100920214250566" calcext:value-type="float">
            <text:p>0.010092021425057</text:p>
          </table:table-cell>
          <table:table-cell office:value-type="float" office:value="0.0014714038752594" calcext:value-type="float">
            <text:p>0.001471403875259</text:p>
          </table:table-cell>
        </table:table-row>
        <table:table-row table:style-name="ro1">
          <table:table-cell office:value-type="float" office:value="37.1712745428085" calcext:value-type="float">
            <text:p>37.1712745428085</text:p>
          </table:table-cell>
          <table:table-cell office:value-type="float" office:value="6.04841667413712" calcext:value-type="float">
            <text:p>6.04841667413712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0717819254598" calcext:value-type="float">
            <text:p>0.99071781925459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2580379225062" calcext:value-type="float">
            <text:p>0.992580379225062</text:p>
          </table:table-cell>
          <table:table-cell office:value-type="float" office:value="3.13079121661782" calcext:value-type="float">
            <text:p>3.13079121661782</text:p>
          </table:table-cell>
          <table:table-cell office:value-type="float" office:value="1.47745049921139" calcext:value-type="float">
            <text:p>1.47745049921139</text:p>
          </table:table-cell>
          <table:table-cell office:value-type="float" office:value="0.00929401219927967" calcext:value-type="float">
            <text:p>0.00929401219928</text:p>
          </table:table-cell>
          <table:table-cell office:value-type="float" office:value="0.00205236911200072" calcext:value-type="float">
            <text:p>0.002052369112001</text:p>
          </table:table-cell>
        </table:table-row>
        <table:table-row table:style-name="ro1">
          <table:table-cell office:value-type="float" office:value="40.2207390069962" calcext:value-type="float">
            <text:p>40.2207390069962</text:p>
          </table:table-cell>
          <table:table-cell office:value-type="float" office:value="6.79687482118607" calcext:value-type="float">
            <text:p>6.7968748211860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4.57442228328052" calcext:value-type="float">
            <text:p>4.57442228328052</text:p>
          </table:table-cell>
          <table:table-cell office:value-type="float" office:value="1.72069663821027" calcext:value-type="float">
            <text:p>1.72069663821027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40.1829046607018" calcext:value-type="float">
            <text:p>40.1829046607018</text:p>
          </table:table-cell>
          <table:table-cell office:value-type="float" office:value="6.92269468307495" calcext:value-type="float">
            <text:p>6.9226946830749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4.39934525748295" calcext:value-type="float">
            <text:p>4.39934525748295</text:p>
          </table:table-cell>
          <table:table-cell office:value-type="float" office:value="1.83891635428621" calcext:value-type="float">
            <text:p>1.83891635428621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40.7895214557648" calcext:value-type="float">
            <text:p>40.7895214557648</text:p>
          </table:table-cell>
          <table:table-cell office:value-type="float" office:value="7.82065880298615" calcext:value-type="float">
            <text:p>7.8206588029861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5.90543652713603" calcext:value-type="float">
            <text:p>5.90543652713603</text:p>
          </table:table-cell>
          <table:table-cell office:value-type="float" office:value="2.35221194955839" calcext:value-type="float">
            <text:p>2.35221194955839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7.4282145500183" calcext:value-type="float">
            <text:p>37.4282145500183</text:p>
          </table:table-cell>
          <table:table-cell office:value-type="float" office:value="7.1665980219841" calcext:value-type="float">
            <text:p>7.166598021984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3805154072652" calcext:value-type="float">
            <text:p>0.97380515407265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3.64703948004618" calcext:value-type="float">
            <text:p>3.64703948004618</text:p>
          </table:table-cell>
          <table:table-cell office:value-type="float" office:value="1.78715639591363" calcext:value-type="float">
            <text:p>1.78715639591363</text:p>
          </table:table-cell>
          <table:table-cell office:value-type="float" office:value="0.0080541523232806" calcext:value-type="float">
            <text:p>0.008054152323281</text:p>
          </table:table-cell>
          <table:table-cell office:value-type="float" office:value="0.00374427319244227" calcext:value-type="float">
            <text:p>0.003744273192442</text:p>
          </table:table-cell>
        </table:table-row>
        <table:table-row table:style-name="ro1">
          <table:table-cell office:value-type="float" office:value="40.9787166714668" calcext:value-type="float">
            <text:p>40.9787166714668</text:p>
          </table:table-cell>
          <table:table-cell office:value-type="float" office:value="6.7557310461998" calcext:value-type="float">
            <text:p>6.755731046199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6167388846" calcext:value-type="float">
            <text:p>0.97483616738884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5267930750206" calcext:value-type="float">
            <text:p>0.975267930750206</text:p>
          </table:table-cell>
          <table:table-cell office:value-type="float" office:value="4.53357402731776" calcext:value-type="float">
            <text:p>4.53357402731776</text:p>
          </table:table-cell>
          <table:table-cell office:value-type="float" office:value="1.69739507259899" calcext:value-type="float">
            <text:p>1.69739507259899</text:p>
          </table:table-cell>
          <table:table-cell office:value-type="float" office:value="0.00809034850294308" calcext:value-type="float">
            <text:p>0.008090348502943</text:p>
          </table:table-cell>
          <table:table-cell office:value-type="float" office:value="0.00388623512858978" calcext:value-type="float">
            <text:p>0.00388623512859</text:p>
          </table:table-cell>
        </table:table-row>
        <table:table-row table:style-name="ro1">
          <table:table-cell office:value-type="float" office:value="40.5665071606636" calcext:value-type="float">
            <text:p>40.5665071606636</text:p>
          </table:table-cell>
          <table:table-cell office:value-type="float" office:value="6.87864989042282" calcext:value-type="float">
            <text:p>6.8786498904228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2.35440329625568" calcext:value-type="float">
            <text:p>2.35440329625568</text:p>
          </table:table-cell>
          <table:table-cell office:value-type="float" office:value="1.71853280845318" calcext:value-type="float">
            <text:p>1.71853280845318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8.4402448534966" calcext:value-type="float">
            <text:p>38.4402448534966</text:p>
          </table:table-cell>
          <table:table-cell office:value-type="float" office:value="6.95090180635452" calcext:value-type="float">
            <text:p>6.9509018063545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4.12624973636946" calcext:value-type="float">
            <text:p>4.12624973636946</text:p>
          </table:table-cell>
          <table:table-cell office:value-type="float" office:value="1.82230466227237" calcext:value-type="float">
            <text:p>1.82230466227237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3.1972101330757" calcext:value-type="float">
            <text:p>33.1972101330757</text:p>
          </table:table-cell>
          <table:table-cell office:value-type="float" office:value="6.49605023860931" calcext:value-type="float">
            <text:p>6.4960502386093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4.05546135360561" calcext:value-type="float">
            <text:p>4.05546135360561</text:p>
          </table:table-cell>
          <table:table-cell office:value-type="float" office:value="1.95007058661211" calcext:value-type="float">
            <text:p>1.95007058661211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2.6140610575676" calcext:value-type="float">
            <text:p>32.6140610575676</text:p>
          </table:table-cell>
          <table:table-cell office:value-type="float" office:value="6.90814888477325" calcext:value-type="float">
            <text:p>6.9081488847732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5.1834945189263" calcext:value-type="float">
            <text:p>5.1834945189263</text:p>
          </table:table-cell>
          <table:table-cell office:value-type="float" office:value="2.18924876270326" calcext:value-type="float">
            <text:p>2.18924876270326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65.559408724308" calcext:value-type="float">
            <text:p>65.559408724308</text:p>
          </table:table-cell>
          <table:table-cell office:value-type="float" office:value="6.99017453193665" calcext:value-type="float">
            <text:p>6.9901745319366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4.46144375644981" calcext:value-type="float">
            <text:p>4.46144375644981</text:p>
          </table:table-cell>
          <table:table-cell office:value-type="float" office:value="1.53451784265252" calcext:value-type="float">
            <text:p>1.53451784265252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1.8582148551941" calcext:value-type="float">
            <text:p>31.8582148551941</text:p>
          </table:table-cell>
          <table:table-cell office:value-type="float" office:value="6.87243962287903" calcext:value-type="float">
            <text:p>6.8724396228790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4.35114248519243" calcext:value-type="float">
            <text:p>4.35114248519243</text:p>
          </table:table-cell>
          <table:table-cell office:value-type="float" office:value="1.99266128862034" calcext:value-type="float">
            <text:p>1.99266128862034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29.8966091871262" calcext:value-type="float">
            <text:p>29.8966091871262</text:p>
          </table:table-cell>
          <table:table-cell office:value-type="float" office:value="7.02334612607956" calcext:value-type="float">
            <text:p>7.0233461260795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3.03851240393789" calcext:value-type="float">
            <text:p>3.03851240393789</text:p>
          </table:table-cell>
          <table:table-cell office:value-type="float" office:value="2.22414215217442" calcext:value-type="float">
            <text:p>2.22414215217442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29.145776450634" calcext:value-type="float">
            <text:p>29.145776450634</text:p>
          </table:table-cell>
          <table:table-cell office:value-type="float" office:value="6.73667848110199" calcext:value-type="float">
            <text:p>6.7366784811019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3.30936878844789" calcext:value-type="float">
            <text:p>3.30936878844789</text:p>
          </table:table-cell>
          <table:table-cell office:value-type="float" office:value="2.4475038333972" calcext:value-type="float">
            <text:p>2.4475038333972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28.7697743177414" calcext:value-type="float">
            <text:p>28.7697743177414</text:p>
          </table:table-cell>
          <table:table-cell office:value-type="float" office:value="6.81836152076721" calcext:value-type="float">
            <text:p>6.8183615207672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8235665400955" calcext:value-type="float">
            <text:p>1.8235665400955</text:p>
          </table:table-cell>
          <table:table-cell office:value-type="float" office:value="2.1525760124526" calcext:value-type="float">
            <text:p>2.1525760124526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27.5459672212601" calcext:value-type="float">
            <text:p>27.5459672212601</text:p>
          </table:table-cell>
          <table:table-cell office:value-type="float" office:value="6.51742362976074" calcext:value-type="float">
            <text:p>6.5174236297607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35174852777573" calcext:value-type="float">
            <text:p>2.35174852777573</text:p>
          </table:table-cell>
          <table:table-cell office:value-type="float" office:value="1.50372134776707" calcext:value-type="float">
            <text:p>1.50372134776707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26.282107591629" calcext:value-type="float">
            <text:p>26.282107591629</text:p>
          </table:table-cell>
          <table:table-cell office:value-type="float" office:value="6.96189367771149" calcext:value-type="float">
            <text:p>6.9618936777114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5048993115498" calcext:value-type="float">
            <text:p>0.99504899311549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" calcext:value-type="float">
            <text:p>2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26083784067873" calcext:value-type="float">
            <text:p>2.26083784067873</text:p>
          </table:table-cell>
          <table:table-cell office:value-type="float" office:value="0.940330996664679" calcext:value-type="float">
            <text:p>0.940330996664679</text:p>
          </table:table-cell>
          <table:table-cell office:value-type="float" office:value="0.0102432241901441" calcext:value-type="float">
            <text:p>0.010243224190144</text:p>
          </table:table-cell>
          <table:table-cell office:value-type="float" office:value="0.00175098703764903" calcext:value-type="float">
            <text:p>0.001750987037649</text:p>
          </table:table-cell>
        </table:table-row>
        <table:table-row table:style-name="ro1">
          <table:table-cell office:value-type="float" office:value="25.6621172428131" calcext:value-type="float">
            <text:p>25.6621172428131</text:p>
          </table:table-cell>
          <table:table-cell office:value-type="float" office:value="7.54328459501267" calcext:value-type="float">
            <text:p>7.54328459501267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3192556910249" calcext:value-type="float">
            <text:p>0.993192556910249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" calcext:value-type="float">
            <text:p>14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63146056033199" calcext:value-type="float">
            <text:p>1.63146056033199</text:p>
          </table:table-cell>
          <table:table-cell office:value-type="float" office:value="1.0000836344451" calcext:value-type="float">
            <text:p>1.0000836344451</text:p>
          </table:table-cell>
          <table:table-cell office:value-type="float" office:value="0.0100920214250566" calcext:value-type="float">
            <text:p>0.010092021425057</text:p>
          </table:table-cell>
          <table:table-cell office:value-type="float" office:value="0.00178747746802963" calcext:value-type="float">
            <text:p>0.00178747746803</text:p>
          </table:table-cell>
        </table:table-row>
        <table:table-row table:style-name="ro1">
          <table:table-cell office:value-type="float" office:value="25.6185593605041" calcext:value-type="float">
            <text:p>25.6185593605041</text:p>
          </table:table-cell>
          <table:table-cell office:value-type="float" office:value="7.14411598443985" calcext:value-type="float">
            <text:p>7.1441159844398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780015375282" calcext:value-type="float">
            <text:p>0.99278001537528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" calcext:value-type="float">
            <text:p>2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1.15792808417366" calcext:value-type="float">
            <text:p>1.15792808417366</text:p>
          </table:table-cell>
          <table:table-cell office:value-type="float" office:value="0.362126937525161" calcext:value-type="float">
            <text:p>0.362126937525161</text:p>
          </table:table-cell>
          <table:table-cell office:value-type="float" office:value="0.0102432241901441" calcext:value-type="float">
            <text:p>0.010243224190144</text:p>
          </table:table-cell>
          <table:table-cell office:value-type="float" office:value="0.0013545557831903" calcext:value-type="float">
            <text:p>0.00135455578319</text:p>
          </table:table-cell>
        </table:table-row>
        <table:table-row table:style-name="ro1">
          <table:table-cell office:value-type="float" office:value="25.1928205490112" calcext:value-type="float">
            <text:p>25.1928205490112</text:p>
          </table:table-cell>
          <table:table-cell office:value-type="float" office:value="7.26700842380524" calcext:value-type="float">
            <text:p>7.2670084238052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2574255459847" calcext:value-type="float">
            <text:p>0.992574255459847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6" calcext:value-type="float">
            <text:p>3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4229183841715" calcext:value-type="float">
            <text:p>0.994229183841715</text:p>
          </table:table-cell>
          <table:table-cell office:value-type="float" office:value="1.70884435599888" calcext:value-type="float">
            <text:p>1.70884435599888</text:p>
          </table:table-cell>
          <table:table-cell office:value-type="float" office:value="1.10243087773826" calcext:value-type="float">
            <text:p>1.10243087773826</text:p>
          </table:table-cell>
          <table:table-cell office:value-type="float" office:value="0.0106085601344922" calcext:value-type="float">
            <text:p>0.010608560134492</text:p>
          </table:table-cell>
          <table:table-cell office:value-type="float" office:value="0.00175026569996866" calcext:value-type="float">
            <text:p>0.001750265699969</text:p>
          </table:table-cell>
        </table:table-row>
        <table:table-row table:style-name="ro1">
          <table:table-cell office:value-type="float" office:value="25.4898607134819" calcext:value-type="float">
            <text:p>25.4898607134819</text:p>
          </table:table-cell>
          <table:table-cell office:value-type="float" office:value="7.33146321773529" calcext:value-type="float">
            <text:p>7.3314632177352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2368325213588" calcext:value-type="float">
            <text:p>0.99236832521358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" calcext:value-type="float">
            <text:p>14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42767998216518" calcext:value-type="float">
            <text:p>1.42767998216518</text:p>
          </table:table-cell>
          <table:table-cell office:value-type="float" office:value="1.06547947823888" calcext:value-type="float">
            <text:p>1.06547947823888</text:p>
          </table:table-cell>
          <table:table-cell office:value-type="float" office:value="0.00996896012542544" calcext:value-type="float">
            <text:p>0.009968960125425</text:p>
          </table:table-cell>
          <table:table-cell office:value-type="float" office:value="0.00196701948225918" calcext:value-type="float">
            <text:p>0.001967019482259</text:p>
          </table:table-cell>
        </table:table-row>
        <table:table-row table:style-name="ro1">
          <table:table-cell office:value-type="float" office:value="25.5952563285828" calcext:value-type="float">
            <text:p>25.5952563285828</text:p>
          </table:table-cell>
          <table:table-cell office:value-type="float" office:value="6.76121574640274" calcext:value-type="float">
            <text:p>6.7612157464027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1148619087515" calcext:value-type="float">
            <text:p>1.1148619087515</text:p>
          </table:table-cell>
          <table:table-cell office:value-type="float" office:value="1.03459469224094" calcext:value-type="float">
            <text:p>1.03459469224094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25.1692331433296" calcext:value-type="float">
            <text:p>25.1692331433296</text:p>
          </table:table-cell>
          <table:table-cell office:value-type="float" office:value="6.9596706032753" calcext:value-type="float">
            <text:p>6.959670603275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48092189448505" calcext:value-type="float">
            <text:p>1.48092189448505</text:p>
          </table:table-cell>
          <table:table-cell office:value-type="float" office:value="0.741389834296545" calcext:value-type="float">
            <text:p>0.741389834296545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26.1188949346542" calcext:value-type="float">
            <text:p>26.1188949346542</text:p>
          </table:table-cell>
          <table:table-cell office:value-type="float" office:value="7.03617960214615" calcext:value-type="float">
            <text:p>7.0361796021461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6923944550884" calcext:value-type="float">
            <text:p>1.6923944550884</text:p>
          </table:table-cell>
          <table:table-cell office:value-type="float" office:value="0.714222233067245" calcext:value-type="float">
            <text:p>0.714222233067245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25.585617005825" calcext:value-type="float">
            <text:p>25.585617005825</text:p>
          </table:table-cell>
          <table:table-cell office:value-type="float" office:value="7.56694287061691" calcext:value-type="float">
            <text:p>7.5669428706169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3805154072652" calcext:value-type="float">
            <text:p>0.97380515407265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2.0807403542662" calcext:value-type="float">
            <text:p>2.0807403542662</text:p>
          </table:table-cell>
          <table:table-cell office:value-type="float" office:value="0.796312766267949" calcext:value-type="float">
            <text:p>0.796312766267949</text:p>
          </table:table-cell>
          <table:table-cell office:value-type="float" office:value="0.0080541523232806" calcext:value-type="float">
            <text:p>0.008054152323281</text:p>
          </table:table-cell>
          <table:table-cell office:value-type="float" office:value="0.00374427319244227" calcext:value-type="float">
            <text:p>0.003744273192442</text:p>
          </table:table-cell>
        </table:table-row>
        <table:table-row table:style-name="ro1">
          <table:table-cell office:value-type="float" office:value="25.3939592838287" calcext:value-type="float">
            <text:p>25.3939592838287</text:p>
          </table:table-cell>
          <table:table-cell office:value-type="float" office:value="7.37586110830307" calcext:value-type="float">
            <text:p>7.3758611083030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6167388846" calcext:value-type="float">
            <text:p>0.97483616738884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5267930750206" calcext:value-type="float">
            <text:p>0.975267930750206</text:p>
          </table:table-cell>
          <table:table-cell office:value-type="float" office:value="1.28769755746646" calcext:value-type="float">
            <text:p>1.28769755746646</text:p>
          </table:table-cell>
          <table:table-cell office:value-type="float" office:value="0.449156950295333" calcext:value-type="float">
            <text:p>0.449156950295333</text:p>
          </table:table-cell>
          <table:table-cell office:value-type="float" office:value="0.00809034850294308" calcext:value-type="float">
            <text:p>0.008090348502943</text:p>
          </table:table-cell>
          <table:table-cell office:value-type="float" office:value="0.00388623512858978" calcext:value-type="float">
            <text:p>0.00388623512859</text:p>
          </table:table-cell>
        </table:table-row>
        <table:table-row table:style-name="ro1">
          <table:table-cell office:value-type="float" office:value="24.9439317584038" calcext:value-type="float">
            <text:p>24.9439317584038</text:p>
          </table:table-cell>
          <table:table-cell office:value-type="float" office:value="7.17225784063339" calcext:value-type="float">
            <text:p>7.1722578406333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0.988161092499609" calcext:value-type="float">
            <text:p>0.988161092499609</text:p>
          </table:table-cell>
          <table:table-cell office:value-type="float" office:value="0.317376234389192" calcext:value-type="float">
            <text:p>0.317376234389192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24.4017051458359" calcext:value-type="float">
            <text:p>24.4017051458359</text:p>
          </table:table-cell>
          <table:table-cell office:value-type="float" office:value="7.41404336690903" calcext:value-type="float">
            <text:p>7.4140433669090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0.810450020272955" calcext:value-type="float">
            <text:p>0.810450020272955</text:p>
          </table:table-cell>
          <table:table-cell office:value-type="float" office:value="0.481519593852886" calcext:value-type="float">
            <text:p>0.481519593852886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26.6887852549553" calcext:value-type="float">
            <text:p>26.6887852549553</text:p>
          </table:table-cell>
          <table:table-cell office:value-type="float" office:value="7.04854732751846" calcext:value-type="float">
            <text:p>7.0485473275184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54496575112922" calcext:value-type="float">
            <text:p>1.54496575112922</text:p>
          </table:table-cell>
          <table:table-cell office:value-type="float" office:value="0.51526445341818" calcext:value-type="float">
            <text:p>0.51526445341818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24.6797977685928" calcext:value-type="float">
            <text:p>24.6797977685928</text:p>
          </table:table-cell>
          <table:table-cell office:value-type="float" office:value="6.92484641075134" calcext:value-type="float">
            <text:p>6.9248464107513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0.840181282461245" calcext:value-type="float">
            <text:p>0.840181282461245</text:p>
          </table:table-cell>
          <table:table-cell office:value-type="float" office:value="0.437386744426646" calcext:value-type="float">
            <text:p>0.437386744426646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24.2260173559189" calcext:value-type="float">
            <text:p>24.2260173559189</text:p>
          </table:table-cell>
          <table:table-cell office:value-type="float" office:value="7.53508669137955" calcext:value-type="float">
            <text:p>7.5350866913795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0.664537406054518" calcext:value-type="float">
            <text:p>0.664537406054518</text:p>
          </table:table-cell>
          <table:table-cell office:value-type="float" office:value="0.318413197371027" calcext:value-type="float">
            <text:p>0.318413197371027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29.5473313331604" calcext:value-type="float">
            <text:p>29.5473313331604</text:p>
          </table:table-cell>
          <table:table-cell office:value-type="float" office:value="10.5501254796982" calcext:value-type="float">
            <text:p>10.550125479698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3.58510346984917" calcext:value-type="float">
            <text:p>3.58510346984917</text:p>
          </table:table-cell>
          <table:table-cell office:value-type="float" office:value="1.10983460589089" calcext:value-type="float">
            <text:p>1.10983460589089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25.0665816664696" calcext:value-type="float">
            <text:p>25.0665816664696</text:p>
          </table:table-cell>
          <table:table-cell office:value-type="float" office:value="8.18450522422791" calcext:value-type="float">
            <text:p>8.1845052242279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58315665893357" calcext:value-type="float">
            <text:p>1.58315665893357</text:p>
          </table:table-cell>
          <table:table-cell office:value-type="float" office:value="0.470635650757739" calcext:value-type="float">
            <text:p>0.470635650757739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40.0029911398888" calcext:value-type="float">
            <text:p>40.0029911398888</text:p>
          </table:table-cell>
          <table:table-cell office:value-type="float" office:value="10.0564826130867" calcext:value-type="float">
            <text:p>10.056482613086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4.34807692770379" calcext:value-type="float">
            <text:p>4.34807692770379</text:p>
          </table:table-cell>
          <table:table-cell office:value-type="float" office:value="2.29139723979507" calcext:value-type="float">
            <text:p>2.29139723979507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43.34744566679" calcext:value-type="float">
            <text:p>43.34744566679</text:p>
          </table:table-cell>
          <table:table-cell office:value-type="float" office:value="10.6864628791809" calcext:value-type="float">
            <text:p>10.686462879180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4.59407629757861" calcext:value-type="float">
            <text:p>4.59407629757861</text:p>
          </table:table-cell>
          <table:table-cell office:value-type="float" office:value="0.79131879285894" calcext:value-type="float">
            <text:p>0.79131879285894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45.5904554128647" calcext:value-type="float">
            <text:p>45.5904554128647</text:p>
          </table:table-cell>
          <table:table-cell office:value-type="float" office:value="10.1813877224922" calcext:value-type="float">
            <text:p>10.181387722492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01747677632205" calcext:value-type="float">
            <text:p>1.01747677632205</text:p>
          </table:table-cell>
          <table:table-cell office:value-type="float" office:value="0.921918915892641" calcext:value-type="float">
            <text:p>0.921918915892641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9.0898245573044" calcext:value-type="float">
            <text:p>39.0898245573044</text:p>
          </table:table-cell>
          <table:table-cell office:value-type="float" office:value="9.85894376039505" calcext:value-type="float">
            <text:p>9.8589437603950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5461704700447" calcext:value-type="float">
            <text:p>0.995461704700447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5.94543246346976" calcext:value-type="float">
            <text:p>5.94543246346976</text:p>
          </table:table-cell>
          <table:table-cell office:value-type="float" office:value="1.60104372187653" calcext:value-type="float">
            <text:p>1.60104372187653</text:p>
          </table:table-cell>
          <table:table-cell office:value-type="float" office:value="0.0106817482876011" calcext:value-type="float">
            <text:p>0.010681748287601</text:p>
          </table:table-cell>
          <table:table-cell office:value-type="float" office:value="0.00179861645729622" calcext:value-type="float">
            <text:p>0.001798616457296</text:p>
          </table:table-cell>
        </table:table-row>
        <table:table-row table:style-name="ro1">
          <table:table-cell office:value-type="float" office:value="42.0440110564232" calcext:value-type="float">
            <text:p>42.0440110564232</text:p>
          </table:table-cell>
          <table:table-cell office:value-type="float" office:value="10.4047136306763" calcext:value-type="float">
            <text:p>10.404713630676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4224080657228" calcext:value-type="float">
            <text:p>0.99422408065722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" calcext:value-type="float">
            <text:p>26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6.09607914597453" calcext:value-type="float">
            <text:p>6.09607914597453</text:p>
          </table:table-cell>
          <table:table-cell office:value-type="float" office:value="2.10186462381049" calcext:value-type="float">
            <text:p>2.10186462381049</text:p>
          </table:table-cell>
          <table:table-cell office:value-type="float" office:value="0.0100822718821289" calcext:value-type="float">
            <text:p>0.010082271882129</text:p>
          </table:table-cell>
          <table:table-cell office:value-type="float" office:value="0.00184539765940945" calcext:value-type="float">
            <text:p>0.001845397659409</text:p>
          </table:table-cell>
        </table:table-row>
        <table:table-row table:style-name="ro1">
          <table:table-cell office:value-type="float" office:value="45.6134725213051" calcext:value-type="float">
            <text:p>45.6134725213051</text:p>
          </table:table-cell>
          <table:table-cell office:value-type="float" office:value="10.3465718626976" calcext:value-type="float">
            <text:p>10.3465718626976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224591088014" calcext:value-type="float">
            <text:p>0.99422459108801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0" calcext:value-type="float">
            <text:p>9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5.46330598595759" calcext:value-type="float">
            <text:p>5.46330598595759</text:p>
          </table:table-cell>
          <table:table-cell office:value-type="float" office:value="1.10814031331431" calcext:value-type="float">
            <text:p>1.10814031331431</text:p>
          </table:table-cell>
          <table:table-cell office:value-type="float" office:value="0.01125772513617" calcext:value-type="float">
            <text:p>0.01125772513617</text:p>
          </table:table-cell>
          <table:table-cell office:value-type="float" office:value="0.00154322518426841" calcext:value-type="float">
            <text:p>0.001543225184268</text:p>
          </table:table-cell>
        </table:table-row>
        <table:table-row table:style-name="ro1">
          <table:table-cell office:value-type="float" office:value="52.0170601010323" calcext:value-type="float">
            <text:p>52.0170601010323</text:p>
          </table:table-cell>
          <table:table-cell office:value-type="float" office:value="10.7899811863899" calcext:value-type="float">
            <text:p>10.789981186389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3605948975965" calcext:value-type="float">
            <text:p>0.99360594897596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6" calcext:value-type="float">
            <text:p>3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5.90382020719423" calcext:value-type="float">
            <text:p>5.90382020719423</text:p>
          </table:table-cell>
          <table:table-cell office:value-type="float" office:value="1.94204107142652" calcext:value-type="float">
            <text:p>1.94204107142652</text:p>
          </table:table-cell>
          <table:table-cell office:value-type="float" office:value="0.0112893444237481" calcext:value-type="float">
            <text:p>0.011289344423748</text:p>
          </table:table-cell>
          <table:table-cell office:value-type="float" office:value="0.000897163769066433" calcext:value-type="float">
            <text:p>0.000897163769066</text:p>
          </table:table-cell>
        </table:table-row>
        <table:table-row table:style-name="ro1">
          <table:table-cell office:value-type="float" office:value="46.7015520334244" calcext:value-type="float">
            <text:p>46.7015520334244</text:p>
          </table:table-cell>
          <table:table-cell office:value-type="float" office:value="11.0060880184174" calcext:value-type="float">
            <text:p>11.006088018417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017980360989" calcext:value-type="float">
            <text:p>0.994017980360989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2.81156666831376" calcext:value-type="float">
            <text:p>2.81156666831376</text:p>
          </table:table-cell>
          <table:table-cell office:value-type="float" office:value="2.42417041238362" calcext:value-type="float">
            <text:p>2.42417041238362</text:p>
          </table:table-cell>
          <table:table-cell office:value-type="float" office:value="0.00975516421630475" calcext:value-type="float">
            <text:p>0.009755164216305</text:p>
          </table:table-cell>
          <table:table-cell office:value-type="float" office:value="0.00236097913067018" calcext:value-type="float">
            <text:p>0.00236097913067</text:p>
          </table:table-cell>
        </table:table-row>
        <table:table-row table:style-name="ro1">
          <table:table-cell office:value-type="float" office:value="43.630110681057" calcext:value-type="float">
            <text:p>43.630110681057</text:p>
          </table:table-cell>
          <table:table-cell office:value-type="float" office:value="10.3376043438911" calcext:value-type="float">
            <text:p>10.337604343891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6.93947029734067" calcext:value-type="float">
            <text:p>6.93947029734067</text:p>
          </table:table-cell>
          <table:table-cell office:value-type="float" office:value="2.25029349814476" calcext:value-type="float">
            <text:p>2.25029349814476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44.5981861948967" calcext:value-type="float">
            <text:p>44.5981861948967</text:p>
          </table:table-cell>
          <table:table-cell office:value-type="float" office:value="13.6093680262566" calcext:value-type="float">
            <text:p>13.609368026256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4.0544312149593" calcext:value-type="float">
            <text:p>4.0544312149593</text:p>
          </table:table-cell>
          <table:table-cell office:value-type="float" office:value="7.3622306176821" calcext:value-type="float">
            <text:p>7.3622306176821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45.4720713496208" calcext:value-type="float">
            <text:p>45.4720713496208</text:p>
          </table:table-cell>
          <table:table-cell office:value-type="float" office:value="12.1138705611229" calcext:value-type="float">
            <text:p>12.113870561122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4.15294017653596" calcext:value-type="float">
            <text:p>4.15294017653596</text:p>
          </table:table-cell>
          <table:table-cell office:value-type="float" office:value="1.80689217907977" calcext:value-type="float">
            <text:p>1.80689217907977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46.6992008090019" calcext:value-type="float">
            <text:p>46.6992008090019</text:p>
          </table:table-cell>
          <table:table-cell office:value-type="float" office:value="10.8885169029236" calcext:value-type="float">
            <text:p>10.888516902923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3805154072652" calcext:value-type="float">
            <text:p>0.97380515407265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7.53341867273219" calcext:value-type="float">
            <text:p>7.53341867273219</text:p>
          </table:table-cell>
          <table:table-cell office:value-type="float" office:value="2.89980409637783" calcext:value-type="float">
            <text:p>2.89980409637783</text:p>
          </table:table-cell>
          <table:table-cell office:value-type="float" office:value="0.0080541523232806" calcext:value-type="float">
            <text:p>0.008054152323281</text:p>
          </table:table-cell>
          <table:table-cell office:value-type="float" office:value="0.00374427319244227" calcext:value-type="float">
            <text:p>0.003744273192442</text:p>
          </table:table-cell>
        </table:table-row>
        <table:table-row table:style-name="ro1">
          <table:table-cell office:value-type="float" office:value="47.7485661506653" calcext:value-type="float">
            <text:p>47.7485661506653</text:p>
          </table:table-cell>
          <table:table-cell office:value-type="float" office:value="12.8100992441177" calcext:value-type="float">
            <text:p>12.810099244117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6167388846" calcext:value-type="float">
            <text:p>0.97483616738884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5267930750206" calcext:value-type="float">
            <text:p>0.975267930750206</text:p>
          </table:table-cell>
          <table:table-cell office:value-type="float" office:value="6.12985254364025" calcext:value-type="float">
            <text:p>6.12985254364025</text:p>
          </table:table-cell>
          <table:table-cell office:value-type="float" office:value="4.12112861171289" calcext:value-type="float">
            <text:p>4.12112861171289</text:p>
          </table:table-cell>
          <table:table-cell office:value-type="float" office:value="0.00809034850294308" calcext:value-type="float">
            <text:p>0.008090348502943</text:p>
          </table:table-cell>
          <table:table-cell office:value-type="float" office:value="0.00388623512858978" calcext:value-type="float">
            <text:p>0.00388623512859</text:p>
          </table:table-cell>
        </table:table-row>
        <table:table-row table:style-name="ro1">
          <table:table-cell office:value-type="float" office:value="52.526813685894" calcext:value-type="float">
            <text:p>52.526813685894</text:p>
          </table:table-cell>
          <table:table-cell office:value-type="float" office:value="11.7578467726707" calcext:value-type="float">
            <text:p>11.757846772670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4.48402713735224" calcext:value-type="float">
            <text:p>4.48402713735224</text:p>
          </table:table-cell>
          <table:table-cell office:value-type="float" office:value="3.01503017349496" calcext:value-type="float">
            <text:p>3.01503017349496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52.3032836318016" calcext:value-type="float">
            <text:p>52.3032836318016</text:p>
          </table:table-cell>
          <table:table-cell office:value-type="float" office:value="12.4471663832664" calcext:value-type="float">
            <text:p>12.447166383266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3.39903326081243" calcext:value-type="float">
            <text:p>3.39903326081243</text:p>
          </table:table-cell>
          <table:table-cell office:value-type="float" office:value="3.20730570781678" calcext:value-type="float">
            <text:p>3.20730570781678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52.4037370085716" calcext:value-type="float">
            <text:p>52.4037370085716</text:p>
          </table:table-cell>
          <table:table-cell office:value-type="float" office:value="11.5026389360428" calcext:value-type="float">
            <text:p>11.502638936042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6.18510256535951" calcext:value-type="float">
            <text:p>6.18510256535951</text:p>
          </table:table-cell>
          <table:table-cell office:value-type="float" office:value="3.08494768038677" calcext:value-type="float">
            <text:p>3.08494768038677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56.3227132558823" calcext:value-type="float">
            <text:p>56.3227132558823</text:p>
          </table:table-cell>
          <table:table-cell office:value-type="float" office:value="12.47954839468" calcext:value-type="float">
            <text:p>12.4795483946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3.22439166412607" calcext:value-type="float">
            <text:p>3.22439166412607</text:p>
          </table:table-cell>
          <table:table-cell office:value-type="float" office:value="2.72116164110773" calcext:value-type="float">
            <text:p>2.72116164110773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52.3621849417687" calcext:value-type="float">
            <text:p>52.3621849417687</text:p>
          </table:table-cell>
          <table:table-cell office:value-type="float" office:value="11.3721141219139" calcext:value-type="float">
            <text:p>11.372114121913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5.63030839995385" calcext:value-type="float">
            <text:p>5.63030839995385</text:p>
          </table:table-cell>
          <table:table-cell office:value-type="float" office:value="3.55303646117337" calcext:value-type="float">
            <text:p>3.55303646117337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54.3951280713081" calcext:value-type="float">
            <text:p>54.3951280713081</text:p>
          </table:table-cell>
          <table:table-cell office:value-type="float" office:value="11.3790221810341" calcext:value-type="float">
            <text:p>11.379022181034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3.7726295089305" calcext:value-type="float">
            <text:p>3.7726295089305</text:p>
          </table:table-cell>
          <table:table-cell office:value-type="float" office:value="2.89689093097361" calcext:value-type="float">
            <text:p>2.89689093097361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52.0542426109314" calcext:value-type="float">
            <text:p>52.0542426109314</text:p>
          </table:table-cell>
          <table:table-cell office:value-type="float" office:value="12.1949680447578" calcext:value-type="float">
            <text:p>12.194968044757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7.02753571715134" calcext:value-type="float">
            <text:p>7.02753571715134</text:p>
          </table:table-cell>
          <table:table-cell office:value-type="float" office:value="3.46120705857601" calcext:value-type="float">
            <text:p>3.46120705857601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54.492019712925" calcext:value-type="float">
            <text:p>54.492019712925</text:p>
          </table:table-cell>
          <table:table-cell office:value-type="float" office:value="10.2231628894806" calcext:value-type="float">
            <text:p>10.223162889480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6.42201819316748" calcext:value-type="float">
            <text:p>6.42201819316748</text:p>
          </table:table-cell>
          <table:table-cell office:value-type="float" office:value="2.77913079418846" calcext:value-type="float">
            <text:p>2.77913079418846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59.7461044788361" calcext:value-type="float">
            <text:p>59.7461044788361</text:p>
          </table:table-cell>
          <table:table-cell office:value-type="float" office:value="10.8457459211349" calcext:value-type="float">
            <text:p>10.845745921134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7.62792364238709" calcext:value-type="float">
            <text:p>7.62792364238709</text:p>
          </table:table-cell>
          <table:table-cell office:value-type="float" office:value="2.41992858656615" calcext:value-type="float">
            <text:p>2.41992858656615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58.9428516626358" calcext:value-type="float">
            <text:p>58.9428516626358</text:p>
          </table:table-cell>
          <table:table-cell office:value-type="float" office:value="10.3749061822891" calcext:value-type="float">
            <text:p>10.374906182289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3.93481964662549" calcext:value-type="float">
            <text:p>3.93481964662549</text:p>
          </table:table-cell>
          <table:table-cell office:value-type="float" office:value="2.91937388531522" calcext:value-type="float">
            <text:p>2.91937388531522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60.4973462820053" calcext:value-type="float">
            <text:p>60.4973462820053</text:p>
          </table:table-cell>
          <table:table-cell office:value-type="float" office:value="10.0432642698288" calcext:value-type="float">
            <text:p>10.043264269828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6080346531654" calcext:value-type="float">
            <text:p>0.9960803465316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6" calcext:value-type="float">
            <text:p>3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7.27335437883968" calcext:value-type="float">
            <text:p>7.27335437883968</text:p>
          </table:table-cell>
          <table:table-cell office:value-type="float" office:value="2.25304826286101" calcext:value-type="float">
            <text:p>2.25304826286101</text:p>
          </table:table-cell>
          <table:table-cell office:value-type="float" office:value="0.0103456329960021" calcext:value-type="float">
            <text:p>0.010345632996002</text:p>
          </table:table-cell>
          <table:table-cell office:value-type="float" office:value="0.00147371094643615" calcext:value-type="float">
            <text:p>0.001473710946436</text:p>
          </table:table-cell>
        </table:table-row>
        <table:table-row table:style-name="ro1">
          <table:table-cell office:value-type="float" office:value="60.5669195652008" calcext:value-type="float">
            <text:p>60.5669195652008</text:p>
          </table:table-cell>
          <table:table-cell office:value-type="float" office:value="10.3253690600395" calcext:value-type="float">
            <text:p>10.325369060039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080686912458" calcext:value-type="float">
            <text:p>0.99608068691245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" calcext:value-type="float">
            <text:p>14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90658798263913" calcext:value-type="float">
            <text:p>2.90658798263913</text:p>
          </table:table-cell>
          <table:table-cell office:value-type="float" office:value="2.69016354231076" calcext:value-type="float">
            <text:p>2.69016354231076</text:p>
          </table:table-cell>
          <table:table-cell office:value-type="float" office:value="0.0100920214250566" calcext:value-type="float">
            <text:p>0.010092021425057</text:p>
          </table:table-cell>
          <table:table-cell office:value-type="float" office:value="0.00158459445147422" calcext:value-type="float">
            <text:p>0.001584594451474</text:p>
          </table:table-cell>
        </table:table-row>
        <table:table-row table:style-name="ro1">
          <table:table-cell office:value-type="float" office:value="59.8705162405968" calcext:value-type="float">
            <text:p>59.8705162405968</text:p>
          </table:table-cell>
          <table:table-cell office:value-type="float" office:value="10.0742991566658" calcext:value-type="float">
            <text:p>10.074299156665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4843232919221" calcext:value-type="float">
            <text:p>0.994843232919221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4.4696541815638" calcext:value-type="float">
            <text:p>4.4696541815638</text:p>
          </table:table-cell>
          <table:table-cell office:value-type="float" office:value="2.58212558403828" calcext:value-type="float">
            <text:p>2.58212558403828</text:p>
          </table:table-cell>
          <table:table-cell office:value-type="float" office:value="0.0109742702326147" calcext:value-type="float">
            <text:p>0.010974270232615</text:p>
          </table:table-cell>
          <table:table-cell office:value-type="float" office:value="0.00178635684163173" calcext:value-type="float">
            <text:p>0.001786356841632</text:p>
          </table:table-cell>
        </table:table-row>
        <table:table-row table:style-name="ro1">
          <table:table-cell office:value-type="float" office:value="61.1778911948204" calcext:value-type="float">
            <text:p>61.1778911948204</text:p>
          </table:table-cell>
          <table:table-cell office:value-type="float" office:value="9.24134731292725" calcext:value-type="float">
            <text:p>9.2413473129272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463713234214" calcext:value-type="float">
            <text:p>0.9946371323421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" calcext:value-type="float">
            <text:p>2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5.61201061510132" calcext:value-type="float">
            <text:p>5.61201061510132</text:p>
          </table:table-cell>
          <table:table-cell office:value-type="float" office:value="3.26648190839958" calcext:value-type="float">
            <text:p>3.26648190839958</text:p>
          </table:table-cell>
          <table:table-cell office:value-type="float" office:value="0.0106538300415565" calcext:value-type="float">
            <text:p>0.010653830041557</text:p>
          </table:table-cell>
          <table:table-cell office:value-type="float" office:value="0.00123711494652218" calcext:value-type="float">
            <text:p>0.001237114946522</text:p>
          </table:table-cell>
        </table:table-row>
        <table:table-row table:style-name="ro1">
          <table:table-cell office:value-type="float" office:value="61.3306426405907" calcext:value-type="float">
            <text:p>61.3306426405907</text:p>
          </table:table-cell>
          <table:table-cell office:value-type="float" office:value="9.04295295476913" calcext:value-type="float">
            <text:p>9.04295295476913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5461874750428" calcext:value-type="float">
            <text:p>0.99546187475042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2.68475442208015" calcext:value-type="float">
            <text:p>2.68475442208015</text:p>
          </table:table-cell>
          <table:table-cell office:value-type="float" office:value="3.15607039357757" calcext:value-type="float">
            <text:p>3.15607039357757</text:p>
          </table:table-cell>
          <table:table-cell office:value-type="float" office:value="0.00846281831147221" calcext:value-type="float">
            <text:p>0.008462818311472</text:p>
          </table:table-cell>
          <table:table-cell office:value-type="float" office:value="0.00170124089089575" calcext:value-type="float">
            <text:p>0.001701240890896</text:p>
          </table:table-cell>
        </table:table-row>
        <table:table-row table:style-name="ro1">
          <table:table-cell office:value-type="float" office:value="60.244391143322" calcext:value-type="float">
            <text:p>60.244391143322</text:p>
          </table:table-cell>
          <table:table-cell office:value-type="float" office:value="8.59989643096924" calcext:value-type="float">
            <text:p>8.5998964309692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4.81016405678883" calcext:value-type="float">
            <text:p>4.81016405678883</text:p>
          </table:table-cell>
          <table:table-cell office:value-type="float" office:value="2.74140950248434" calcext:value-type="float">
            <text:p>2.74140950248434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63.9165717959404" calcext:value-type="float">
            <text:p>63.9165717959404</text:p>
          </table:table-cell>
          <table:table-cell office:value-type="float" office:value="8.53313928842545" calcext:value-type="float">
            <text:p>8.5331392884254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5.95838499665051" calcext:value-type="float">
            <text:p>5.95838499665051</text:p>
          </table:table-cell>
          <table:table-cell office:value-type="float" office:value="2.44177601313298" calcext:value-type="float">
            <text:p>2.44177601313298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61.9339519143105" calcext:value-type="float">
            <text:p>61.9339519143105</text:p>
          </table:table-cell>
          <table:table-cell office:value-type="float" office:value="9.04727256298065" calcext:value-type="float">
            <text:p>9.0472725629806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6.28615750171445" calcext:value-type="float">
            <text:p>6.28615750171445</text:p>
          </table:table-cell>
          <table:table-cell office:value-type="float" office:value="2.5549233275161" calcext:value-type="float">
            <text:p>2.5549233275161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60.3925278186798" calcext:value-type="float">
            <text:p>60.3925278186798</text:p>
          </table:table-cell>
          <table:table-cell office:value-type="float" office:value="8.17454993724823" calcext:value-type="float">
            <text:p>8.1745499372482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3805154072652" calcext:value-type="float">
            <text:p>0.97380515407265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8.5972041905794" calcext:value-type="float">
            <text:p>8.5972041905794</text:p>
          </table:table-cell>
          <table:table-cell office:value-type="float" office:value="1.34251295565635" calcext:value-type="float">
            <text:p>1.34251295565635</text:p>
          </table:table-cell>
          <table:table-cell office:value-type="float" office:value="0.0080541523232806" calcext:value-type="float">
            <text:p>0.008054152323281</text:p>
          </table:table-cell>
          <table:table-cell office:value-type="float" office:value="0.00374427319244227" calcext:value-type="float">
            <text:p>0.003744273192442</text:p>
          </table:table-cell>
        </table:table-row>
        <table:table-row table:style-name="ro1">
          <table:table-cell office:value-type="float" office:value="57.2654664516449" calcext:value-type="float">
            <text:p>57.2654664516449</text:p>
          </table:table-cell>
          <table:table-cell office:value-type="float" office:value="7.715824842453" calcext:value-type="float">
            <text:p>7.715824842453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6167388846" calcext:value-type="float">
            <text:p>0.97483616738884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5267930750206" calcext:value-type="float">
            <text:p>0.975267930750206</text:p>
          </table:table-cell>
          <table:table-cell office:value-type="float" office:value="7.75452930150793" calcext:value-type="float">
            <text:p>7.75452930150793</text:p>
          </table:table-cell>
          <table:table-cell office:value-type="float" office:value="2.42316410738625" calcext:value-type="float">
            <text:p>2.42316410738625</text:p>
          </table:table-cell>
          <table:table-cell office:value-type="float" office:value="0.00809034850294308" calcext:value-type="float">
            <text:p>0.008090348502943</text:p>
          </table:table-cell>
          <table:table-cell office:value-type="float" office:value="0.00388623512858978" calcext:value-type="float">
            <text:p>0.00388623512859</text:p>
          </table:table-cell>
        </table:table-row>
        <table:table-row table:style-name="ro1">
          <table:table-cell office:value-type="float" office:value="60.5520010590553" calcext:value-type="float">
            <text:p>60.5520010590553</text:p>
          </table:table-cell>
          <table:table-cell office:value-type="float" office:value="8.30617797374725" calcext:value-type="float">
            <text:p>8.3061779737472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8.86728387945187" calcext:value-type="float">
            <text:p>8.86728387945187</text:p>
          </table:table-cell>
          <table:table-cell office:value-type="float" office:value="1.94094096861398" calcext:value-type="float">
            <text:p>1.94094096861398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54.7237453460693" calcext:value-type="float">
            <text:p>54.7237453460693</text:p>
          </table:table-cell>
          <table:table-cell office:value-type="float" office:value="8.78978306055069" calcext:value-type="float">
            <text:p>8.7897830605506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0.5209297302107" calcext:value-type="float">
            <text:p>10.5209297302107</text:p>
          </table:table-cell>
          <table:table-cell office:value-type="float" office:value="2.09869795153164" calcext:value-type="float">
            <text:p>2.09869795153164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58.0464790463448" calcext:value-type="float">
            <text:p>58.0464790463448</text:p>
          </table:table-cell>
          <table:table-cell office:value-type="float" office:value="9.24036556482315" calcext:value-type="float">
            <text:p>9.2403655648231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8.58426495413502" calcext:value-type="float">
            <text:p>8.58426495413502</text:p>
          </table:table-cell>
          <table:table-cell office:value-type="float" office:value="2.48763562056564" calcext:value-type="float">
            <text:p>2.48763562056564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61.2336793541908" calcext:value-type="float">
            <text:p>61.2336793541908</text:p>
          </table:table-cell>
          <table:table-cell office:value-type="float" office:value="8.61272382736206" calcext:value-type="float">
            <text:p>8.6127238273620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7.82147562998413" calcext:value-type="float">
            <text:p>7.82147562998413</text:p>
          </table:table-cell>
          <table:table-cell office:value-type="float" office:value="1.2271544035089" calcext:value-type="float">
            <text:p>1.2271544035089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58.6644443273544" calcext:value-type="float">
            <text:p>58.6644443273544</text:p>
          </table:table-cell>
          <table:table-cell office:value-type="float" office:value="8.81248545646668" calcext:value-type="float">
            <text:p>8.8124854564666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8.79031768072995" calcext:value-type="float">
            <text:p>8.79031768072995</text:p>
          </table:table-cell>
          <table:table-cell office:value-type="float" office:value="2.2237110603123" calcext:value-type="float">
            <text:p>2.2237110603123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57.7538979649544" calcext:value-type="float">
            <text:p>57.7538979649544</text:p>
          </table:table-cell>
          <table:table-cell office:value-type="float" office:value="8.78350752592087" calcext:value-type="float">
            <text:p>8.7835075259208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9.78750662718468" calcext:value-type="float">
            <text:p>9.78750662718468</text:p>
          </table:table-cell>
          <table:table-cell office:value-type="float" office:value="1.74244512826777" calcext:value-type="float">
            <text:p>1.74244512826777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59.1193111538887" calcext:value-type="float">
            <text:p>59.1193111538887</text:p>
          </table:table-cell>
          <table:table-cell office:value-type="float" office:value="9.15916389226913" calcext:value-type="float">
            <text:p>9.1591638922691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9.92885703713911" calcext:value-type="float">
            <text:p>9.92885703713911</text:p>
          </table:table-cell>
          <table:table-cell office:value-type="float" office:value="2.20214579598919" calcext:value-type="float">
            <text:p>2.20214579598919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57.8261046409607" calcext:value-type="float">
            <text:p>57.8261046409607</text:p>
          </table:table-cell>
          <table:table-cell office:value-type="float" office:value="9.41671967506409" calcext:value-type="float">
            <text:p>9.4167196750640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7.53899138757922" calcext:value-type="float">
            <text:p>7.53899138757922</text:p>
          </table:table-cell>
          <table:table-cell office:value-type="float" office:value="2.67271466944393" calcext:value-type="float">
            <text:p>2.67271466944393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60.2199727892876" calcext:value-type="float">
            <text:p>60.2199727892876</text:p>
          </table:table-cell>
          <table:table-cell office:value-type="float" office:value="9.04067182540894" calcext:value-type="float">
            <text:p>9.0406718254089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5.09838720619274" calcext:value-type="float">
            <text:p>5.09838720619274</text:p>
          </table:table-cell>
          <table:table-cell office:value-type="float" office:value="2.5801274503426" calcext:value-type="float">
            <text:p>2.5801274503426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55.1373814344406" calcext:value-type="float">
            <text:p>55.1373814344406</text:p>
          </table:table-cell>
          <table:table-cell office:value-type="float" office:value="7.08486658334732" calcext:value-type="float">
            <text:p>7.0848665833473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5.16016055003133" calcext:value-type="float">
            <text:p>5.16016055003133</text:p>
          </table:table-cell>
          <table:table-cell office:value-type="float" office:value="0.65884560037412" calcext:value-type="float">
            <text:p>0.65884560037412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59.3561443090439" calcext:value-type="float">
            <text:p>59.3561443090439</text:p>
          </table:table-cell>
          <table:table-cell office:value-type="float" office:value="7.81496155261993" calcext:value-type="float">
            <text:p>7.8149615526199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699328743666" calcext:value-type="float">
            <text:p>0.99669932874366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4.21203849166181" calcext:value-type="float">
            <text:p>4.21203849166181</text:p>
          </table:table-cell>
          <table:table-cell office:value-type="float" office:value="0.809912606631538" calcext:value-type="float">
            <text:p>0.809912606631538</text:p>
          </table:table-cell>
          <table:table-cell office:value-type="float" office:value="0.0106817482876011" calcext:value-type="float">
            <text:p>0.010681748287601</text:p>
          </table:table-cell>
          <table:table-cell office:value-type="float" office:value="0.00101107188829275" calcext:value-type="float">
            <text:p>0.001011071888293</text:p>
          </table:table-cell>
        </table:table-row>
        <table:table-row table:style-name="ro1">
          <table:table-cell office:value-type="float" office:value="60.2908920645714" calcext:value-type="float">
            <text:p>60.2908920645714</text:p>
          </table:table-cell>
          <table:table-cell office:value-type="float" office:value="7.87957441806793" calcext:value-type="float">
            <text:p>7.8795744180679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6080686912458" calcext:value-type="float">
            <text:p>0.99608068691245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" calcext:value-type="float">
            <text:p>26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1.64810303968027" calcext:value-type="float">
            <text:p>1.64810303968027</text:p>
          </table:table-cell>
          <table:table-cell office:value-type="float" office:value="0.341970625787577" calcext:value-type="float">
            <text:p>0.341970625787577</text:p>
          </table:table-cell>
          <table:table-cell office:value-type="float" office:value="0.0100822718821289" calcext:value-type="float">
            <text:p>0.010082271882129</text:p>
          </table:table-cell>
          <table:table-cell office:value-type="float" office:value="0.00158459445147422" calcext:value-type="float">
            <text:p>0.001584594451474</text:p>
          </table:table-cell>
        </table:table-row>
        <table:table-row table:style-name="ro1">
          <table:table-cell office:value-type="float" office:value="62.9257296919823" calcext:value-type="float">
            <text:p>62.9257296919823</text:p>
          </table:table-cell>
          <table:table-cell office:value-type="float" office:value="8.74745565652847" calcext:value-type="float">
            <text:p>8.7474556565284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5668145377491" calcext:value-type="float">
            <text:p>0.995668145377491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2.95208246306434" calcext:value-type="float">
            <text:p>2.95208246306434</text:p>
          </table:table-cell>
          <table:table-cell office:value-type="float" office:value="1.80736660344376" calcext:value-type="float">
            <text:p>1.80736660344376</text:p>
          </table:table-cell>
          <table:table-cell office:value-type="float" office:value="0.0109742702326147" calcext:value-type="float">
            <text:p>0.010974270232615</text:p>
          </table:table-cell>
          <table:table-cell office:value-type="float" office:value="0.00187949590970982" calcext:value-type="float">
            <text:p>0.00187949590971</text:p>
          </table:table-cell>
        </table:table-row>
        <table:table-row table:style-name="ro1">
          <table:table-cell office:value-type="float" office:value="59.4845366477966" calcext:value-type="float">
            <text:p>59.4845366477966</text:p>
          </table:table-cell>
          <table:table-cell office:value-type="float" office:value="9.39413493871689" calcext:value-type="float">
            <text:p>9.3941349387168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5461704700447" calcext:value-type="float">
            <text:p>0.995461704700447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" calcext:value-type="float">
            <text:p>2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5.43258028059318" calcext:value-type="float">
            <text:p>5.43258028059318</text:p>
          </table:table-cell>
          <table:table-cell office:value-type="float" office:value="2.42096327069655" calcext:value-type="float">
            <text:p>2.42096327069655</text:p>
          </table:table-cell>
          <table:table-cell office:value-type="float" office:value="0.0106538300415565" calcext:value-type="float">
            <text:p>0.010653830041557</text:p>
          </table:table-cell>
          <table:table-cell office:value-type="float" office:value="0.00179861645729622" calcext:value-type="float">
            <text:p>0.001798616457296</text:p>
          </table:table-cell>
        </table:table-row>
        <table:table-row table:style-name="ro1">
          <table:table-cell office:value-type="float" office:value="60.9939525723457" calcext:value-type="float">
            <text:p>60.9939525723457</text:p>
          </table:table-cell>
          <table:table-cell office:value-type="float" office:value="8.37064689397812" calcext:value-type="float">
            <text:p>8.37064689397812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5461874750428" calcext:value-type="float">
            <text:p>0.99546187475042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6.28449510264734" calcext:value-type="float">
            <text:p>6.28449510264734</text:p>
          </table:table-cell>
          <table:table-cell office:value-type="float" office:value="1.68025210571843" calcext:value-type="float">
            <text:p>1.68025210571843</text:p>
          </table:table-cell>
          <table:table-cell office:value-type="float" office:value="0.00829171627331929" calcext:value-type="float">
            <text:p>0.008291716273319</text:p>
          </table:table-cell>
          <table:table-cell office:value-type="float" office:value="0.00170124089089575" calcext:value-type="float">
            <text:p>0.001701240890896</text:p>
          </table:table-cell>
        </table:table-row>
        <table:table-row table:style-name="ro1">
          <table:table-cell office:value-type="float" office:value="53.8657410740852" calcext:value-type="float">
            <text:p>53.8657410740852</text:p>
          </table:table-cell>
          <table:table-cell office:value-type="float" office:value="8.75382781028748" calcext:value-type="float">
            <text:p>8.7538278102874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4.59426433501456" calcext:value-type="float">
            <text:p>4.59426433501456</text:p>
          </table:table-cell>
          <table:table-cell office:value-type="float" office:value="2.53262974989749" calcext:value-type="float">
            <text:p>2.53262974989749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57.5687189698219" calcext:value-type="float">
            <text:p>57.5687189698219</text:p>
          </table:table-cell>
          <table:table-cell office:value-type="float" office:value="9.41522872447968" calcext:value-type="float">
            <text:p>9.4152287244796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7.42348652917272" calcext:value-type="float">
            <text:p>7.42348652917272</text:p>
          </table:table-cell>
          <table:table-cell office:value-type="float" office:value="2.04041124031701" calcext:value-type="float">
            <text:p>2.04041124031701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61.815801024437" calcext:value-type="float">
            <text:p>61.815801024437</text:p>
          </table:table-cell>
          <table:table-cell office:value-type="float" office:value="9.44527173042297" calcext:value-type="float">
            <text:p>9.4452717304229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7.18234131936631" calcext:value-type="float">
            <text:p>7.18234131936631</text:p>
          </table:table-cell>
          <table:table-cell office:value-type="float" office:value="2.12857806818154" calcext:value-type="float">
            <text:p>2.12857806818154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61.9895949363709" calcext:value-type="float">
            <text:p>61.9895949363709</text:p>
          </table:table-cell>
          <table:table-cell office:value-type="float" office:value="9.48305785655975" calcext:value-type="float">
            <text:p>9.4830578565597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3805154072652" calcext:value-type="float">
            <text:p>0.97380515407265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2.73364294709851" calcext:value-type="float">
            <text:p>2.73364294709851</text:p>
          </table:table-cell>
          <table:table-cell office:value-type="float" office:value="2.33562372540296" calcext:value-type="float">
            <text:p>2.33562372540296</text:p>
          </table:table-cell>
          <table:table-cell office:value-type="float" office:value="0.0080541523232806" calcext:value-type="float">
            <text:p>0.008054152323281</text:p>
          </table:table-cell>
          <table:table-cell office:value-type="float" office:value="0.00374427319244227" calcext:value-type="float">
            <text:p>0.003744273192442</text:p>
          </table:table-cell>
        </table:table-row>
        <table:table-row table:style-name="ro1">
          <table:table-cell office:value-type="float" office:value="58.7210013866425" calcext:value-type="float">
            <text:p>58.7210013866425</text:p>
          </table:table-cell>
          <table:table-cell office:value-type="float" office:value="8.91992628574371" calcext:value-type="float">
            <text:p>8.9199262857437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6167388846" calcext:value-type="float">
            <text:p>0.97483616738884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5267930750206" calcext:value-type="float">
            <text:p>0.975267930750206</text:p>
          </table:table-cell>
          <table:table-cell office:value-type="float" office:value="4.01057779383362" calcext:value-type="float">
            <text:p>4.01057779383362</text:p>
          </table:table-cell>
          <table:table-cell office:value-type="float" office:value="1.25915918297081" calcext:value-type="float">
            <text:p>1.25915918297081</text:p>
          </table:table-cell>
          <table:table-cell office:value-type="float" office:value="0.00809034850294308" calcext:value-type="float">
            <text:p>0.008090348502943</text:p>
          </table:table-cell>
          <table:table-cell office:value-type="float" office:value="0.00388623512858978" calcext:value-type="float">
            <text:p>0.00388623512859</text:p>
          </table:table-cell>
        </table:table-row>
        <table:table-row table:style-name="ro1">
          <table:table-cell office:value-type="float" office:value="63.7714426517487" calcext:value-type="float">
            <text:p>63.7714426517487</text:p>
          </table:table-cell>
          <table:table-cell office:value-type="float" office:value="7.9637753367424" calcext:value-type="float">
            <text:p>7.963775336742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2.74891414939761" calcext:value-type="float">
            <text:p>2.74891414939761</text:p>
          </table:table-cell>
          <table:table-cell office:value-type="float" office:value="1.2514275461077" calcext:value-type="float">
            <text:p>1.2514275461077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64.9344273209572" calcext:value-type="float">
            <text:p>64.9344273209572</text:p>
          </table:table-cell>
          <table:table-cell office:value-type="float" office:value="8.09163337945938" calcext:value-type="float">
            <text:p>8.0916333794593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31380348824331" calcext:value-type="float">
            <text:p>1.31380348824331</text:p>
          </table:table-cell>
          <table:table-cell office:value-type="float" office:value="1.2440130336386" calcext:value-type="float">
            <text:p>1.2440130336386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59.3640065789223" calcext:value-type="float">
            <text:p>59.3640065789223</text:p>
          </table:table-cell>
          <table:table-cell office:value-type="float" office:value="5.85967147350311" calcext:value-type="float">
            <text:p>5.8596714735031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5.35272618996127" calcext:value-type="float">
            <text:p>5.35272618996127</text:p>
          </table:table-cell>
          <table:table-cell office:value-type="float" office:value="1.83378669165753" calcext:value-type="float">
            <text:p>1.83378669165753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9.7019834518433" calcext:value-type="float">
            <text:p>39.7019834518433</text:p>
          </table:table-cell>
          <table:table-cell office:value-type="float" office:value="4.66887778043747" calcext:value-type="float">
            <text:p>4.6688777804374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6.33735329330657" calcext:value-type="float">
            <text:p>6.33735329330657</text:p>
          </table:table-cell>
          <table:table-cell office:value-type="float" office:value="0.822591817453393" calcext:value-type="float">
            <text:p>0.822591817453393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4.5927916765213" calcext:value-type="float">
            <text:p>34.5927916765213</text:p>
          </table:table-cell>
          <table:table-cell office:value-type="float" office:value="4.26395463943481" calcext:value-type="float">
            <text:p>4.2639546394348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0.950716445202181" calcext:value-type="float">
            <text:p>0.950716445202181</text:p>
          </table:table-cell>
          <table:table-cell office:value-type="float" office:value="0.384310442387566" calcext:value-type="float">
            <text:p>0.384310442387566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5.1274484992027" calcext:value-type="float">
            <text:p>35.1274484992027</text:p>
          </table:table-cell>
          <table:table-cell office:value-type="float" office:value="4.5621389746666" calcext:value-type="float">
            <text:p>4.562138974666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947490536824031" calcext:value-type="float">
            <text:p>0.947490536824031</text:p>
          </table:table-cell>
          <table:table-cell office:value-type="float" office:value="0.489683104729979" calcext:value-type="float">
            <text:p>0.489683104729979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5.081741809845" calcext:value-type="float">
            <text:p>35.081741809845</text:p>
          </table:table-cell>
          <table:table-cell office:value-type="float" office:value="4.43913626670837" calcext:value-type="float">
            <text:p>4.4391362667083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05074427812434" calcext:value-type="float">
            <text:p>1.05074427812434</text:p>
          </table:table-cell>
          <table:table-cell office:value-type="float" office:value="0.388881154204145" calcext:value-type="float">
            <text:p>0.388881154204145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4.4066256284714" calcext:value-type="float">
            <text:p>34.4066256284714</text:p>
          </table:table-cell>
          <table:table-cell office:value-type="float" office:value="4.38012593984604" calcext:value-type="float">
            <text:p>4.3801259398460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764122707845234" calcext:value-type="float">
            <text:p>0.764122707845234</text:p>
          </table:table-cell>
          <table:table-cell office:value-type="float" office:value="0.357827466091566" calcext:value-type="float">
            <text:p>0.357827466091566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4.6453395485878" calcext:value-type="float">
            <text:p>34.6453395485878</text:p>
          </table:table-cell>
          <table:table-cell office:value-type="float" office:value="4.33919942378998" calcext:value-type="float">
            <text:p>4.3391994237899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867531443638617" calcext:value-type="float">
            <text:p>0.867531443638617</text:p>
          </table:table-cell>
          <table:table-cell office:value-type="float" office:value="0.478190730772527" calcext:value-type="float">
            <text:p>0.478190730772527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4.8664129376411" calcext:value-type="float">
            <text:p>34.8664129376411</text:p>
          </table:table-cell>
          <table:table-cell office:value-type="float" office:value="4.45045906305313" calcext:value-type="float">
            <text:p>4.4504590630531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750937195651387" calcext:value-type="float">
            <text:p>0.750937195651387</text:p>
          </table:table-cell>
          <table:table-cell office:value-type="float" office:value="0.33895610769128" calcext:value-type="float">
            <text:p>0.33895610769128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5.353642642498" calcext:value-type="float">
            <text:p>35.353642642498</text:p>
          </table:table-cell>
          <table:table-cell office:value-type="float" office:value="4.42239582538605" calcext:value-type="float">
            <text:p>4.4223958253860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7317970574873" calcext:value-type="float">
            <text:p>0.997317970574873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0" calcext:value-type="float">
            <text:p>90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9175597691674" calcext:value-type="float">
            <text:p>0.999175597691674</text:p>
          </table:table-cell>
          <table:table-cell office:value-type="float" office:value="0.876094776055403" calcext:value-type="float">
            <text:p>0.876094776055403</text:p>
          </table:table-cell>
          <table:table-cell office:value-type="float" office:value="0.474046663426015" calcext:value-type="float">
            <text:p>0.474046663426015</text:p>
          </table:table-cell>
          <table:table-cell office:value-type="float" office:value="0.0111111374631242" calcext:value-type="float">
            <text:p>0.011111137463124</text:p>
          </table:table-cell>
          <table:table-cell office:value-type="float" office:value="0.00107250209303382" calcext:value-type="float">
            <text:p>0.001072502093034</text:p>
          </table:table-cell>
        </table:table-row>
        <table:table-row table:style-name="ro1">
          <table:table-cell office:value-type="float" office:value="35.2452549934387" calcext:value-type="float">
            <text:p>35.2452549934387</text:p>
          </table:table-cell>
          <table:table-cell office:value-type="float" office:value="4.34121030569077" calcext:value-type="float">
            <text:p>4.3412103056907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6080686912458" calcext:value-type="float">
            <text:p>0.99608068691245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" calcext:value-type="float">
            <text:p>26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0.991584189167327" calcext:value-type="float">
            <text:p>0.991584189167327</text:p>
          </table:table-cell>
          <table:table-cell office:value-type="float" office:value="0.341259948692113" calcext:value-type="float">
            <text:p>0.341259948692113</text:p>
          </table:table-cell>
          <table:table-cell office:value-type="float" office:value="0.0100822718821289" calcext:value-type="float">
            <text:p>0.010082271882129</text:p>
          </table:table-cell>
          <table:table-cell office:value-type="float" office:value="0.00158459445147422" calcext:value-type="float">
            <text:p>0.001584594451474</text:p>
          </table:table-cell>
        </table:table-row>
        <table:table-row table:style-name="ro1">
          <table:table-cell office:value-type="float" office:value="35.39767318964" calcext:value-type="float">
            <text:p>35.39767318964</text:p>
          </table:table-cell>
          <table:table-cell office:value-type="float" office:value="4.66767758131027" calcext:value-type="float">
            <text:p>4.6676775813102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5874586335377" calcext:value-type="float">
            <text:p>0.995874586335377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0.852018357816924" calcext:value-type="float">
            <text:p>0.852018357816924</text:p>
          </table:table-cell>
          <table:table-cell office:value-type="float" office:value="0.239158934724537" calcext:value-type="float">
            <text:p>0.239158934724537</text:p>
          </table:table-cell>
          <table:table-cell office:value-type="float" office:value="0.0109742702326147" calcext:value-type="float">
            <text:p>0.010974270232615</text:p>
          </table:table-cell>
          <table:table-cell office:value-type="float" office:value="0.00193499047893423" calcext:value-type="float">
            <text:p>0.001934990478934</text:p>
          </table:table-cell>
        </table:table-row>
        <table:table-row table:style-name="ro1">
          <table:table-cell office:value-type="float" office:value="35.0731808543205" calcext:value-type="float">
            <text:p>35.0731808543205</text:p>
          </table:table-cell>
          <table:table-cell office:value-type="float" office:value="4.5413733124733" calcext:value-type="float">
            <text:p>4.541373312473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5874416285396" calcext:value-type="float">
            <text:p>0.99587441628539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" calcext:value-type="float">
            <text:p>2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0.792318661290837" calcext:value-type="float">
            <text:p>0.792318661290837</text:p>
          </table:table-cell>
          <table:table-cell office:value-type="float" office:value="0.176288846262983" calcext:value-type="float">
            <text:p>0.176288846262983</text:p>
          </table:table-cell>
          <table:table-cell office:value-type="float" office:value="0.0106538300415565" calcext:value-type="float">
            <text:p>0.010653830041557</text:p>
          </table:table-cell>
          <table:table-cell office:value-type="float" office:value="0.00193513527580137" calcext:value-type="float">
            <text:p>0.001935135275801</text:p>
          </table:table-cell>
        </table:table-row>
        <table:table-row table:style-name="ro1">
          <table:table-cell office:value-type="float" office:value="36.7221269011497" calcext:value-type="float">
            <text:p>36.7221269011497</text:p>
          </table:table-cell>
          <table:table-cell office:value-type="float" office:value="4.52918499708176" calcext:value-type="float">
            <text:p>4.5291849970817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874586335377" calcext:value-type="float">
            <text:p>0.995874586335377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2.14859304888176" calcext:value-type="float">
            <text:p>2.14859304888176</text:p>
          </table:table-cell>
          <table:table-cell office:value-type="float" office:value="0.408821657624578" calcext:value-type="float">
            <text:p>0.408821657624578</text:p>
          </table:table-cell>
          <table:table-cell office:value-type="float" office:value="0.00924167272639933" calcext:value-type="float">
            <text:p>0.009241672726399</text:p>
          </table:table-cell>
          <table:table-cell office:value-type="float" office:value="0.00142908547330535" calcext:value-type="float">
            <text:p>0.001429085473305</text:p>
          </table:table-cell>
        </table:table-row>
        <table:table-row table:style-name="ro1">
          <table:table-cell office:value-type="float" office:value="34.6071429252625" calcext:value-type="float">
            <text:p>34.6071429252625</text:p>
          </table:table-cell>
          <table:table-cell office:value-type="float" office:value="4.11601030826569" calcext:value-type="float">
            <text:p>4.1160103082656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0.259355858600068" calcext:value-type="float">
            <text:p>0.259355858600068</text:p>
          </table:table-cell>
          <table:table-cell office:value-type="float" office:value="0.362784872629532" calcext:value-type="float">
            <text:p>0.362784872629532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4.7728797793388" calcext:value-type="float">
            <text:p>34.7728797793388</text:p>
          </table:table-cell>
          <table:table-cell office:value-type="float" office:value="4.43286317586899" calcext:value-type="float">
            <text:p>4.4328631758689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16274514848857" calcext:value-type="float">
            <text:p>1.16274514848857</text:p>
          </table:table-cell>
          <table:table-cell office:value-type="float" office:value="0.194339831968506" calcext:value-type="float">
            <text:p>0.194339831968506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4.2927364706993" calcext:value-type="float">
            <text:p>34.2927364706993</text:p>
          </table:table-cell>
          <table:table-cell office:value-type="float" office:value="4.32839155197144" calcext:value-type="float">
            <text:p>4.3283915519714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0.859839691969375" calcext:value-type="float">
            <text:p>0.859839691969375</text:p>
          </table:table-cell>
          <table:table-cell office:value-type="float" office:value="0.163124332841967" calcext:value-type="float">
            <text:p>0.163124332841967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4.3413733243942" calcext:value-type="float">
            <text:p>34.3413733243942</text:p>
          </table:table-cell>
          <table:table-cell office:value-type="float" office:value="4.48332643508911" calcext:value-type="float">
            <text:p>4.4833264350891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3805154072652" calcext:value-type="float">
            <text:p>0.97380515407265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0.786056489578388" calcext:value-type="float">
            <text:p>0.786056489578388</text:p>
          </table:table-cell>
          <table:table-cell office:value-type="float" office:value="0.26351949628898" calcext:value-type="float">
            <text:p>0.26351949628898</text:p>
          </table:table-cell>
          <table:table-cell office:value-type="float" office:value="0.0080541523232806" calcext:value-type="float">
            <text:p>0.008054152323281</text:p>
          </table:table-cell>
          <table:table-cell office:value-type="float" office:value="0.00374427319244227" calcext:value-type="float">
            <text:p>0.003744273192442</text:p>
          </table:table-cell>
        </table:table-row>
        <table:table-row table:style-name="ro1">
          <table:table-cell office:value-type="float" office:value="34.3178781867027" calcext:value-type="float">
            <text:p>34.3178781867027</text:p>
          </table:table-cell>
          <table:table-cell office:value-type="float" office:value="4.27919065952301" calcext:value-type="float">
            <text:p>4.2791906595230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6167388846" calcext:value-type="float">
            <text:p>0.97483616738884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5267930750206" calcext:value-type="float">
            <text:p>0.975267930750206</text:p>
          </table:table-cell>
          <table:table-cell office:value-type="float" office:value="0.550699299298306" calcext:value-type="float">
            <text:p>0.550699299298306</text:p>
          </table:table-cell>
          <table:table-cell office:value-type="float" office:value="0.0899960925435589" calcext:value-type="float">
            <text:p>0.089996092543559</text:p>
          </table:table-cell>
          <table:table-cell office:value-type="float" office:value="0.00809034850294308" calcext:value-type="float">
            <text:p>0.008090348502943</text:p>
          </table:table-cell>
          <table:table-cell office:value-type="float" office:value="0.00388623512858978" calcext:value-type="float">
            <text:p>0.00388623512859</text:p>
          </table:table-cell>
        </table:table-row>
        <table:table-row table:style-name="ro1">
          <table:table-cell office:value-type="float" office:value="33.9384167194366" calcext:value-type="float">
            <text:p>33.9384167194366</text:p>
          </table:table-cell>
          <table:table-cell office:value-type="float" office:value="4.11793959140778" calcext:value-type="float">
            <text:p>4.1179395914077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09802100435332" calcext:value-type="float">
            <text:p>1.09802100435332</text:p>
          </table:table-cell>
          <table:table-cell office:value-type="float" office:value="0.208379317222084" calcext:value-type="float">
            <text:p>0.208379317222084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4.4807239174843" calcext:value-type="float">
            <text:p>34.4807239174843</text:p>
          </table:table-cell>
          <table:table-cell office:value-type="float" office:value="4.44137096405029" calcext:value-type="float">
            <text:p>4.4413709640502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10332725307174" calcext:value-type="float">
            <text:p>1.10332725307174</text:p>
          </table:table-cell>
          <table:table-cell office:value-type="float" office:value="0.255063775239393" calcext:value-type="float">
            <text:p>0.255063775239393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4.1281898021698" calcext:value-type="float">
            <text:p>34.1281898021698</text:p>
          </table:table-cell>
          <table:table-cell office:value-type="float" office:value="4.37051022052765" calcext:value-type="float">
            <text:p>4.3705102205276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33154191457806" calcext:value-type="float">
            <text:p>1.33154191457806</text:p>
          </table:table-cell>
          <table:table-cell office:value-type="float" office:value="0.340430343116155" calcext:value-type="float">
            <text:p>0.340430343116155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4.2808240652084" calcext:value-type="float">
            <text:p>34.2808240652084</text:p>
          </table:table-cell>
          <table:table-cell office:value-type="float" office:value="4.55935710668564" calcext:value-type="float">
            <text:p>4.5593571066856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0.767442425962018" calcext:value-type="float">
            <text:p>0.767442425962018</text:p>
          </table:table-cell>
          <table:table-cell office:value-type="float" office:value="0.124004068960333" calcext:value-type="float">
            <text:p>0.124004068960333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4.7857583761215" calcext:value-type="float">
            <text:p>34.7857583761215</text:p>
          </table:table-cell>
          <table:table-cell office:value-type="float" office:value="4.65949183702469" calcext:value-type="float">
            <text:p>4.6594918370246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29200423857933" calcext:value-type="float">
            <text:p>1.29200423857933</text:p>
          </table:table-cell>
          <table:table-cell office:value-type="float" office:value="0.187231888664955" calcext:value-type="float">
            <text:p>0.187231888664955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6.9133342504501" calcext:value-type="float">
            <text:p>36.9133342504501</text:p>
          </table:table-cell>
          <table:table-cell office:value-type="float" office:value="4.41937649250031" calcext:value-type="float">
            <text:p>4.4193764925003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04673750717964" calcext:value-type="float">
            <text:p>1.04673750717964</text:p>
          </table:table-cell>
          <table:table-cell office:value-type="float" office:value="0.408757595247126" calcext:value-type="float">
            <text:p>0.408757595247126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6.2302932143211" calcext:value-type="float">
            <text:p>36.2302932143211</text:p>
          </table:table-cell>
          <table:table-cell office:value-type="float" office:value="4.6265435218811" calcext:value-type="float">
            <text:p>4.626543521881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65044636221173" calcext:value-type="float">
            <text:p>1.65044636221173</text:p>
          </table:table-cell>
          <table:table-cell office:value-type="float" office:value="0.726382856009765" calcext:value-type="float">
            <text:p>0.726382856009765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6.5928680896759" calcext:value-type="float">
            <text:p>36.5928680896759</text:p>
          </table:table-cell>
          <table:table-cell office:value-type="float" office:value="4.39611876010895" calcext:value-type="float">
            <text:p>4.3961187601089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661970477645388" calcext:value-type="float">
            <text:p>0.661970477645388</text:p>
          </table:table-cell>
          <table:table-cell office:value-type="float" office:value="0.71170837041693" calcext:value-type="float">
            <text:p>0.71170837041693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6.2107591032982" calcext:value-type="float">
            <text:p>36.2107591032982</text:p>
          </table:table-cell>
          <table:table-cell office:value-type="float" office:value="5.14319509267807" calcext:value-type="float">
            <text:p>5.1431950926780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74446436861779" calcext:value-type="float">
            <text:p>1.74446436861779</text:p>
          </table:table-cell>
          <table:table-cell office:value-type="float" office:value="0.844814978541848" calcext:value-type="float">
            <text:p>0.844814978541848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5.9230540394783" calcext:value-type="float">
            <text:p>35.9230540394783</text:p>
          </table:table-cell>
          <table:table-cell office:value-type="float" office:value="5.37046605348587" calcext:value-type="float">
            <text:p>5.3704660534858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377058298886" calcext:value-type="float">
            <text:p>1.377058298886</text:p>
          </table:table-cell>
          <table:table-cell office:value-type="float" office:value="1.03609365026213" calcext:value-type="float">
            <text:p>1.03609365026213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6.6506104469299" calcext:value-type="float">
            <text:p>36.6506104469299</text:p>
          </table:table-cell>
          <table:table-cell office:value-type="float" office:value="5.52434134483337" calcext:value-type="float">
            <text:p>5.5243413448333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7317970574873" calcext:value-type="float">
            <text:p>0.997317970574873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9175597691674" calcext:value-type="float">
            <text:p>0.999175597691674</text:p>
          </table:table-cell>
          <table:table-cell office:value-type="float" office:value="1.90052558067515" calcext:value-type="float">
            <text:p>1.90052558067515</text:p>
          </table:table-cell>
          <table:table-cell office:value-type="float" office:value="1.18073403638968" calcext:value-type="float">
            <text:p>1.18073403638968</text:p>
          </table:table-cell>
          <table:table-cell office:value-type="float" office:value="0.0106817482876011" calcext:value-type="float">
            <text:p>0.010681748287601</text:p>
          </table:table-cell>
          <table:table-cell office:value-type="float" office:value="0.00107250209303382" calcext:value-type="float">
            <text:p>0.001072502093034</text:p>
          </table:table-cell>
        </table:table-row>
        <table:table-row table:style-name="ro1">
          <table:table-cell office:value-type="float" office:value="36.2777283787727" calcext:value-type="float">
            <text:p>36.2777283787727</text:p>
          </table:table-cell>
          <table:table-cell office:value-type="float" office:value="5.73989033699036" calcext:value-type="float">
            <text:p>5.7398903369903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286957539521" calcext:value-type="float">
            <text:p>0.996286957539521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" calcext:value-type="float">
            <text:p>14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43583123918208" calcext:value-type="float">
            <text:p>2.43583123918208</text:p>
          </table:table-cell>
          <table:table-cell office:value-type="float" office:value="1.36677670395391" calcext:value-type="float">
            <text:p>1.36677670395391</text:p>
          </table:table-cell>
          <table:table-cell office:value-type="float" office:value="0.00964639151891867" calcext:value-type="float">
            <text:p>0.009646391518919</text:p>
          </table:table-cell>
          <table:table-cell office:value-type="float" office:value="0.00123790793081235" calcext:value-type="float">
            <text:p>0.001237907930812</text:p>
          </table:table-cell>
        </table:table-row>
        <table:table-row table:style-name="ro1">
          <table:table-cell office:value-type="float" office:value="36.3889470696449" calcext:value-type="float">
            <text:p>36.3889470696449</text:p>
          </table:table-cell>
          <table:table-cell office:value-type="float" office:value="5.91217082738876" calcext:value-type="float">
            <text:p>5.9121708273887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628678748954" calcext:value-type="float">
            <text:p>0.996286787489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6" calcext:value-type="float">
            <text:p>3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3.34623411150145" calcext:value-type="float">
            <text:p>3.34623411150145</text:p>
          </table:table-cell>
          <table:table-cell office:value-type="float" office:value="1.60778483478448" calcext:value-type="float">
            <text:p>1.60778483478448</text:p>
          </table:table-cell>
          <table:table-cell office:value-type="float" office:value="0.0109129273409401" calcext:value-type="float">
            <text:p>0.01091292734094</text:p>
          </table:table-cell>
          <table:table-cell office:value-type="float" office:value="0.00222179238725571" calcext:value-type="float">
            <text:p>0.002221792387256</text:p>
          </table:table-cell>
        </table:table-row>
        <table:table-row table:style-name="ro1">
          <table:table-cell office:value-type="float" office:value="36.279427587986" calcext:value-type="float">
            <text:p>36.279427587986</text:p>
          </table:table-cell>
          <table:table-cell office:value-type="float" office:value="5.31495600938797" calcext:value-type="float">
            <text:p>5.3149560093879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5874416285396" calcext:value-type="float">
            <text:p>0.99587441628539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6" calcext:value-type="float">
            <text:p>3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80682774612889" calcext:value-type="float">
            <text:p>2.80682774612889</text:p>
          </table:table-cell>
          <table:table-cell office:value-type="float" office:value="1.09949252684184" calcext:value-type="float">
            <text:p>1.09949252684184</text:p>
          </table:table-cell>
          <table:table-cell office:value-type="float" office:value="0.0111628406214126" calcext:value-type="float">
            <text:p>0.011162840621413</text:p>
          </table:table-cell>
          <table:table-cell office:value-type="float" office:value="0.00193513527580137" calcext:value-type="float">
            <text:p>0.001935135275801</text:p>
          </table:table-cell>
        </table:table-row>
        <table:table-row table:style-name="ro1">
          <table:table-cell office:value-type="float" office:value="36.8611655235291" calcext:value-type="float">
            <text:p>36.8611655235291</text:p>
          </table:table-cell>
          <table:table-cell office:value-type="float" office:value="5.27849358320236" calcext:value-type="float">
            <text:p>5.2784935832023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874586335377" calcext:value-type="float">
            <text:p>0.995874586335377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2.98456560326344" calcext:value-type="float">
            <text:p>2.98456560326344</text:p>
          </table:table-cell>
          <table:table-cell office:value-type="float" office:value="1.30039820971787" calcext:value-type="float">
            <text:p>1.30039820971787</text:p>
          </table:table-cell>
          <table:table-cell office:value-type="float" office:value="0.00909528503993564" calcext:value-type="float">
            <text:p>0.009095285039936</text:p>
          </table:table-cell>
          <table:table-cell office:value-type="float" office:value="0.00142908547330535" calcext:value-type="float">
            <text:p>0.001429085473305</text:p>
          </table:table-cell>
        </table:table-row>
        <table:table-row table:style-name="ro1">
          <table:table-cell office:value-type="float" office:value="37.8033691644669" calcext:value-type="float">
            <text:p>37.8033691644669</text:p>
          </table:table-cell>
          <table:table-cell office:value-type="float" office:value="4.80584752559662" calcext:value-type="float">
            <text:p>4.8058475255966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5.1132481490665" calcext:value-type="float">
            <text:p>5.1132481490665</text:p>
          </table:table-cell>
          <table:table-cell office:value-type="float" office:value="1.41169775957732" calcext:value-type="float">
            <text:p>1.41169775957732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7.0757306218147" calcext:value-type="float">
            <text:p>37.0757306218147</text:p>
          </table:table-cell>
          <table:table-cell office:value-type="float" office:value="4.62627202272415" calcext:value-type="float">
            <text:p>4.6262720227241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3.47727001221527" calcext:value-type="float">
            <text:p>3.47727001221527</text:p>
          </table:table-cell>
          <table:table-cell office:value-type="float" office:value="1.24371405549536" calcext:value-type="float">
            <text:p>1.24371405549536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5.0561703443527" calcext:value-type="float">
            <text:p>35.0561703443527</text:p>
          </table:table-cell>
          <table:table-cell office:value-type="float" office:value="4.5988422036171" calcext:value-type="float">
            <text:p>4.598842203617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2.93455485619309" calcext:value-type="float">
            <text:p>2.93455485619309</text:p>
          </table:table-cell>
          <table:table-cell office:value-type="float" office:value="1.10016904723966" calcext:value-type="float">
            <text:p>1.10016904723966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5.2359212636948" calcext:value-type="float">
            <text:p>35.2359212636948</text:p>
          </table:table-cell>
          <table:table-cell office:value-type="float" office:value="4.07065916061401" calcext:value-type="float">
            <text:p>4.0706591606140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3805154072652" calcext:value-type="float">
            <text:p>0.97380515407265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3.06066192222519" calcext:value-type="float">
            <text:p>3.06066192222519</text:p>
          </table:table-cell>
          <table:table-cell office:value-type="float" office:value="0.920982403923474" calcext:value-type="float">
            <text:p>0.920982403923474</text:p>
          </table:table-cell>
          <table:table-cell office:value-type="float" office:value="0.0080541523232806" calcext:value-type="float">
            <text:p>0.008054152323281</text:p>
          </table:table-cell>
          <table:table-cell office:value-type="float" office:value="0.00374427319244227" calcext:value-type="float">
            <text:p>0.003744273192442</text:p>
          </table:table-cell>
        </table:table-row>
        <table:table-row table:style-name="ro1">
          <table:table-cell office:value-type="float" office:value="35.3005077838898" calcext:value-type="float">
            <text:p>35.3005077838898</text:p>
          </table:table-cell>
          <table:table-cell office:value-type="float" office:value="4.06849956512451" calcext:value-type="float">
            <text:p>4.0684995651245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6167388846" calcext:value-type="float">
            <text:p>0.97483616738884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5267930750206" calcext:value-type="float">
            <text:p>0.975267930750206</text:p>
          </table:table-cell>
          <table:table-cell office:value-type="float" office:value="3.19840038655266" calcext:value-type="float">
            <text:p>3.19840038655266</text:p>
          </table:table-cell>
          <table:table-cell office:value-type="float" office:value="0.861510729898919" calcext:value-type="float">
            <text:p>0.861510729898919</text:p>
          </table:table-cell>
          <table:table-cell office:value-type="float" office:value="0.00809034850294308" calcext:value-type="float">
            <text:p>0.008090348502943</text:p>
          </table:table-cell>
          <table:table-cell office:value-type="float" office:value="0.00388623512858978" calcext:value-type="float">
            <text:p>0.00388623512859</text:p>
          </table:table-cell>
        </table:table-row>
        <table:table-row table:style-name="ro1">
          <table:table-cell office:value-type="float" office:value="35.7515385150909" calcext:value-type="float">
            <text:p>35.7515385150909</text:p>
          </table:table-cell>
          <table:table-cell office:value-type="float" office:value="4.05922436714172" calcext:value-type="float">
            <text:p>4.0592243671417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2.82620658282445" calcext:value-type="float">
            <text:p>2.82620658282445</text:p>
          </table:table-cell>
          <table:table-cell office:value-type="float" office:value="0.68886340314679" calcext:value-type="float">
            <text:p>0.68886340314679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6.9895831346512" calcext:value-type="float">
            <text:p>36.9895831346512</text:p>
          </table:table-cell>
          <table:table-cell office:value-type="float" office:value="3.91097873449326" calcext:value-type="float">
            <text:p>3.9109787344932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2.23718672289547" calcext:value-type="float">
            <text:p>2.23718672289547</text:p>
          </table:table-cell>
          <table:table-cell office:value-type="float" office:value="0.582299160187958" calcext:value-type="float">
            <text:p>0.582299160187958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6.6635849475861" calcext:value-type="float">
            <text:p>36.6635849475861</text:p>
          </table:table-cell>
          <table:table-cell office:value-type="float" office:value="4.10527145862579" calcext:value-type="float">
            <text:p>4.1052714586257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2.9873023384749" calcext:value-type="float">
            <text:p>2.9873023384749</text:p>
          </table:table-cell>
          <table:table-cell office:value-type="float" office:value="0.76166792268969" calcext:value-type="float">
            <text:p>0.76166792268969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7.036096572876" calcext:value-type="float">
            <text:p>37.036096572876</text:p>
          </table:table-cell>
          <table:table-cell office:value-type="float" office:value="4.03176122903824" calcext:value-type="float">
            <text:p>4.0317612290382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4.04608120551624" calcext:value-type="float">
            <text:p>4.04608120551624</text:p>
          </table:table-cell>
          <table:table-cell office:value-type="float" office:value="0.638127192306308" calcext:value-type="float">
            <text:p>0.638127192306308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7.035119831562" calcext:value-type="float">
            <text:p>37.035119831562</text:p>
          </table:table-cell>
          <table:table-cell office:value-type="float" office:value="4.18179827928543" calcext:value-type="float">
            <text:p>4.1817982792854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3.02771925278005" calcext:value-type="float">
            <text:p>3.02771925278005</text:p>
          </table:table-cell>
          <table:table-cell office:value-type="float" office:value="0.607413480877553" calcext:value-type="float">
            <text:p>0.607413480877553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6.8899633288383" calcext:value-type="float">
            <text:p>36.8899633288383</text:p>
          </table:table-cell>
          <table:table-cell office:value-type="float" office:value="3.97196370363235" calcext:value-type="float">
            <text:p>3.9719637036323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91286165092589" calcext:value-type="float">
            <text:p>2.91286165092589</text:p>
          </table:table-cell>
          <table:table-cell office:value-type="float" office:value="0.510379470000533" calcext:value-type="float">
            <text:p>0.510379470000533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7.0340214967728" calcext:value-type="float">
            <text:p>37.0340214967728</text:p>
          </table:table-cell>
          <table:table-cell office:value-type="float" office:value="4.22103554010391" calcext:value-type="float">
            <text:p>4.2210355401039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4.05282219278485" calcext:value-type="float">
            <text:p>4.05282219278485</text:p>
          </table:table-cell>
          <table:table-cell office:value-type="float" office:value="1.03947015802614" calcext:value-type="float">
            <text:p>1.03947015802614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7.4768601059914" calcext:value-type="float">
            <text:p>37.4768601059914</text:p>
          </table:table-cell>
          <table:table-cell office:value-type="float" office:value="4.076939702034" calcext:value-type="float">
            <text:p>4.07693970203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3.95018263303025" calcext:value-type="float">
            <text:p>3.95018263303025</text:p>
          </table:table-cell>
          <table:table-cell office:value-type="float" office:value="0.638317836801047" calcext:value-type="float">
            <text:p>0.638317836801047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7.3351883888245" calcext:value-type="float">
            <text:p>37.3351883888245</text:p>
          </table:table-cell>
          <table:table-cell office:value-type="float" office:value="3.86588352918625" calcext:value-type="float">
            <text:p>3.8658835291862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3.58456102251638" calcext:value-type="float">
            <text:p>3.58456102251638</text:p>
          </table:table-cell>
          <table:table-cell office:value-type="float" office:value="0.583116937151354" calcext:value-type="float">
            <text:p>0.583116937151354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7.4432628154755" calcext:value-type="float">
            <text:p>37.4432628154755</text:p>
          </table:table-cell>
          <table:table-cell office:value-type="float" office:value="4.65124768018723" calcext:value-type="float">
            <text:p>4.6512476801872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3.67841480385343" calcext:value-type="float">
            <text:p>3.67841480385343</text:p>
          </table:table-cell>
          <table:table-cell office:value-type="float" office:value="0.982708750512376" calcext:value-type="float">
            <text:p>0.982708750512376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56.6585455536842" calcext:value-type="float">
            <text:p>56.6585455536842</text:p>
          </table:table-cell>
          <table:table-cell office:value-type="float" office:value="4.65987586975098" calcext:value-type="float">
            <text:p>4.6598758697509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8143223413947" calcext:value-type="float">
            <text:p>0.998143223413947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8349834983498" calcext:value-type="float">
            <text:p>0.998349834983498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9175597691674" calcext:value-type="float">
            <text:p>0.999175597691674</text:p>
          </table:table-cell>
          <table:table-cell office:value-type="float" office:value="2.69056218884493" calcext:value-type="float">
            <text:p>2.69056218884493</text:p>
          </table:table-cell>
          <table:table-cell office:value-type="float" office:value="0.684257387957682" calcext:value-type="float">
            <text:p>0.684257387957682</text:p>
          </table:table-cell>
          <table:table-cell office:value-type="float" office:value="0.0106817482876011" calcext:value-type="float">
            <text:p>0.010681748287601</text:p>
          </table:table-cell>
          <table:table-cell office:value-type="float" office:value="0.000684841230463141" calcext:value-type="float">
            <text:p>0.000684841230463</text:p>
          </table:table-cell>
        </table:table-row>
        <table:table-row table:style-name="ro1">
          <table:table-cell office:value-type="float" office:value="41.2079823613167" calcext:value-type="float">
            <text:p>41.2079823613167</text:p>
          </table:table-cell>
          <table:table-cell office:value-type="float" office:value="4.27038270235062" calcext:value-type="float">
            <text:p>4.2703827023506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286957539521" calcext:value-type="float">
            <text:p>0.996286957539521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" calcext:value-type="float">
            <text:p>14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5.83277197786644" calcext:value-type="float">
            <text:p>5.83277197786644</text:p>
          </table:table-cell>
          <table:table-cell office:value-type="float" office:value="0.587967209757002" calcext:value-type="float">
            <text:p>0.587967209757002</text:p>
          </table:table-cell>
          <table:table-cell office:value-type="float" office:value="0.00964639151891867" calcext:value-type="float">
            <text:p>0.009646391518919</text:p>
          </table:table-cell>
          <table:table-cell office:value-type="float" office:value="0.00123790793081235" calcext:value-type="float">
            <text:p>0.001237907930812</text:p>
          </table:table-cell>
        </table:table-row>
        <table:table-row table:style-name="ro1">
          <table:table-cell office:value-type="float" office:value="43.4446585178375" calcext:value-type="float">
            <text:p>43.4446585178375</text:p>
          </table:table-cell>
          <table:table-cell office:value-type="float" office:value="4.79791110754013" calcext:value-type="float">
            <text:p>4.7979111075401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628678748954" calcext:value-type="float">
            <text:p>0.996286787489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6" calcext:value-type="float">
            <text:p>3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3.76687369054781" calcext:value-type="float">
            <text:p>3.76687369054781</text:p>
          </table:table-cell>
          <table:table-cell office:value-type="float" office:value="1.14745214925332" calcext:value-type="float">
            <text:p>1.14745214925332</text:p>
          </table:table-cell>
          <table:table-cell office:value-type="float" office:value="0.0109129273409401" calcext:value-type="float">
            <text:p>0.01091292734094</text:p>
          </table:table-cell>
          <table:table-cell office:value-type="float" office:value="0.00222179238725571" calcext:value-type="float">
            <text:p>0.002221792387256</text:p>
          </table:table-cell>
        </table:table-row>
        <table:table-row table:style-name="ro1">
          <table:table-cell office:value-type="float" office:value="42.0391183495522" calcext:value-type="float">
            <text:p>42.0391183495522</text:p>
          </table:table-cell>
          <table:table-cell office:value-type="float" office:value="4.61218881607056" calcext:value-type="float">
            <text:p>4.6121888160705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5874416285396" calcext:value-type="float">
            <text:p>0.99587441628539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6" calcext:value-type="float">
            <text:p>3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4.93126436761933" calcext:value-type="float">
            <text:p>4.93126436761933</text:p>
          </table:table-cell>
          <table:table-cell office:value-type="float" office:value="0.642635761451442" calcext:value-type="float">
            <text:p>0.642635761451442</text:p>
          </table:table-cell>
          <table:table-cell office:value-type="float" office:value="0.0111628406214126" calcext:value-type="float">
            <text:p>0.011162840621413</text:p>
          </table:table-cell>
          <table:table-cell office:value-type="float" office:value="0.00193513527580137" calcext:value-type="float">
            <text:p>0.001935135275801</text:p>
          </table:table-cell>
        </table:table-row>
        <table:table-row table:style-name="ro1">
          <table:table-cell office:value-type="float" office:value="43.4392835497856" calcext:value-type="float">
            <text:p>43.4392835497856</text:p>
          </table:table-cell>
          <table:table-cell office:value-type="float" office:value="4.51639556884766" calcext:value-type="float">
            <text:p>4.51639556884766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5668315708314" calcext:value-type="float">
            <text:p>0.99566831570831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" calcext:value-type="float">
            <text:p>1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4.65194500529941" calcext:value-type="float">
            <text:p>4.65194500529941</text:p>
          </table:table-cell>
          <table:table-cell office:value-type="float" office:value="0.528661379751512" calcext:value-type="float">
            <text:p>0.528661379751512</text:p>
          </table:table-cell>
          <table:table-cell office:value-type="float" office:value="0.00961684476251448" calcext:value-type="float">
            <text:p>0.009616844762514</text:p>
          </table:table-cell>
          <table:table-cell office:value-type="float" office:value="0.00178635642005595" calcext:value-type="float">
            <text:p>0.001786356420056</text:p>
          </table:table-cell>
        </table:table-row>
        <table:table-row table:style-name="ro1">
          <table:table-cell office:value-type="float" office:value="41.3471273779869" calcext:value-type="float">
            <text:p>41.3471273779869</text:p>
          </table:table-cell>
          <table:table-cell office:value-type="float" office:value="4.80292475223541" calcext:value-type="float">
            <text:p>4.802924752235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4.78281544634148" calcext:value-type="float">
            <text:p>4.78281544634148</text:p>
          </table:table-cell>
          <table:table-cell office:value-type="float" office:value="0.878325846880392" calcext:value-type="float">
            <text:p>0.878325846880392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41.9443135857582" calcext:value-type="float">
            <text:p>41.9443135857582</text:p>
          </table:table-cell>
          <table:table-cell office:value-type="float" office:value="4.53956174850464" calcext:value-type="float">
            <text:p>4.5395617485046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4.00209759465062" calcext:value-type="float">
            <text:p>4.00209759465062</text:p>
          </table:table-cell>
          <table:table-cell office:value-type="float" office:value="0.707665663647932" calcext:value-type="float">
            <text:p>0.707665663647932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42.3383457064629" calcext:value-type="float">
            <text:p>42.3383457064629</text:p>
          </table:table-cell>
          <table:table-cell office:value-type="float" office:value="4.55267345905304" calcext:value-type="float">
            <text:p>4.5526734590530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4.04546350462454" calcext:value-type="float">
            <text:p>4.04546350462454</text:p>
          </table:table-cell>
          <table:table-cell office:value-type="float" office:value="0.991204325911961" calcext:value-type="float">
            <text:p>0.991204325911961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8.5265597105026" calcext:value-type="float">
            <text:p>38.5265597105026</text:p>
          </table:table-cell>
          <table:table-cell office:value-type="float" office:value="4.17562031745911" calcext:value-type="float">
            <text:p>4.1756203174591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3805154072652" calcext:value-type="float">
            <text:p>0.97380515407265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4.69119452618477" calcext:value-type="float">
            <text:p>4.69119452618477</text:p>
          </table:table-cell>
          <table:table-cell office:value-type="float" office:value="0.693802503140911" calcext:value-type="float">
            <text:p>0.693802503140911</text:p>
          </table:table-cell>
          <table:table-cell office:value-type="float" office:value="0.0080541523232806" calcext:value-type="float">
            <text:p>0.008054152323281</text:p>
          </table:table-cell>
          <table:table-cell office:value-type="float" office:value="0.00374427319244227" calcext:value-type="float">
            <text:p>0.003744273192442</text:p>
          </table:table-cell>
        </table:table-row>
        <table:table-row table:style-name="ro1">
          <table:table-cell office:value-type="float" office:value="38.8520268201828" calcext:value-type="float">
            <text:p>38.8520268201828</text:p>
          </table:table-cell>
          <table:table-cell office:value-type="float" office:value="4.66435956954956" calcext:value-type="float">
            <text:p>4.6643595695495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6167388846" calcext:value-type="float">
            <text:p>0.97483616738884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5267930750206" calcext:value-type="float">
            <text:p>0.975267930750206</text:p>
          </table:table-cell>
          <table:table-cell office:value-type="float" office:value="4.26926154894157" calcext:value-type="float">
            <text:p>4.26926154894157</text:p>
          </table:table-cell>
          <table:table-cell office:value-type="float" office:value="0.687372346443092" calcext:value-type="float">
            <text:p>0.687372346443092</text:p>
          </table:table-cell>
          <table:table-cell office:value-type="float" office:value="0.00809034850294308" calcext:value-type="float">
            <text:p>0.008090348502943</text:p>
          </table:table-cell>
          <table:table-cell office:value-type="float" office:value="0.00388623512858978" calcext:value-type="float">
            <text:p>0.00388623512859</text:p>
          </table:table-cell>
        </table:table-row>
        <table:table-row table:style-name="ro1">
          <table:table-cell office:value-type="float" office:value="41.8899182081223" calcext:value-type="float">
            <text:p>41.8899182081223</text:p>
          </table:table-cell>
          <table:table-cell office:value-type="float" office:value="4.76639407873154" calcext:value-type="float">
            <text:p>4.7663940787315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3.45808931416634" calcext:value-type="float">
            <text:p>3.45808931416634</text:p>
          </table:table-cell>
          <table:table-cell office:value-type="float" office:value="0.781537437518837" calcext:value-type="float">
            <text:p>0.781537437518837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44.2611775398254" calcext:value-type="float">
            <text:p>44.2611775398254</text:p>
          </table:table-cell>
          <table:table-cell office:value-type="float" office:value="5.45811939239502" calcext:value-type="float">
            <text:p>5.4581193923950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4.02321469326129" calcext:value-type="float">
            <text:p>4.02321469326129</text:p>
          </table:table-cell>
          <table:table-cell office:value-type="float" office:value="0.983093323733978" calcext:value-type="float">
            <text:p>0.983093323733978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44.2703158855438" calcext:value-type="float">
            <text:p>44.2703158855438</text:p>
          </table:table-cell>
          <table:table-cell office:value-type="float" office:value="5.41413724422455" calcext:value-type="float">
            <text:p>5.4141372442245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2.69385015221836" calcext:value-type="float">
            <text:p>2.69385015221836</text:p>
          </table:table-cell>
          <table:table-cell office:value-type="float" office:value="0.947959455624629" calcext:value-type="float">
            <text:p>0.947959455624629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9.4378581643105" calcext:value-type="float">
            <text:p>39.4378581643105</text:p>
          </table:table-cell>
          <table:table-cell office:value-type="float" office:value="4.75728189945221" calcext:value-type="float">
            <text:p>4.7572818994522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3.6554608926738" calcext:value-type="float">
            <text:p>3.6554608926738</text:p>
          </table:table-cell>
          <table:table-cell office:value-type="float" office:value="1.10056346869377" calcext:value-type="float">
            <text:p>1.10056346869377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6.4871701598167" calcext:value-type="float">
            <text:p>36.4871701598167</text:p>
          </table:table-cell>
          <table:table-cell office:value-type="float" office:value="4.50520712137222" calcext:value-type="float">
            <text:p>4.5052071213722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72096957724829" calcext:value-type="float">
            <text:p>1.72096957724829</text:p>
          </table:table-cell>
          <table:table-cell office:value-type="float" office:value="0.96396646241452" calcext:value-type="float">
            <text:p>0.96396646241452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4.8742134571075" calcext:value-type="float">
            <text:p>34.8742134571075</text:p>
          </table:table-cell>
          <table:table-cell office:value-type="float" office:value="4.5901050567627" calcext:value-type="float">
            <text:p>4.590105056762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71269943860554" calcext:value-type="float">
            <text:p>1.71269943860554</text:p>
          </table:table-cell>
          <table:table-cell office:value-type="float" office:value="0.936004475000048" calcext:value-type="float">
            <text:p>0.936004475000048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5.4356398582458" calcext:value-type="float">
            <text:p>35.4356398582458</text:p>
          </table:table-cell>
          <table:table-cell office:value-type="float" office:value="4.46694278717041" calcext:value-type="float">
            <text:p>4.4669427871704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4792200368041" calcext:value-type="float">
            <text:p>2.4792200368041</text:p>
          </table:table-cell>
          <table:table-cell office:value-type="float" office:value="0.911425470371931" calcext:value-type="float">
            <text:p>0.911425470371931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5.4044635295868" calcext:value-type="float">
            <text:p>35.4044635295868</text:p>
          </table:table-cell>
          <table:table-cell office:value-type="float" office:value="4.64612662792206" calcext:value-type="float">
            <text:p>4.6461266279220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97061175952432" calcext:value-type="float">
            <text:p>1.97061175952432</text:p>
          </table:table-cell>
          <table:table-cell office:value-type="float" office:value="0.933102635801177" calcext:value-type="float">
            <text:p>0.933102635801177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5.1337626576424" calcext:value-type="float">
            <text:p>35.1337626576424</text:p>
          </table:table-cell>
          <table:table-cell office:value-type="float" office:value="4.7188663482666" calcext:value-type="float">
            <text:p>4.718866348266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09870285794398" calcext:value-type="float">
            <text:p>2.09870285794398</text:p>
          </table:table-cell>
          <table:table-cell office:value-type="float" office:value="0.744902913362077" calcext:value-type="float">
            <text:p>0.744902913362077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4.9502058029175" calcext:value-type="float">
            <text:p>34.9502058029175</text:p>
          </table:table-cell>
          <table:table-cell office:value-type="float" office:value="4.61308020353317" calcext:value-type="float">
            <text:p>4.6130802035331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23473352006295" calcext:value-type="float">
            <text:p>1.23473352006295</text:p>
          </table:table-cell>
          <table:table-cell office:value-type="float" office:value="0.966660620251375" calcext:value-type="float">
            <text:p>0.966660620251375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6.0896974205971" calcext:value-type="float">
            <text:p>36.0896974205971</text:p>
          </table:table-cell>
          <table:table-cell office:value-type="float" office:value="4.68342059850693" calcext:value-type="float">
            <text:p>4.6834205985069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7936952786884" calcext:value-type="float">
            <text:p>0.99793695278688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0" calcext:value-type="float">
            <text:p>90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9175597691674" calcext:value-type="float">
            <text:p>0.999175597691674</text:p>
          </table:table-cell>
          <table:table-cell office:value-type="float" office:value="1.26607324202876" calcext:value-type="float">
            <text:p>1.26607324202876</text:p>
          </table:table-cell>
          <table:table-cell office:value-type="float" office:value="0.755777448138546" calcext:value-type="float">
            <text:p>0.755777448138546</text:p>
          </table:table-cell>
          <table:table-cell office:value-type="float" office:value="0.0111111374631242" calcext:value-type="float">
            <text:p>0.011111137463124</text:p>
          </table:table-cell>
          <table:table-cell office:value-type="float" office:value="0.000715132456045134" calcext:value-type="float">
            <text:p>0.000715132456045</text:p>
          </table:table-cell>
        </table:table-row>
        <table:table-row table:style-name="ro1">
          <table:table-cell office:value-type="float" office:value="36.5259155035019" calcext:value-type="float">
            <text:p>36.5259155035019</text:p>
          </table:table-cell>
          <table:table-cell office:value-type="float" office:value="4.88547557592392" calcext:value-type="float">
            <text:p>4.8854755759239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493058116603" calcext:value-type="float">
            <text:p>0.996493058116603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" calcext:value-type="float">
            <text:p>14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2.05435256221412" calcext:value-type="float">
            <text:p>2.05435256221412</text:p>
          </table:table-cell>
          <table:table-cell office:value-type="float" office:value="0.826696743460894" calcext:value-type="float">
            <text:p>0.826696743460894</text:p>
          </table:table-cell>
          <table:table-cell office:value-type="float" office:value="0.0100920214250566" calcext:value-type="float">
            <text:p>0.010092021425057</text:p>
          </table:table-cell>
          <table:table-cell office:value-type="float" office:value="0.00147340083734661" calcext:value-type="float">
            <text:p>0.001473400837347</text:p>
          </table:table-cell>
        </table:table-row>
        <table:table-row table:style-name="ro1">
          <table:table-cell office:value-type="float" office:value="36.1466038823128" calcext:value-type="float">
            <text:p>36.1466038823128</text:p>
          </table:table-cell>
          <table:table-cell office:value-type="float" office:value="4.43377894163132" calcext:value-type="float">
            <text:p>4.4337789416313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6493058116603" calcext:value-type="float">
            <text:p>0.996493058116603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6" calcext:value-type="float">
            <text:p>3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1.81719527615442" calcext:value-type="float">
            <text:p>1.81719527615442</text:p>
          </table:table-cell>
          <table:table-cell office:value-type="float" office:value="0.808001045810913" calcext:value-type="float">
            <text:p>0.808001045810913</text:p>
          </table:table-cell>
          <table:table-cell office:value-type="float" office:value="0.0109129273409401" calcext:value-type="float">
            <text:p>0.01091292734094</text:p>
          </table:table-cell>
          <table:table-cell office:value-type="float" office:value="0.00187947660755236" calcext:value-type="float">
            <text:p>0.001879476607552</text:p>
          </table:table-cell>
        </table:table-row>
        <table:table-row table:style-name="ro1">
          <table:table-cell office:value-type="float" office:value="35.9300864934921" calcext:value-type="float">
            <text:p>35.9300864934921</text:p>
          </table:table-cell>
          <table:table-cell office:value-type="float" office:value="4.49176573753357" calcext:value-type="float">
            <text:p>4.4917657375335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5874416285396" calcext:value-type="float">
            <text:p>0.99587441628539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6" calcext:value-type="float">
            <text:p>3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1.01127827042777" calcext:value-type="float">
            <text:p>1.01127827042777</text:p>
          </table:table-cell>
          <table:table-cell office:value-type="float" office:value="0.896157024902137" calcext:value-type="float">
            <text:p>0.896157024902137</text:p>
          </table:table-cell>
          <table:table-cell office:value-type="float" office:value="0.0111628406214126" calcext:value-type="float">
            <text:p>0.011162840621413</text:p>
          </table:table-cell>
          <table:table-cell office:value-type="float" office:value="0.00193513527580137" calcext:value-type="float">
            <text:p>0.001935135275801</text:p>
          </table:table-cell>
        </table:table-row>
        <table:table-row table:style-name="ro1">
          <table:table-cell office:value-type="float" office:value="36.042532145977" calcext:value-type="float">
            <text:p>36.042532145977</text:p>
          </table:table-cell>
          <table:table-cell office:value-type="float" office:value="4.54644238948822" calcext:value-type="float">
            <text:p>4.54644238948822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5668315708314" calcext:value-type="float">
            <text:p>0.99566831570831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" calcext:value-type="float">
            <text:p>1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04983671323044" calcext:value-type="float">
            <text:p>1.04983671323044</text:p>
          </table:table-cell>
          <table:table-cell office:value-type="float" office:value="0.632494264213813" calcext:value-type="float">
            <text:p>0.632494264213813</text:p>
          </table:table-cell>
          <table:table-cell office:value-type="float" office:value="0.00961684476251448" calcext:value-type="float">
            <text:p>0.009616844762514</text:p>
          </table:table-cell>
          <table:table-cell office:value-type="float" office:value="0.00178635642005595" calcext:value-type="float">
            <text:p>0.001786356420056</text:p>
          </table:table-cell>
        </table:table-row>
        <table:table-row table:style-name="ro1">
          <table:table-cell office:value-type="float" office:value="35.2562988996506" calcext:value-type="float">
            <text:p>35.2562988996506</text:p>
          </table:table-cell>
          <table:table-cell office:value-type="float" office:value="4.78726893663406" calcext:value-type="float">
            <text:p>4.7872689366340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37060454537279" calcext:value-type="float">
            <text:p>1.37060454537279</text:p>
          </table:table-cell>
          <table:table-cell office:value-type="float" office:value="0.816691089296597" calcext:value-type="float">
            <text:p>0.816691089296597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5.0038861632347" calcext:value-type="float">
            <text:p>35.0038861632347</text:p>
          </table:table-cell>
          <table:table-cell office:value-type="float" office:value="4.43797087669373" calcext:value-type="float">
            <text:p>4.437970876693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0.991505408808058" calcext:value-type="float">
            <text:p>0.991505408808058</text:p>
          </table:table-cell>
          <table:table-cell office:value-type="float" office:value="0.786076702468613" calcext:value-type="float">
            <text:p>0.786076702468613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5.7363682985306" calcext:value-type="float">
            <text:p>35.7363682985306</text:p>
          </table:table-cell>
          <table:table-cell office:value-type="float" office:value="4.56332492828369" calcext:value-type="float">
            <text:p>4.5633249282836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598543064785" calcext:value-type="float">
            <text:p>0.97359854306478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2.4531987968345" calcext:value-type="float">
            <text:p>2.4531987968345</text:p>
          </table:table-cell>
          <table:table-cell office:value-type="float" office:value="0.803215395079324" calcext:value-type="float">
            <text:p>0.803215395079324</text:p>
          </table:table-cell>
          <table:table-cell office:value-type="float" office:value="0.00973251091949738" calcext:value-type="float">
            <text:p>0.009732510919497</text:p>
          </table:table-cell>
          <table:table-cell office:value-type="float" office:value="0.00354190384136641" calcext:value-type="float">
            <text:p>0.003541903841366</text:p>
          </table:table-cell>
        </table:table-row>
        <table:table-row table:style-name="ro1">
          <table:table-cell office:value-type="float" office:value="36.1951013803482" calcext:value-type="float">
            <text:p>36.1951013803482</text:p>
          </table:table-cell>
          <table:table-cell office:value-type="float" office:value="4.51226288080215" calcext:value-type="float">
            <text:p>4.5122628808021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3805154072652" calcext:value-type="float">
            <text:p>0.973805154072652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1.58226682804274" calcext:value-type="float">
            <text:p>1.58226682804274</text:p>
          </table:table-cell>
          <table:table-cell office:value-type="float" office:value="0.926839209509584" calcext:value-type="float">
            <text:p>0.926839209509584</text:p>
          </table:table-cell>
          <table:table-cell office:value-type="float" office:value="0.0080541523232806" calcext:value-type="float">
            <text:p>0.008054152323281</text:p>
          </table:table-cell>
          <table:table-cell office:value-type="float" office:value="0.00374427319244227" calcext:value-type="float">
            <text:p>0.003744273192442</text:p>
          </table:table-cell>
        </table:table-row>
        <table:table-row table:style-name="ro1">
          <table:table-cell office:value-type="float" office:value="35.1274476647377" calcext:value-type="float">
            <text:p>35.1274476647377</text:p>
          </table:table-cell>
          <table:table-cell office:value-type="float" office:value="4.28998732566834" calcext:value-type="float">
            <text:p>4.2899873256683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6167388846" calcext:value-type="float">
            <text:p>0.97483616738884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5267930750206" calcext:value-type="float">
            <text:p>0.975267930750206</text:p>
          </table:table-cell>
          <table:table-cell office:value-type="float" office:value="1.02951349757046" calcext:value-type="float">
            <text:p>1.02951349757046</text:p>
          </table:table-cell>
          <table:table-cell office:value-type="float" office:value="0.78544905893079" calcext:value-type="float">
            <text:p>0.78544905893079</text:p>
          </table:table-cell>
          <table:table-cell office:value-type="float" office:value="0.00809034850294308" calcext:value-type="float">
            <text:p>0.008090348502943</text:p>
          </table:table-cell>
          <table:table-cell office:value-type="float" office:value="0.00388623512858978" calcext:value-type="float">
            <text:p>0.00388623512859</text:p>
          </table:table-cell>
        </table:table-row>
        <table:table-row table:style-name="ro1">
          <table:table-cell office:value-type="float" office:value="35.1571669578552" calcext:value-type="float">
            <text:p>35.1571669578552</text:p>
          </table:table-cell>
          <table:table-cell office:value-type="float" office:value="4.41574513912201" calcext:value-type="float">
            <text:p>4.4157451391220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11064833214944" calcext:value-type="float">
            <text:p>1.11064833214944</text:p>
          </table:table-cell>
          <table:table-cell office:value-type="float" office:value="1.04311243318701" calcext:value-type="float">
            <text:p>1.04311243318701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5.26984167099" calcext:value-type="float">
            <text:p>35.26984167099</text:p>
          </table:table-cell>
          <table:table-cell office:value-type="float" office:value="4.44045221805573" calcext:value-type="float">
            <text:p>4.4404522180557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2.04533974047998" calcext:value-type="float">
            <text:p>2.04533974047998</text:p>
          </table:table-cell>
          <table:table-cell office:value-type="float" office:value="0.802440453776944" calcext:value-type="float">
            <text:p>0.802440453776944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5.2962883710861" calcext:value-type="float">
            <text:p>35.2962883710861</text:p>
          </table:table-cell>
          <table:table-cell office:value-type="float" office:value="4.49154806137085" calcext:value-type="float">
            <text:p>4.4915480613708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80908619890328" calcext:value-type="float">
            <text:p>1.80908619890328</text:p>
          </table:table-cell>
          <table:table-cell office:value-type="float" office:value="0.754158806771195" calcext:value-type="float">
            <text:p>0.754158806771195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5.3929268717766" calcext:value-type="float">
            <text:p>35.3929268717766</text:p>
          </table:table-cell>
          <table:table-cell office:value-type="float" office:value="4.92472189664841" calcext:value-type="float">
            <text:p>4.9247218966484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99725007161097" calcext:value-type="float">
            <text:p>1.99725007161097</text:p>
          </table:table-cell>
          <table:table-cell office:value-type="float" office:value="0.970013001737219" calcext:value-type="float">
            <text:p>0.970013001737219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5.2416108250618" calcext:value-type="float">
            <text:p>35.2416108250618</text:p>
          </table:table-cell>
          <table:table-cell office:value-type="float" office:value="4.73358172178268" calcext:value-type="float">
            <text:p>4.7335817217826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35164414454" calcext:value-type="float">
            <text:p>0.96823516441445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7" calcext:value-type="float">
            <text:p>15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8672712283594" calcext:value-type="float">
            <text:p>0.968672712283594</text:p>
          </table:table-cell>
          <table:table-cell office:value-type="float" office:value="1.89817010568178" calcext:value-type="float">
            <text:p>1.89817010568178</text:p>
          </table:table-cell>
          <table:table-cell office:value-type="float" office:value="0.759328991256213" calcext:value-type="float">
            <text:p>0.759328991256213</text:p>
          </table:table-cell>
          <table:table-cell office:value-type="float" office:value="0.0099052110316416" calcext:value-type="float">
            <text:p>0.009905211031642</text:p>
          </table:table-cell>
          <table:table-cell office:value-type="float" office:value="0.00351830929216793" calcext:value-type="float">
            <text:p>0.003518309292168</text:p>
          </table:table-cell>
        </table:table-row>
        <table:table-row table:style-name="ro1">
          <table:table-cell office:value-type="float" office:value="34.7819557785988" calcext:value-type="float">
            <text:p>34.7819557785988</text:p>
          </table:table-cell>
          <table:table-cell office:value-type="float" office:value="4.56772881746292" calcext:value-type="float">
            <text:p>4.5677288174629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45810036695359" calcext:value-type="float">
            <text:p>1.45810036695359</text:p>
          </table:table-cell>
          <table:table-cell office:value-type="float" office:value="0.791927296460067" calcext:value-type="float">
            <text:p>0.791927296460067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5.0265247821808" calcext:value-type="float">
            <text:p>35.0265247821808</text:p>
          </table:table-cell>
          <table:table-cell office:value-type="float" office:value="4.38319277763367" calcext:value-type="float">
            <text:p>4.3831927776336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25613657404348" calcext:value-type="float">
            <text:p>1.25613657404348</text:p>
          </table:table-cell>
          <table:table-cell office:value-type="float" office:value="0.831959335399973" calcext:value-type="float">
            <text:p>0.831959335399973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4.921057343483" calcext:value-type="float">
            <text:p>34.921057343483</text:p>
          </table:table-cell>
          <table:table-cell office:value-type="float" office:value="4.55620384216309" calcext:value-type="float">
            <text:p>4.5562038421630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43840885025934" calcext:value-type="float">
            <text:p>1.43840885025934</text:p>
          </table:table-cell>
          <table:table-cell office:value-type="float" office:value="0.812026692600558" calcext:value-type="float">
            <text:p>0.812026692600558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4.8939105272293" calcext:value-type="float">
            <text:p>34.8939105272293</text:p>
          </table:table-cell>
          <table:table-cell office:value-type="float" office:value="4.53855532407761" calcext:value-type="float">
            <text:p>4.5385553240776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68727176274017" calcext:value-type="float">
            <text:p>1.68727176274017</text:p>
          </table:table-cell>
          <table:table-cell office:value-type="float" office:value="0.751591773296772" calcext:value-type="float">
            <text:p>0.751591773296772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  <table:table-row table:style-name="ro1">
          <table:table-cell office:value-type="float" office:value="33.8283014893532" calcext:value-type="float">
            <text:p>33.8283014893532</text:p>
          </table:table-cell>
          <table:table-cell office:value-type="float" office:value="4.03374886512756" calcext:value-type="float">
            <text:p>4.0337488651275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935514581376" calcext:value-type="float">
            <text:p>0.964935514581376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51375285996353" calcext:value-type="float">
            <text:p>1.51375285996353</text:p>
          </table:table-cell>
          <table:table-cell office:value-type="float" office:value="1.48892442707167" calcext:value-type="float">
            <text:p>1.48892442707167</text:p>
          </table:table-cell>
          <table:table-cell office:value-type="float" office:value="0.00615813074780052" calcext:value-type="float">
            <text:p>0.006158130747801</text:p>
          </table:table-cell>
          <table:table-cell office:value-type="float" office:value="0.00489028982904813" calcext:value-type="float">
            <text:p>0.004890289829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2T18:41:10.447665791</dc:date>
    <meta:editing-duration>PT6M28S</meta:editing-duration>
    <meta:editing-cycles>1</meta:editing-cycles>
    <meta:generator>LibreOffice/5.2.7.2$Linux_X86_64 LibreOffice_project/20m0$Build-2</meta:generator>
    <meta:document-statistic meta:table-count="1" meta:cell-count="57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956cm" svg:height="13.507cm" xlink:href=".." xlink:type="simple" chart:class="chart:scatter" chart:style-name="ch1">
        <chart:legend chart:legend-position="end" svg:x="25.887cm" svg:y="6.205cm" style:legend-expansion="high" chart:style-name="ch2"/>
        <chart:plot-area chart:style-name="ch3" table:cell-range-address="search_results.C1:search_results.D241 search_results.G2:search_results.G241" chart:data-source-has-labels="row" svg:x="1.61cm" svg:y="0.27cm" svg:width="23.678cm" svg:height="11.986cm">
          <chartooo:coordinate-region svg:x="2.522cm" svg:y="0.469cm" svg:width="22.485cm" svg:height="11.14cm"/>
          <chart:axis chart:dimension="x" chart:name="primary-x" chart:style-name="ch4">
            <chart:title svg:x="12.214cm" svg:y="12.526cm" chart:style-name="ch5">
              <text:p>Max Leaf Nodes</text:p>
            </chart:title>
          </chart:axis>
          <chart:axis chart:dimension="y" chart:name="primary-y" chart:style-name="ch6">
            <chart:title svg:x="0.451cm" svg:y="7.008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241" chart:label-cell-address="search_results.D1:search_results.D1" chart:class="chart:scatter">
            <chart:domain table:cell-range-address="search_results.G2:search_results.G241"/>
            <chart:error-indicator chart:style-name="ch10" chart:dimension="y"/>
            <chart:data-point chart:repeated="240"/>
          </chart:series>
          <chart:series chart:style-name="ch11" chart:values-cell-range-address="search_results.C2:search_results.C241" chart:label-cell-address="search_results.C1:search_results.C1" chart:class="chart:scatter">
            <chart:error-indicator chart:style-name="ch12" chart:dimension="y"/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earch_results.G2:search_results.G241</svg:desc>
                </draw:g>
              </table:table-cell>
              <table:table-cell office:value-type="float" office:value="0.984942920773398">
                <text:p>0.984942920773398</text:p>
                <draw:g>
                  <svg:desc>search_results.D2:search_results.D241</svg:desc>
                </draw:g>
              </table:table-cell>
              <table:table-cell office:value-type="float" office:value="0.00305036890168749">
                <text:p>0.00305036890168749</text:p>
                <draw:g>
                  <svg:desc>search_results.X2:search_results.X241</svg:desc>
                </draw:g>
              </table:table-cell>
              <table:table-cell office:value-type="float" office:value="0.00305036890168749">
                <text:p>0.00305036890168749</text:p>
                <draw:g>
                  <svg:desc>search_results.X2:search_results.X241</svg:desc>
                </draw:g>
              </table:table-cell>
              <table:table-cell office:value-type="float" office:value="0.938118811881188">
                <text:p>0.938118811881188</text:p>
                <draw:g>
                  <svg:desc>search_results.C2:search_results.C241</svg:desc>
                </draw:g>
              </table:table-cell>
              <table:table-cell office:value-type="float" office:value="0.01018629896398">
                <text:p>0.01018629896398</text:p>
                <draw:g>
                  <svg:desc>search_results.W2:search_results.W241</svg:desc>
                </draw:g>
              </table:table-cell>
              <table:table-cell office:value-type="float" office:value="0.01018629896398">
                <text:p>0.01018629896398</text:p>
                <draw:g>
                  <svg:desc>search_results.W2:search_results.W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.984118008315128">
                <text:p>0.984118008315128</text:p>
              </table:table-cell>
              <table:table-cell office:value-type="float" office:value="0.0036118744893994">
                <text:p>0.0036118744893994</text:p>
              </table:table-cell>
              <table:table-cell office:value-type="float" office:value="0.0036118744893994">
                <text:p>0.003611874489399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64639151891867">
                <text:p>0.00964639151891867</text:p>
              </table:table-cell>
              <table:table-cell office:value-type="float" office:value="0.00964639151891867">
                <text:p>0.00964639151891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983910886314791">
                <text:p>0.983910886314791</text:p>
              </table:table-cell>
              <table:table-cell office:value-type="float" office:value="0.00236987905182373">
                <text:p>0.00236987905182373</text:p>
              </table:table-cell>
              <table:table-cell office:value-type="float" office:value="0.00236987905182373">
                <text:p>0.0023698790518237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984117157222696">
                <text:p>0.984117157222696</text:p>
              </table:table-cell>
              <table:table-cell office:value-type="float" office:value="0.00269734498403384">
                <text:p>0.00269734498403384</text:p>
              </table:table-cell>
              <table:table-cell office:value-type="float" office:value="0.00269734498403384">
                <text:p>0.00269734498403384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4478604494997">
                <text:p>0.0104478604494997</text:p>
              </table:table-cell>
              <table:table-cell office:value-type="float" office:value="0.0104478604494997">
                <text:p>0.0104478604494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984117667653481">
                <text:p>0.984117667653481</text:p>
              </table:table-cell>
              <table:table-cell office:value-type="float" office:value="0.00269519820144493">
                <text:p>0.00269519820144493</text:p>
              </table:table-cell>
              <table:table-cell office:value-type="float" office:value="0.00269519820144493">
                <text:p>0.0026951982014449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03255011514743">
                <text:p>0.00903255011514743</text:p>
              </table:table-cell>
              <table:table-cell office:value-type="float" office:value="0.00903255011514743">
                <text:p>0.00903255011514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973392272437722">
                <text:p>0.973392272437722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4227107681488">
                <text:p>0.00944227107681488</text:p>
              </table:table-cell>
              <table:table-cell office:value-type="float" office:value="0.00944227107681488">
                <text:p>0.00944227107681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73392272437722">
                <text:p>0.973392272437722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4227107681488">
                <text:p>0.00944227107681488</text:p>
              </table:table-cell>
              <table:table-cell office:value-type="float" office:value="0.00944227107681488">
                <text:p>0.00944227107681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973392272437722">
                <text:p>0.973392272437722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4227107681488">
                <text:p>0.00944227107681488</text:p>
              </table:table-cell>
              <table:table-cell office:value-type="float" office:value="0.00944227107681488">
                <text:p>0.009442271076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973598883445589">
                <text:p>0.973598883445589</text:p>
              </table:table-cell>
              <table:table-cell office:value-type="float" office:value="0.00390564846200911">
                <text:p>0.00390564846200911</text:p>
              </table:table-cell>
              <table:table-cell office:value-type="float" office:value="0.00390564846200911">
                <text:p>0.00390564846200911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974423966234683">
                <text:p>0.974423966234683</text:p>
              </table:table-cell>
              <table:table-cell office:value-type="float" office:value="0.00390597057559443">
                <text:p>0.00390597057559443</text:p>
              </table:table-cell>
              <table:table-cell office:value-type="float" office:value="0.00390597057559443">
                <text:p>0.00390597057559443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986798506167056">
                <text:p>0.986798506167056</text:p>
              </table:table-cell>
              <table:table-cell office:value-type="float" office:value="0.00291754314056525">
                <text:p>0.00291754314056525</text:p>
              </table:table-cell>
              <table:table-cell office:value-type="float" office:value="0.00291754314056525">
                <text:p>0.0029175431405652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551833840732">
                <text:p>0.0100551833840732</text:p>
              </table:table-cell>
              <table:table-cell office:value-type="float" office:value="0.0100551833840732">
                <text:p>0.0100551833840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0.986180715147439">
                <text:p>0.986180715147439</text:p>
              </table:table-cell>
              <table:table-cell office:value-type="float" office:value="0.00310546793319428">
                <text:p>0.00310546793319428</text:p>
              </table:table-cell>
              <table:table-cell office:value-type="float" office:value="0.00310546793319428">
                <text:p>0.00310546793319428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0822718821289">
                <text:p>0.0100822718821289</text:p>
              </table:table-cell>
              <table:table-cell office:value-type="float" office:value="0.0100822718821289">
                <text:p>0.0100822718821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0.986386645393698">
                <text:p>0.986386645393698</text:p>
              </table:table-cell>
              <table:table-cell office:value-type="float" office:value="0.00263988256614857">
                <text:p>0.00263988256614857</text:p>
              </table:table-cell>
              <table:table-cell office:value-type="float" office:value="0.00263988256614857">
                <text:p>0.0026398825661485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0.986592745970779">
                <text:p>0.986592745970779</text:p>
              </table:table-cell>
              <table:table-cell office:value-type="float" office:value="0.00275872416936189">
                <text:p>0.00275872416936189</text:p>
              </table:table-cell>
              <table:table-cell office:value-type="float" office:value="0.00275872416936189">
                <text:p>0.0027587241693618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060953786179">
                <text:p>0.011060953786179</text:p>
              </table:table-cell>
              <table:table-cell office:value-type="float" office:value="0.011060953786179">
                <text:p>0.011060953786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0.986180204435811">
                <text:p>0.986180204435811</text:p>
              </table:table-cell>
              <table:table-cell office:value-type="float" office:value="0.00235954255594556">
                <text:p>0.00235954255594556</text:p>
              </table:table-cell>
              <table:table-cell office:value-type="float" office:value="0.00235954255594556">
                <text:p>0.0023595425559455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4478604494997">
                <text:p>0.0104478604494997</text:p>
              </table:table-cell>
              <table:table-cell office:value-type="float" office:value="0.0104478604494997">
                <text:p>0.0104478604494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98927409491514">
                <text:p>0.98927409491514</text:p>
              </table:table-cell>
              <table:table-cell office:value-type="float" office:value="0.00291681931385971">
                <text:p>0.00291681931385971</text:p>
              </table:table-cell>
              <table:table-cell office:value-type="float" office:value="0.00291681931385971">
                <text:p>0.00291681931385971</text:p>
              </table:table-cell>
              <table:table-cell office:value-type="float" office:value="0.9375">
                <text:p>0.9375</text:p>
              </table:table-cell>
              <table:table-cell office:value-type="float" office:value="0.00931326636793393">
                <text:p>0.00931326636793393</text:p>
              </table:table-cell>
              <table:table-cell office:value-type="float" office:value="0.00931326636793393">
                <text:p>0.009313266367933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988655452803091">
                <text:p>0.988655452803091</text:p>
              </table:table-cell>
              <table:table-cell office:value-type="float" office:value="0.00235989672930908">
                <text:p>0.00235989672930908</text:p>
              </table:table-cell>
              <table:table-cell office:value-type="float" office:value="0.00235989672930908">
                <text:p>0.00235989672930908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2382232805455">
                <text:p>0.0112382232805455</text:p>
              </table:table-cell>
              <table:table-cell office:value-type="float" office:value="0.0112382232805455">
                <text:p>0.0112382232805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0.988861893480135">
                <text:p>0.988861893480135</text:p>
              </table:table-cell>
              <table:table-cell office:value-type="float" office:value="0.0018883890723656">
                <text:p>0.0018883890723656</text:p>
              </table:table-cell>
              <table:table-cell office:value-type="float" office:value="0.0018883890723656">
                <text:p>0.001888389072365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6639424659498">
                <text:p>0.0106639424659498</text:p>
              </table:table-cell>
              <table:table-cell office:value-type="float" office:value="0.0106639424659498">
                <text:p>0.01066394246594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988655622853072">
                <text:p>0.988655622853072</text:p>
              </table:table-cell>
              <table:table-cell office:value-type="float" office:value="0.00213185757837628">
                <text:p>0.00213185757837628</text:p>
              </table:table-cell>
              <table:table-cell office:value-type="float" office:value="0.00213185757837628">
                <text:p>0.0021318575783762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061006565114">
                <text:p>0.0108061006565114</text:p>
              </table:table-cell>
              <table:table-cell office:value-type="float" office:value="0.0108061006565114">
                <text:p>0.0108061006565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88036810971884">
                <text:p>0.988036810971884</text:p>
              </table:table-cell>
              <table:table-cell office:value-type="float" office:value="0.00264020003275626">
                <text:p>0.00264020003275626</text:p>
              </table:table-cell>
              <table:table-cell office:value-type="float" office:value="0.00264020003275626">
                <text:p>0.0026402000327562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29401219927967">
                <text:p>0.00929401219927967</text:p>
              </table:table-cell>
              <table:table-cell office:value-type="float" office:value="0.00929401219927967">
                <text:p>0.009294012199279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0.993398998148978">
                <text:p>0.993398998148978</text:p>
              </table:table-cell>
              <table:table-cell office:value-type="float" office:value="0.00308735790417487">
                <text:p>0.00308735790417487</text:p>
              </table:table-cell>
              <table:table-cell office:value-type="float" office:value="0.00308735790417487">
                <text:p>0.0030873579041748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96896012542544">
                <text:p>0.00996896012542544</text:p>
              </table:table-cell>
              <table:table-cell office:value-type="float" office:value="0.00996896012542544">
                <text:p>0.00996896012542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0.991748662239968">
                <text:p>0.991748662239968</text:p>
              </table:table-cell>
              <table:table-cell office:value-type="float" office:value="0.00240638484544637">
                <text:p>0.00240638484544637</text:p>
              </table:table-cell>
              <table:table-cell office:value-type="float" office:value="0.00240638484544637">
                <text:p>0.00240638484544637</text:p>
              </table:table-cell>
              <table:table-cell office:value-type="float" office:value="0.9375">
                <text:p>0.9375</text:p>
              </table:table-cell>
              <table:table-cell office:value-type="float" office:value="0.0104006892694207">
                <text:p>0.0104006892694207</text:p>
              </table:table-cell>
              <table:table-cell office:value-type="float" office:value="0.0104006892694207">
                <text:p>0.0104006892694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0.991336631135786">
                <text:p>0.991336631135786</text:p>
              </table:table-cell>
              <table:table-cell office:value-type="float" office:value="0.00136824912304071">
                <text:p>0.00136824912304071</text:p>
              </table:table-cell>
              <table:table-cell office:value-type="float" office:value="0.00136824912304071">
                <text:p>0.00136824912304071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0.99071815935456">
                <text:p>0.99071815935456</text:p>
              </table:table-cell>
              <table:table-cell office:value-type="float" office:value="0.0014714038752594">
                <text:p>0.0014714038752594</text:p>
              </table:table-cell>
              <table:table-cell office:value-type="float" office:value="0.0014714038752594">
                <text:p>0.001471403875259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0.990717819254598">
                <text:p>0.990717819254598</text:p>
              </table:table-cell>
              <table:table-cell office:value-type="float" office:value="0.00205236911200072">
                <text:p>0.00205236911200072</text:p>
              </table:table-cell>
              <table:table-cell office:value-type="float" office:value="0.00205236911200072">
                <text:p>0.00205236911200072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29401219927967">
                <text:p>0.00929401219927967</text:p>
              </table:table-cell>
              <table:table-cell office:value-type="float" office:value="0.00929401219927967">
                <text:p>0.009294012199279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0.995048993115498">
                <text:p>0.995048993115498</text:p>
              </table:table-cell>
              <table:table-cell office:value-type="float" office:value="0.00175098703764903">
                <text:p>0.00175098703764903</text:p>
              </table:table-cell>
              <table:table-cell office:value-type="float" office:value="0.00175098703764903">
                <text:p>0.0017509870376490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2432241901441">
                <text:p>0.0102432241901441</text:p>
              </table:table-cell>
              <table:table-cell office:value-type="float" office:value="0.0102432241901441">
                <text:p>0.01024322419014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0.993192556910249">
                <text:p>0.993192556910249</text:p>
              </table:table-cell>
              <table:table-cell office:value-type="float" office:value="0.00178747746802963">
                <text:p>0.00178747746802963</text:p>
              </table:table-cell>
              <table:table-cell office:value-type="float" office:value="0.00178747746802963">
                <text:p>0.0017874774680296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0.992780015375282">
                <text:p>0.992780015375282</text:p>
              </table:table-cell>
              <table:table-cell office:value-type="float" office:value="0.0013545557831903">
                <text:p>0.0013545557831903</text:p>
              </table:table-cell>
              <table:table-cell office:value-type="float" office:value="0.0013545557831903">
                <text:p>0.001354555783190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2432241901441">
                <text:p>0.0102432241901441</text:p>
              </table:table-cell>
              <table:table-cell office:value-type="float" office:value="0.0102432241901441">
                <text:p>0.01024322419014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992574255459847">
                <text:p>0.992574255459847</text:p>
              </table:table-cell>
              <table:table-cell office:value-type="float" office:value="0.00175026569996866">
                <text:p>0.00175026569996866</text:p>
              </table:table-cell>
              <table:table-cell office:value-type="float" office:value="0.00175026569996866">
                <text:p>0.0017502656999686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6085601344922">
                <text:p>0.0106085601344922</text:p>
              </table:table-cell>
              <table:table-cell office:value-type="float" office:value="0.0106085601344922">
                <text:p>0.01060856013449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0.992368325213588">
                <text:p>0.992368325213588</text:p>
              </table:table-cell>
              <table:table-cell office:value-type="float" office:value="0.00196701948225918">
                <text:p>0.00196701948225918</text:p>
              </table:table-cell>
              <table:table-cell office:value-type="float" office:value="0.00196701948225918">
                <text:p>0.0019670194822591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96896012542544">
                <text:p>0.00996896012542544</text:p>
              </table:table-cell>
              <table:table-cell office:value-type="float" office:value="0.00996896012542544">
                <text:p>0.009968960125425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">
                <text:p>5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">
                <text:p>5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">
                <text:p>5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">
                <text:p>5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">
                <text:p>5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">
                <text:p>5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">
                <text:p>5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">
                <text:p>5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0.995461704700447">
                <text:p>0.995461704700447</text:p>
              </table:table-cell>
              <table:table-cell office:value-type="float" office:value="0.00179861645729622">
                <text:p>0.00179861645729622</text:p>
              </table:table-cell>
              <table:table-cell office:value-type="float" office:value="0.00179861645729622">
                <text:p>0.00179861645729622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">
                <text:p>60</text:p>
              </table:table-cell>
              <table:table-cell office:value-type="float" office:value="0.994224080657228">
                <text:p>0.994224080657228</text:p>
              </table:table-cell>
              <table:table-cell office:value-type="float" office:value="0.00184539765940945">
                <text:p>0.00184539765940945</text:p>
              </table:table-cell>
              <table:table-cell office:value-type="float" office:value="0.00184539765940945">
                <text:p>0.0018453976594094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0822718821289">
                <text:p>0.0100822718821289</text:p>
              </table:table-cell>
              <table:table-cell office:value-type="float" office:value="0.0100822718821289">
                <text:p>0.01008227188212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  <table:table-cell office:value-type="float" office:value="0.994224591088014">
                <text:p>0.994224591088014</text:p>
              </table:table-cell>
              <table:table-cell office:value-type="float" office:value="0.00154322518426841">
                <text:p>0.00154322518426841</text:p>
              </table:table-cell>
              <table:table-cell office:value-type="float" office:value="0.00154322518426841">
                <text:p>0.0015432251842684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25772513617">
                <text:p>0.01125772513617</text:p>
              </table:table-cell>
              <table:table-cell office:value-type="float" office:value="0.01125772513617">
                <text:p>0.011257725136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0.993605948975965">
                <text:p>0.993605948975965</text:p>
              </table:table-cell>
              <table:table-cell office:value-type="float" office:value="0.000897163769066433">
                <text:p>0.000897163769066433</text:p>
              </table:table-cell>
              <table:table-cell office:value-type="float" office:value="0.000897163769066433">
                <text:p>0.00089716376906643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2893444237481">
                <text:p>0.0112893444237481</text:p>
              </table:table-cell>
              <table:table-cell office:value-type="float" office:value="0.0112893444237481">
                <text:p>0.01128934442374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  <table:table-cell office:value-type="float" office:value="0.994017980360989">
                <text:p>0.994017980360989</text:p>
              </table:table-cell>
              <table:table-cell office:value-type="float" office:value="0.00236097913067018">
                <text:p>0.00236097913067018</text:p>
              </table:table-cell>
              <table:table-cell office:value-type="float" office:value="0.00236097913067018">
                <text:p>0.0023609791306701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75516421630475">
                <text:p>0.00975516421630475</text:p>
              </table:table-cell>
              <table:table-cell office:value-type="float" office:value="0.00975516421630475">
                <text:p>0.009755164216304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">
                <text:p>6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">
                <text:p>6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">
                <text:p>60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">
                <text:p>60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">
                <text:p>6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">
                <text:p>6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0.996080346531654">
                <text:p>0.996080346531654</text:p>
              </table:table-cell>
              <table:table-cell office:value-type="float" office:value="0.00147371094643615">
                <text:p>0.00147371094643615</text:p>
              </table:table-cell>
              <table:table-cell office:value-type="float" office:value="0.00147371094643615">
                <text:p>0.0014737109464361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3456329960021">
                <text:p>0.0103456329960021</text:p>
              </table:table-cell>
              <table:table-cell office:value-type="float" office:value="0.0103456329960021">
                <text:p>0.0103456329960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">
                <text:p>65</text:p>
              </table:table-cell>
              <table:table-cell office:value-type="float" office:value="0.994843232919221">
                <text:p>0.994843232919221</text:p>
              </table:table-cell>
              <table:table-cell office:value-type="float" office:value="0.00178635684163173">
                <text:p>0.00178635684163173</text:p>
              </table:table-cell>
              <table:table-cell office:value-type="float" office:value="0.00178635684163173">
                <text:p>0.00178635684163173</text:p>
              </table:table-cell>
              <table:table-cell office:value-type="float" office:value="0.9375">
                <text:p>0.9375</text:p>
              </table:table-cell>
              <table:table-cell office:value-type="float" office:value="0.0109742702326147">
                <text:p>0.0109742702326147</text:p>
              </table:table-cell>
              <table:table-cell office:value-type="float" office:value="0.0109742702326147">
                <text:p>0.01097427023261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">
                <text:p>65</text:p>
              </table:table-cell>
              <table:table-cell office:value-type="float" office:value="0.99463713234214">
                <text:p>0.99463713234214</text:p>
              </table:table-cell>
              <table:table-cell office:value-type="float" office:value="0.00123711494652218">
                <text:p>0.00123711494652218</text:p>
              </table:table-cell>
              <table:table-cell office:value-type="float" office:value="0.00123711494652218">
                <text:p>0.00123711494652218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6538300415565">
                <text:p>0.0106538300415565</text:p>
              </table:table-cell>
              <table:table-cell office:value-type="float" office:value="0.0106538300415565">
                <text:p>0.01065383004155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">
                <text:p>65</text:p>
              </table:table-cell>
              <table:table-cell office:value-type="float" office:value="0.995461874750428">
                <text:p>0.995461874750428</text:p>
              </table:table-cell>
              <table:table-cell office:value-type="float" office:value="0.00170124089089575">
                <text:p>0.00170124089089575</text:p>
              </table:table-cell>
              <table:table-cell office:value-type="float" office:value="0.00170124089089575">
                <text:p>0.0017012408908957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46281831147221">
                <text:p>0.00846281831147221</text:p>
              </table:table-cell>
              <table:table-cell office:value-type="float" office:value="0.00846281831147221">
                <text:p>0.00846281831147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">
                <text:p>6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">
                <text:p>6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">
                <text:p>6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">
                <text:p>65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">
                <text:p>6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">
                <text:p>6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">
                <text:p>6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">
                <text:p>6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">
                <text:p>6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">
                <text:p>6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">
                <text:p>6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">
                <text:p>6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">
                <text:p>6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">
                <text:p>70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01107188829275">
                <text:p>0.00101107188829275</text:p>
              </table:table-cell>
              <table:table-cell office:value-type="float" office:value="0.00101107188829275">
                <text:p>0.00101107188829275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0822718821289">
                <text:p>0.0100822718821289</text:p>
              </table:table-cell>
              <table:table-cell office:value-type="float" office:value="0.0100822718821289">
                <text:p>0.01008227188212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">
                <text:p>70</text:p>
              </table:table-cell>
              <table:table-cell office:value-type="float" office:value="0.995668145377491">
                <text:p>0.995668145377491</text:p>
              </table:table-cell>
              <table:table-cell office:value-type="float" office:value="0.00187949590970982">
                <text:p>0.00187949590970982</text:p>
              </table:table-cell>
              <table:table-cell office:value-type="float" office:value="0.00187949590970982">
                <text:p>0.00187949590970982</text:p>
              </table:table-cell>
              <table:table-cell office:value-type="float" office:value="0.9375">
                <text:p>0.9375</text:p>
              </table:table-cell>
              <table:table-cell office:value-type="float" office:value="0.0109742702326147">
                <text:p>0.0109742702326147</text:p>
              </table:table-cell>
              <table:table-cell office:value-type="float" office:value="0.0109742702326147">
                <text:p>0.01097427023261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0.995461704700447">
                <text:p>0.995461704700447</text:p>
              </table:table-cell>
              <table:table-cell office:value-type="float" office:value="0.00179861645729622">
                <text:p>0.00179861645729622</text:p>
              </table:table-cell>
              <table:table-cell office:value-type="float" office:value="0.00179861645729622">
                <text:p>0.001798616457296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6538300415565">
                <text:p>0.0106538300415565</text:p>
              </table:table-cell>
              <table:table-cell office:value-type="float" office:value="0.0106538300415565">
                <text:p>0.01065383004155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">
                <text:p>70</text:p>
              </table:table-cell>
              <table:table-cell office:value-type="float" office:value="0.995461874750428">
                <text:p>0.995461874750428</text:p>
              </table:table-cell>
              <table:table-cell office:value-type="float" office:value="0.00170124089089575">
                <text:p>0.00170124089089575</text:p>
              </table:table-cell>
              <table:table-cell office:value-type="float" office:value="0.00170124089089575">
                <text:p>0.0017012408908957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29171627331929">
                <text:p>0.00829171627331929</text:p>
              </table:table-cell>
              <table:table-cell office:value-type="float" office:value="0.00829171627331929">
                <text:p>0.008291716273319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">
                <text:p>70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">
                <text:p>7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">
                <text:p>7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">
                <text:p>7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">
                <text:p>7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">
                <text:p>75</text:p>
              </table:table-cell>
              <table:table-cell office:value-type="float" office:value="0.997317970574873">
                <text:p>0.997317970574873</text:p>
              </table:table-cell>
              <table:table-cell office:value-type="float" office:value="0.00107250209303382">
                <text:p>0.00107250209303382</text:p>
              </table:table-cell>
              <table:table-cell office:value-type="float" office:value="0.00107250209303382">
                <text:p>0.0010725020930338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">
                <text:p>75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0822718821289">
                <text:p>0.0100822718821289</text:p>
              </table:table-cell>
              <table:table-cell office:value-type="float" office:value="0.0100822718821289">
                <text:p>0.01008227188212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">
                <text:p>75</text:p>
              </table:table-cell>
              <table:table-cell office:value-type="float" office:value="0.995874586335377">
                <text:p>0.995874586335377</text:p>
              </table:table-cell>
              <table:table-cell office:value-type="float" office:value="0.00193499047893423">
                <text:p>0.00193499047893423</text:p>
              </table:table-cell>
              <table:table-cell office:value-type="float" office:value="0.00193499047893423">
                <text:p>0.00193499047893423</text:p>
              </table:table-cell>
              <table:table-cell office:value-type="float" office:value="0.9375">
                <text:p>0.9375</text:p>
              </table:table-cell>
              <table:table-cell office:value-type="float" office:value="0.0109742702326147">
                <text:p>0.0109742702326147</text:p>
              </table:table-cell>
              <table:table-cell office:value-type="float" office:value="0.0109742702326147">
                <text:p>0.01097427023261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">
                <text:p>75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6538300415565">
                <text:p>0.0106538300415565</text:p>
              </table:table-cell>
              <table:table-cell office:value-type="float" office:value="0.0106538300415565">
                <text:p>0.01065383004155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5">
                <text:p>75</text:p>
              </table:table-cell>
              <table:table-cell office:value-type="float" office:value="0.995874586335377">
                <text:p>0.995874586335377</text:p>
              </table:table-cell>
              <table:table-cell office:value-type="float" office:value="0.00142908547330535">
                <text:p>0.00142908547330535</text:p>
              </table:table-cell>
              <table:table-cell office:value-type="float" office:value="0.00142908547330535">
                <text:p>0.0014290854733053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24167272639933">
                <text:p>0.00924167272639933</text:p>
              </table:table-cell>
              <table:table-cell office:value-type="float" office:value="0.00924167272639933">
                <text:p>0.00924167272639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">
                <text:p>7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">
                <text:p>7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5">
                <text:p>75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">
                <text:p>7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5">
                <text:p>7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5">
                <text:p>7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">
                <text:p>7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5">
                <text:p>7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">
                <text:p>7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">
                <text:p>7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97317970574873">
                <text:p>0.997317970574873</text:p>
              </table:table-cell>
              <table:table-cell office:value-type="float" office:value="0.00107250209303382">
                <text:p>0.00107250209303382</text:p>
              </table:table-cell>
              <table:table-cell office:value-type="float" office:value="0.00107250209303382">
                <text:p>0.00107250209303382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0.996286957539521">
                <text:p>0.996286957539521</text:p>
              </table:table-cell>
              <table:table-cell office:value-type="float" office:value="0.00123790793081235">
                <text:p>0.00123790793081235</text:p>
              </table:table-cell>
              <table:table-cell office:value-type="float" office:value="0.00123790793081235">
                <text:p>0.001237907930812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64639151891867">
                <text:p>0.00964639151891867</text:p>
              </table:table-cell>
              <table:table-cell office:value-type="float" office:value="0.00964639151891867">
                <text:p>0.009646391518918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222179238725571">
                <text:p>0.00222179238725571</text:p>
              </table:table-cell>
              <table:table-cell office:value-type="float" office:value="0.00222179238725571">
                <text:p>0.0022217923872557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9129273409401">
                <text:p>0.0109129273409401</text:p>
              </table:table-cell>
              <table:table-cell office:value-type="float" office:value="0.0109129273409401">
                <text:p>0.01091292734094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1628406214126">
                <text:p>0.0111628406214126</text:p>
              </table:table-cell>
              <table:table-cell office:value-type="float" office:value="0.0111628406214126">
                <text:p>0.01116284062141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0.995874586335377">
                <text:p>0.995874586335377</text:p>
              </table:table-cell>
              <table:table-cell office:value-type="float" office:value="0.00142908547330535">
                <text:p>0.00142908547330535</text:p>
              </table:table-cell>
              <table:table-cell office:value-type="float" office:value="0.00142908547330535">
                <text:p>0.0014290854733053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09528503993564">
                <text:p>0.00909528503993564</text:p>
              </table:table-cell>
              <table:table-cell office:value-type="float" office:value="0.00909528503993564">
                <text:p>0.009095285039935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">
                <text:p>8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">
                <text:p>80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">
                <text:p>80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">
                <text:p>8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">
                <text:p>8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">
                <text:p>8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">
                <text:p>8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">
                <text:p>8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">
                <text:p>8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">
                <text:p>8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">
                <text:p>8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">
                <text:p>8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0">
                <text:p>8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">
                <text:p>85</text:p>
              </table:table-cell>
              <table:table-cell office:value-type="float" office:value="0.998143223413947">
                <text:p>0.998143223413947</text:p>
              </table:table-cell>
              <table:table-cell office:value-type="float" office:value="0.000684841230463141">
                <text:p>0.000684841230463141</text:p>
              </table:table-cell>
              <table:table-cell office:value-type="float" office:value="0.000684841230463141">
                <text:p>0.000684841230463141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">
                <text:p>85</text:p>
              </table:table-cell>
              <table:table-cell office:value-type="float" office:value="0.996286957539521">
                <text:p>0.996286957539521</text:p>
              </table:table-cell>
              <table:table-cell office:value-type="float" office:value="0.00123790793081235">
                <text:p>0.00123790793081235</text:p>
              </table:table-cell>
              <table:table-cell office:value-type="float" office:value="0.00123790793081235">
                <text:p>0.001237907930812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64639151891867">
                <text:p>0.00964639151891867</text:p>
              </table:table-cell>
              <table:table-cell office:value-type="float" office:value="0.00964639151891867">
                <text:p>0.009646391518918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">
                <text:p>85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222179238725571">
                <text:p>0.00222179238725571</text:p>
              </table:table-cell>
              <table:table-cell office:value-type="float" office:value="0.00222179238725571">
                <text:p>0.0022217923872557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9129273409401">
                <text:p>0.0109129273409401</text:p>
              </table:table-cell>
              <table:table-cell office:value-type="float" office:value="0.0109129273409401">
                <text:p>0.01091292734094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5">
                <text:p>85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1628406214126">
                <text:p>0.0111628406214126</text:p>
              </table:table-cell>
              <table:table-cell office:value-type="float" office:value="0.0111628406214126">
                <text:p>0.01116284062141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">
                <text:p>85</text:p>
              </table:table-cell>
              <table:table-cell office:value-type="float" office:value="0.995668315708314">
                <text:p>0.995668315708314</text:p>
              </table:table-cell>
              <table:table-cell office:value-type="float" office:value="0.00178635642005595">
                <text:p>0.00178635642005595</text:p>
              </table:table-cell>
              <table:table-cell office:value-type="float" office:value="0.00178635642005595">
                <text:p>0.0017863564200559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61684476251448">
                <text:p>0.00961684476251448</text:p>
              </table:table-cell>
              <table:table-cell office:value-type="float" office:value="0.00961684476251448">
                <text:p>0.009616844762514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">
                <text:p>8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">
                <text:p>8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5">
                <text:p>8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5">
                <text:p>85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">
                <text:p>8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">
                <text:p>8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">
                <text:p>8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">
                <text:p>8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">
                <text:p>8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5">
                <text:p>8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5">
                <text:p>8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5">
                <text:p>8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">
                <text:p>8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">
                <text:p>8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0">
                <text:p>90</text:p>
              </table:table-cell>
              <table:table-cell office:value-type="float" office:value="0.997936952786884">
                <text:p>0.997936952786884</text:p>
              </table:table-cell>
              <table:table-cell office:value-type="float" office:value="0.000715132456045134">
                <text:p>0.000715132456045134</text:p>
              </table:table-cell>
              <table:table-cell office:value-type="float" office:value="0.000715132456045134">
                <text:p>0.000715132456045134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">
                <text:p>90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">
                <text:p>90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87947660755236">
                <text:p>0.00187947660755236</text:p>
              </table:table-cell>
              <table:table-cell office:value-type="float" office:value="0.00187947660755236">
                <text:p>0.0018794766075523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9129273409401">
                <text:p>0.0109129273409401</text:p>
              </table:table-cell>
              <table:table-cell office:value-type="float" office:value="0.0109129273409401">
                <text:p>0.01091292734094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">
                <text:p>90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1628406214126">
                <text:p>0.0111628406214126</text:p>
              </table:table-cell>
              <table:table-cell office:value-type="float" office:value="0.0111628406214126">
                <text:p>0.01116284062141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">
                <text:p>90</text:p>
              </table:table-cell>
              <table:table-cell office:value-type="float" office:value="0.995668315708314">
                <text:p>0.995668315708314</text:p>
              </table:table-cell>
              <table:table-cell office:value-type="float" office:value="0.00178635642005595">
                <text:p>0.00178635642005595</text:p>
              </table:table-cell>
              <table:table-cell office:value-type="float" office:value="0.00178635642005595">
                <text:p>0.0017863564200559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61684476251448">
                <text:p>0.00961684476251448</text:p>
              </table:table-cell>
              <table:table-cell office:value-type="float" office:value="0.00961684476251448">
                <text:p>0.009616844762514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">
                <text:p>9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">
                <text:p>9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">
                <text:p>90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0">
                <text:p>9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">
                <text:p>9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">
                <text:p>9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">
                <text:p>9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0">
                <text:p>90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0">
                <text:p>9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">
                <text:p>9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">
                <text:p>9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">
                <text:p>9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">
                <text:p>90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956cm" svg:height="13.507cm" xlink:href=".." xlink:type="simple" chart:class="chart:scatter" chart:style-name="ch1">
        <chart:legend chart:legend-position="end" svg:x="25.887cm" svg:y="6.205cm" style:legend-expansion="high" chart:style-name="ch2"/>
        <chart:plot-area chart:style-name="ch3" table:cell-range-address="search_results.H2:search_results.H241 search_results.C1:search_results.D241" chart:data-source-has-labels="row" svg:x="1.61cm" svg:y="0.27cm" svg:width="23.678cm" svg:height="11.986cm">
          <chartooo:coordinate-region svg:x="2.522cm" svg:y="0.469cm" svg:width="22.526cm" svg:height="11.14cm"/>
          <chart:axis chart:dimension="x" chart:name="primary-x" chart:style-name="ch4">
            <chart:title svg:x="12.095cm" svg:y="12.526cm" chart:style-name="ch5">
              <text:p>Min Samples Leaf</text:p>
            </chart:title>
          </chart:axis>
          <chart:axis chart:dimension="y" chart:name="primary-y" chart:style-name="ch6">
            <chart:title svg:x="0.451cm" svg:y="7.008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241" chart:label-cell-address="search_results.D1:search_results.D1" chart:class="chart:scatter">
            <chart:domain table:cell-range-address="search_results.H2:search_results.H241"/>
            <chart:error-indicator chart:style-name="ch10" chart:dimension="y"/>
            <chart:data-point chart:repeated="240"/>
          </chart:series>
          <chart:series chart:style-name="ch11" chart:values-cell-range-address="search_results.C2:search_results.C241" chart:label-cell-address="search_results.C1:search_results.C1" chart:class="chart:scatter">
            <chart:error-indicator chart:style-name="ch12" chart:dimension="y"/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earch_results.H2:search_results.H241</svg:desc>
                </draw:g>
              </table:table-cell>
              <table:table-cell office:value-type="float" office:value="0.984942920773398">
                <text:p>0.984942920773398</text:p>
                <draw:g>
                  <svg:desc>search_results.D2:search_results.D241</svg:desc>
                </draw:g>
              </table:table-cell>
              <table:table-cell office:value-type="float" office:value="0.00305036890168749">
                <text:p>0.00305036890168749</text:p>
                <draw:g>
                  <svg:desc>search_results.X2:search_results.X241</svg:desc>
                </draw:g>
              </table:table-cell>
              <table:table-cell office:value-type="float" office:value="0.00305036890168749">
                <text:p>0.00305036890168749</text:p>
                <draw:g>
                  <svg:desc>search_results.X2:search_results.X241</svg:desc>
                </draw:g>
              </table:table-cell>
              <table:table-cell office:value-type="float" office:value="0.938118811881188">
                <text:p>0.938118811881188</text:p>
                <draw:g>
                  <svg:desc>search_results.C2:search_results.C241</svg:desc>
                </draw:g>
              </table:table-cell>
              <table:table-cell office:value-type="float" office:value="0.01018629896398">
                <text:p>0.01018629896398</text:p>
                <draw:g>
                  <svg:desc>search_results.W2:search_results.W241</svg:desc>
                </draw:g>
              </table:table-cell>
              <table:table-cell office:value-type="float" office:value="0.01018629896398">
                <text:p>0.01018629896398</text:p>
                <draw:g>
                  <svg:desc>search_results.W2:search_results.W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84118008315128">
                <text:p>0.984118008315128</text:p>
              </table:table-cell>
              <table:table-cell office:value-type="float" office:value="0.0036118744893994">
                <text:p>0.0036118744893994</text:p>
              </table:table-cell>
              <table:table-cell office:value-type="float" office:value="0.0036118744893994">
                <text:p>0.003611874489399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64639151891867">
                <text:p>0.00964639151891867</text:p>
              </table:table-cell>
              <table:table-cell office:value-type="float" office:value="0.00964639151891867">
                <text:p>0.00964639151891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83910886314791">
                <text:p>0.983910886314791</text:p>
              </table:table-cell>
              <table:table-cell office:value-type="float" office:value="0.00236987905182373">
                <text:p>0.00236987905182373</text:p>
              </table:table-cell>
              <table:table-cell office:value-type="float" office:value="0.00236987905182373">
                <text:p>0.0023698790518237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84117157222696">
                <text:p>0.984117157222696</text:p>
              </table:table-cell>
              <table:table-cell office:value-type="float" office:value="0.00269734498403384">
                <text:p>0.00269734498403384</text:p>
              </table:table-cell>
              <table:table-cell office:value-type="float" office:value="0.00269734498403384">
                <text:p>0.00269734498403384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4478604494997">
                <text:p>0.0104478604494997</text:p>
              </table:table-cell>
              <table:table-cell office:value-type="float" office:value="0.0104478604494997">
                <text:p>0.0104478604494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4117667653481">
                <text:p>0.984117667653481</text:p>
              </table:table-cell>
              <table:table-cell office:value-type="float" office:value="0.00269519820144493">
                <text:p>0.00269519820144493</text:p>
              </table:table-cell>
              <table:table-cell office:value-type="float" office:value="0.00269519820144493">
                <text:p>0.0026951982014449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03255011514743">
                <text:p>0.00903255011514743</text:p>
              </table:table-cell>
              <table:table-cell office:value-type="float" office:value="0.00903255011514743">
                <text:p>0.00903255011514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73392272437722">
                <text:p>0.973392272437722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4227107681488">
                <text:p>0.00944227107681488</text:p>
              </table:table-cell>
              <table:table-cell office:value-type="float" office:value="0.00944227107681488">
                <text:p>0.00944227107681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73392272437722">
                <text:p>0.973392272437722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4227107681488">
                <text:p>0.00944227107681488</text:p>
              </table:table-cell>
              <table:table-cell office:value-type="float" office:value="0.00944227107681488">
                <text:p>0.00944227107681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973392272437722">
                <text:p>0.973392272437722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4227107681488">
                <text:p>0.00944227107681488</text:p>
              </table:table-cell>
              <table:table-cell office:value-type="float" office:value="0.00944227107681488">
                <text:p>0.009442271076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973598883445589">
                <text:p>0.973598883445589</text:p>
              </table:table-cell>
              <table:table-cell office:value-type="float" office:value="0.00390564846200911">
                <text:p>0.00390564846200911</text:p>
              </table:table-cell>
              <table:table-cell office:value-type="float" office:value="0.00390564846200911">
                <text:p>0.00390564846200911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974423966234683">
                <text:p>0.974423966234683</text:p>
              </table:table-cell>
              <table:table-cell office:value-type="float" office:value="0.00390597057559443">
                <text:p>0.00390597057559443</text:p>
              </table:table-cell>
              <table:table-cell office:value-type="float" office:value="0.00390597057559443">
                <text:p>0.00390597057559443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86798506167056">
                <text:p>0.986798506167056</text:p>
              </table:table-cell>
              <table:table-cell office:value-type="float" office:value="0.00291754314056525">
                <text:p>0.00291754314056525</text:p>
              </table:table-cell>
              <table:table-cell office:value-type="float" office:value="0.00291754314056525">
                <text:p>0.0029175431405652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551833840732">
                <text:p>0.0100551833840732</text:p>
              </table:table-cell>
              <table:table-cell office:value-type="float" office:value="0.0100551833840732">
                <text:p>0.0100551833840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986180715147439">
                <text:p>0.986180715147439</text:p>
              </table:table-cell>
              <table:table-cell office:value-type="float" office:value="0.00310546793319428">
                <text:p>0.00310546793319428</text:p>
              </table:table-cell>
              <table:table-cell office:value-type="float" office:value="0.00310546793319428">
                <text:p>0.00310546793319428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0822718821289">
                <text:p>0.0100822718821289</text:p>
              </table:table-cell>
              <table:table-cell office:value-type="float" office:value="0.0100822718821289">
                <text:p>0.0100822718821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86386645393698">
                <text:p>0.986386645393698</text:p>
              </table:table-cell>
              <table:table-cell office:value-type="float" office:value="0.00263988256614857">
                <text:p>0.00263988256614857</text:p>
              </table:table-cell>
              <table:table-cell office:value-type="float" office:value="0.00263988256614857">
                <text:p>0.0026398825661485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986592745970779">
                <text:p>0.986592745970779</text:p>
              </table:table-cell>
              <table:table-cell office:value-type="float" office:value="0.00275872416936189">
                <text:p>0.00275872416936189</text:p>
              </table:table-cell>
              <table:table-cell office:value-type="float" office:value="0.00275872416936189">
                <text:p>0.0027587241693618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060953786179">
                <text:p>0.011060953786179</text:p>
              </table:table-cell>
              <table:table-cell office:value-type="float" office:value="0.011060953786179">
                <text:p>0.011060953786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986180204435811">
                <text:p>0.986180204435811</text:p>
              </table:table-cell>
              <table:table-cell office:value-type="float" office:value="0.00235954255594556">
                <text:p>0.00235954255594556</text:p>
              </table:table-cell>
              <table:table-cell office:value-type="float" office:value="0.00235954255594556">
                <text:p>0.0023595425559455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4478604494997">
                <text:p>0.0104478604494997</text:p>
              </table:table-cell>
              <table:table-cell office:value-type="float" office:value="0.0104478604494997">
                <text:p>0.0104478604494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98927409491514">
                <text:p>0.98927409491514</text:p>
              </table:table-cell>
              <table:table-cell office:value-type="float" office:value="0.00291681931385971">
                <text:p>0.00291681931385971</text:p>
              </table:table-cell>
              <table:table-cell office:value-type="float" office:value="0.00291681931385971">
                <text:p>0.00291681931385971</text:p>
              </table:table-cell>
              <table:table-cell office:value-type="float" office:value="0.9375">
                <text:p>0.9375</text:p>
              </table:table-cell>
              <table:table-cell office:value-type="float" office:value="0.00931326636793393">
                <text:p>0.00931326636793393</text:p>
              </table:table-cell>
              <table:table-cell office:value-type="float" office:value="0.00931326636793393">
                <text:p>0.009313266367933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88655452803091">
                <text:p>0.988655452803091</text:p>
              </table:table-cell>
              <table:table-cell office:value-type="float" office:value="0.00235989672930908">
                <text:p>0.00235989672930908</text:p>
              </table:table-cell>
              <table:table-cell office:value-type="float" office:value="0.00235989672930908">
                <text:p>0.00235989672930908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2382232805455">
                <text:p>0.0112382232805455</text:p>
              </table:table-cell>
              <table:table-cell office:value-type="float" office:value="0.0112382232805455">
                <text:p>0.0112382232805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988861893480135">
                <text:p>0.988861893480135</text:p>
              </table:table-cell>
              <table:table-cell office:value-type="float" office:value="0.0018883890723656">
                <text:p>0.0018883890723656</text:p>
              </table:table-cell>
              <table:table-cell office:value-type="float" office:value="0.0018883890723656">
                <text:p>0.001888389072365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6639424659498">
                <text:p>0.0106639424659498</text:p>
              </table:table-cell>
              <table:table-cell office:value-type="float" office:value="0.0106639424659498">
                <text:p>0.01066394246594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988655622853072">
                <text:p>0.988655622853072</text:p>
              </table:table-cell>
              <table:table-cell office:value-type="float" office:value="0.00213185757837628">
                <text:p>0.00213185757837628</text:p>
              </table:table-cell>
              <table:table-cell office:value-type="float" office:value="0.00213185757837628">
                <text:p>0.0021318575783762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061006565114">
                <text:p>0.0108061006565114</text:p>
              </table:table-cell>
              <table:table-cell office:value-type="float" office:value="0.0108061006565114">
                <text:p>0.0108061006565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988036810971884">
                <text:p>0.988036810971884</text:p>
              </table:table-cell>
              <table:table-cell office:value-type="float" office:value="0.00264020003275626">
                <text:p>0.00264020003275626</text:p>
              </table:table-cell>
              <table:table-cell office:value-type="float" office:value="0.00264020003275626">
                <text:p>0.0026402000327562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29401219927967">
                <text:p>0.00929401219927967</text:p>
              </table:table-cell>
              <table:table-cell office:value-type="float" office:value="0.00929401219927967">
                <text:p>0.009294012199279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993398998148978">
                <text:p>0.993398998148978</text:p>
              </table:table-cell>
              <table:table-cell office:value-type="float" office:value="0.00308735790417487">
                <text:p>0.00308735790417487</text:p>
              </table:table-cell>
              <table:table-cell office:value-type="float" office:value="0.00308735790417487">
                <text:p>0.0030873579041748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96896012542544">
                <text:p>0.00996896012542544</text:p>
              </table:table-cell>
              <table:table-cell office:value-type="float" office:value="0.00996896012542544">
                <text:p>0.00996896012542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991748662239968">
                <text:p>0.991748662239968</text:p>
              </table:table-cell>
              <table:table-cell office:value-type="float" office:value="0.00240638484544637">
                <text:p>0.00240638484544637</text:p>
              </table:table-cell>
              <table:table-cell office:value-type="float" office:value="0.00240638484544637">
                <text:p>0.00240638484544637</text:p>
              </table:table-cell>
              <table:table-cell office:value-type="float" office:value="0.9375">
                <text:p>0.9375</text:p>
              </table:table-cell>
              <table:table-cell office:value-type="float" office:value="0.0104006892694207">
                <text:p>0.0104006892694207</text:p>
              </table:table-cell>
              <table:table-cell office:value-type="float" office:value="0.0104006892694207">
                <text:p>0.0104006892694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991336631135786">
                <text:p>0.991336631135786</text:p>
              </table:table-cell>
              <table:table-cell office:value-type="float" office:value="0.00136824912304071">
                <text:p>0.00136824912304071</text:p>
              </table:table-cell>
              <table:table-cell office:value-type="float" office:value="0.00136824912304071">
                <text:p>0.00136824912304071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99071815935456">
                <text:p>0.99071815935456</text:p>
              </table:table-cell>
              <table:table-cell office:value-type="float" office:value="0.0014714038752594">
                <text:p>0.0014714038752594</text:p>
              </table:table-cell>
              <table:table-cell office:value-type="float" office:value="0.0014714038752594">
                <text:p>0.001471403875259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990717819254598">
                <text:p>0.990717819254598</text:p>
              </table:table-cell>
              <table:table-cell office:value-type="float" office:value="0.00205236911200072">
                <text:p>0.00205236911200072</text:p>
              </table:table-cell>
              <table:table-cell office:value-type="float" office:value="0.00205236911200072">
                <text:p>0.00205236911200072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29401219927967">
                <text:p>0.00929401219927967</text:p>
              </table:table-cell>
              <table:table-cell office:value-type="float" office:value="0.00929401219927967">
                <text:p>0.009294012199279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995048993115498">
                <text:p>0.995048993115498</text:p>
              </table:table-cell>
              <table:table-cell office:value-type="float" office:value="0.00175098703764903">
                <text:p>0.00175098703764903</text:p>
              </table:table-cell>
              <table:table-cell office:value-type="float" office:value="0.00175098703764903">
                <text:p>0.0017509870376490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2432241901441">
                <text:p>0.0102432241901441</text:p>
              </table:table-cell>
              <table:table-cell office:value-type="float" office:value="0.0102432241901441">
                <text:p>0.01024322419014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993192556910249">
                <text:p>0.993192556910249</text:p>
              </table:table-cell>
              <table:table-cell office:value-type="float" office:value="0.00178747746802963">
                <text:p>0.00178747746802963</text:p>
              </table:table-cell>
              <table:table-cell office:value-type="float" office:value="0.00178747746802963">
                <text:p>0.0017874774680296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992780015375282">
                <text:p>0.992780015375282</text:p>
              </table:table-cell>
              <table:table-cell office:value-type="float" office:value="0.0013545557831903">
                <text:p>0.0013545557831903</text:p>
              </table:table-cell>
              <table:table-cell office:value-type="float" office:value="0.0013545557831903">
                <text:p>0.001354555783190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2432241901441">
                <text:p>0.0102432241901441</text:p>
              </table:table-cell>
              <table:table-cell office:value-type="float" office:value="0.0102432241901441">
                <text:p>0.01024322419014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992574255459847">
                <text:p>0.992574255459847</text:p>
              </table:table-cell>
              <table:table-cell office:value-type="float" office:value="0.00175026569996866">
                <text:p>0.00175026569996866</text:p>
              </table:table-cell>
              <table:table-cell office:value-type="float" office:value="0.00175026569996866">
                <text:p>0.0017502656999686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6085601344922">
                <text:p>0.0106085601344922</text:p>
              </table:table-cell>
              <table:table-cell office:value-type="float" office:value="0.0106085601344922">
                <text:p>0.01060856013449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992368325213588">
                <text:p>0.992368325213588</text:p>
              </table:table-cell>
              <table:table-cell office:value-type="float" office:value="0.00196701948225918">
                <text:p>0.00196701948225918</text:p>
              </table:table-cell>
              <table:table-cell office:value-type="float" office:value="0.00196701948225918">
                <text:p>0.0019670194822591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96896012542544">
                <text:p>0.00996896012542544</text:p>
              </table:table-cell>
              <table:table-cell office:value-type="float" office:value="0.00996896012542544">
                <text:p>0.009968960125425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995461704700447">
                <text:p>0.995461704700447</text:p>
              </table:table-cell>
              <table:table-cell office:value-type="float" office:value="0.00179861645729622">
                <text:p>0.00179861645729622</text:p>
              </table:table-cell>
              <table:table-cell office:value-type="float" office:value="0.00179861645729622">
                <text:p>0.00179861645729622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994224080657228">
                <text:p>0.994224080657228</text:p>
              </table:table-cell>
              <table:table-cell office:value-type="float" office:value="0.00184539765940945">
                <text:p>0.00184539765940945</text:p>
              </table:table-cell>
              <table:table-cell office:value-type="float" office:value="0.00184539765940945">
                <text:p>0.0018453976594094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0822718821289">
                <text:p>0.0100822718821289</text:p>
              </table:table-cell>
              <table:table-cell office:value-type="float" office:value="0.0100822718821289">
                <text:p>0.01008227188212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994224591088014">
                <text:p>0.994224591088014</text:p>
              </table:table-cell>
              <table:table-cell office:value-type="float" office:value="0.00154322518426841">
                <text:p>0.00154322518426841</text:p>
              </table:table-cell>
              <table:table-cell office:value-type="float" office:value="0.00154322518426841">
                <text:p>0.0015432251842684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25772513617">
                <text:p>0.01125772513617</text:p>
              </table:table-cell>
              <table:table-cell office:value-type="float" office:value="0.01125772513617">
                <text:p>0.011257725136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993605948975965">
                <text:p>0.993605948975965</text:p>
              </table:table-cell>
              <table:table-cell office:value-type="float" office:value="0.000897163769066433">
                <text:p>0.000897163769066433</text:p>
              </table:table-cell>
              <table:table-cell office:value-type="float" office:value="0.000897163769066433">
                <text:p>0.00089716376906643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2893444237481">
                <text:p>0.0112893444237481</text:p>
              </table:table-cell>
              <table:table-cell office:value-type="float" office:value="0.0112893444237481">
                <text:p>0.01128934442374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994017980360989">
                <text:p>0.994017980360989</text:p>
              </table:table-cell>
              <table:table-cell office:value-type="float" office:value="0.00236097913067018">
                <text:p>0.00236097913067018</text:p>
              </table:table-cell>
              <table:table-cell office:value-type="float" office:value="0.00236097913067018">
                <text:p>0.0023609791306701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75516421630475">
                <text:p>0.00975516421630475</text:p>
              </table:table-cell>
              <table:table-cell office:value-type="float" office:value="0.00975516421630475">
                <text:p>0.009755164216304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996080346531654">
                <text:p>0.996080346531654</text:p>
              </table:table-cell>
              <table:table-cell office:value-type="float" office:value="0.00147371094643615">
                <text:p>0.00147371094643615</text:p>
              </table:table-cell>
              <table:table-cell office:value-type="float" office:value="0.00147371094643615">
                <text:p>0.0014737109464361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3456329960021">
                <text:p>0.0103456329960021</text:p>
              </table:table-cell>
              <table:table-cell office:value-type="float" office:value="0.0103456329960021">
                <text:p>0.0103456329960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994843232919221">
                <text:p>0.994843232919221</text:p>
              </table:table-cell>
              <table:table-cell office:value-type="float" office:value="0.00178635684163173">
                <text:p>0.00178635684163173</text:p>
              </table:table-cell>
              <table:table-cell office:value-type="float" office:value="0.00178635684163173">
                <text:p>0.00178635684163173</text:p>
              </table:table-cell>
              <table:table-cell office:value-type="float" office:value="0.9375">
                <text:p>0.9375</text:p>
              </table:table-cell>
              <table:table-cell office:value-type="float" office:value="0.0109742702326147">
                <text:p>0.0109742702326147</text:p>
              </table:table-cell>
              <table:table-cell office:value-type="float" office:value="0.0109742702326147">
                <text:p>0.01097427023261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99463713234214">
                <text:p>0.99463713234214</text:p>
              </table:table-cell>
              <table:table-cell office:value-type="float" office:value="0.00123711494652218">
                <text:p>0.00123711494652218</text:p>
              </table:table-cell>
              <table:table-cell office:value-type="float" office:value="0.00123711494652218">
                <text:p>0.00123711494652218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6538300415565">
                <text:p>0.0106538300415565</text:p>
              </table:table-cell>
              <table:table-cell office:value-type="float" office:value="0.0106538300415565">
                <text:p>0.01065383004155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995461874750428">
                <text:p>0.995461874750428</text:p>
              </table:table-cell>
              <table:table-cell office:value-type="float" office:value="0.00170124089089575">
                <text:p>0.00170124089089575</text:p>
              </table:table-cell>
              <table:table-cell office:value-type="float" office:value="0.00170124089089575">
                <text:p>0.0017012408908957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46281831147221">
                <text:p>0.00846281831147221</text:p>
              </table:table-cell>
              <table:table-cell office:value-type="float" office:value="0.00846281831147221">
                <text:p>0.00846281831147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01107188829275">
                <text:p>0.00101107188829275</text:p>
              </table:table-cell>
              <table:table-cell office:value-type="float" office:value="0.00101107188829275">
                <text:p>0.00101107188829275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0822718821289">
                <text:p>0.0100822718821289</text:p>
              </table:table-cell>
              <table:table-cell office:value-type="float" office:value="0.0100822718821289">
                <text:p>0.01008227188212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995668145377491">
                <text:p>0.995668145377491</text:p>
              </table:table-cell>
              <table:table-cell office:value-type="float" office:value="0.00187949590970982">
                <text:p>0.00187949590970982</text:p>
              </table:table-cell>
              <table:table-cell office:value-type="float" office:value="0.00187949590970982">
                <text:p>0.00187949590970982</text:p>
              </table:table-cell>
              <table:table-cell office:value-type="float" office:value="0.9375">
                <text:p>0.9375</text:p>
              </table:table-cell>
              <table:table-cell office:value-type="float" office:value="0.0109742702326147">
                <text:p>0.0109742702326147</text:p>
              </table:table-cell>
              <table:table-cell office:value-type="float" office:value="0.0109742702326147">
                <text:p>0.01097427023261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995461704700447">
                <text:p>0.995461704700447</text:p>
              </table:table-cell>
              <table:table-cell office:value-type="float" office:value="0.00179861645729622">
                <text:p>0.00179861645729622</text:p>
              </table:table-cell>
              <table:table-cell office:value-type="float" office:value="0.00179861645729622">
                <text:p>0.001798616457296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6538300415565">
                <text:p>0.0106538300415565</text:p>
              </table:table-cell>
              <table:table-cell office:value-type="float" office:value="0.0106538300415565">
                <text:p>0.01065383004155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995461874750428">
                <text:p>0.995461874750428</text:p>
              </table:table-cell>
              <table:table-cell office:value-type="float" office:value="0.00170124089089575">
                <text:p>0.00170124089089575</text:p>
              </table:table-cell>
              <table:table-cell office:value-type="float" office:value="0.00170124089089575">
                <text:p>0.0017012408908957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29171627331929">
                <text:p>0.00829171627331929</text:p>
              </table:table-cell>
              <table:table-cell office:value-type="float" office:value="0.00829171627331929">
                <text:p>0.008291716273319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997317970574873">
                <text:p>0.997317970574873</text:p>
              </table:table-cell>
              <table:table-cell office:value-type="float" office:value="0.00107250209303382">
                <text:p>0.00107250209303382</text:p>
              </table:table-cell>
              <table:table-cell office:value-type="float" office:value="0.00107250209303382">
                <text:p>0.0010725020930338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0822718821289">
                <text:p>0.0100822718821289</text:p>
              </table:table-cell>
              <table:table-cell office:value-type="float" office:value="0.0100822718821289">
                <text:p>0.01008227188212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995874586335377">
                <text:p>0.995874586335377</text:p>
              </table:table-cell>
              <table:table-cell office:value-type="float" office:value="0.00193499047893423">
                <text:p>0.00193499047893423</text:p>
              </table:table-cell>
              <table:table-cell office:value-type="float" office:value="0.00193499047893423">
                <text:p>0.00193499047893423</text:p>
              </table:table-cell>
              <table:table-cell office:value-type="float" office:value="0.9375">
                <text:p>0.9375</text:p>
              </table:table-cell>
              <table:table-cell office:value-type="float" office:value="0.0109742702326147">
                <text:p>0.0109742702326147</text:p>
              </table:table-cell>
              <table:table-cell office:value-type="float" office:value="0.0109742702326147">
                <text:p>0.01097427023261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6538300415565">
                <text:p>0.0106538300415565</text:p>
              </table:table-cell>
              <table:table-cell office:value-type="float" office:value="0.0106538300415565">
                <text:p>0.01065383004155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995874586335377">
                <text:p>0.995874586335377</text:p>
              </table:table-cell>
              <table:table-cell office:value-type="float" office:value="0.00142908547330535">
                <text:p>0.00142908547330535</text:p>
              </table:table-cell>
              <table:table-cell office:value-type="float" office:value="0.00142908547330535">
                <text:p>0.0014290854733053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24167272639933">
                <text:p>0.00924167272639933</text:p>
              </table:table-cell>
              <table:table-cell office:value-type="float" office:value="0.00924167272639933">
                <text:p>0.00924167272639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997317970574873">
                <text:p>0.997317970574873</text:p>
              </table:table-cell>
              <table:table-cell office:value-type="float" office:value="0.00107250209303382">
                <text:p>0.00107250209303382</text:p>
              </table:table-cell>
              <table:table-cell office:value-type="float" office:value="0.00107250209303382">
                <text:p>0.00107250209303382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996286957539521">
                <text:p>0.996286957539521</text:p>
              </table:table-cell>
              <table:table-cell office:value-type="float" office:value="0.00123790793081235">
                <text:p>0.00123790793081235</text:p>
              </table:table-cell>
              <table:table-cell office:value-type="float" office:value="0.00123790793081235">
                <text:p>0.001237907930812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64639151891867">
                <text:p>0.00964639151891867</text:p>
              </table:table-cell>
              <table:table-cell office:value-type="float" office:value="0.00964639151891867">
                <text:p>0.009646391518918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222179238725571">
                <text:p>0.00222179238725571</text:p>
              </table:table-cell>
              <table:table-cell office:value-type="float" office:value="0.00222179238725571">
                <text:p>0.0022217923872557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9129273409401">
                <text:p>0.0109129273409401</text:p>
              </table:table-cell>
              <table:table-cell office:value-type="float" office:value="0.0109129273409401">
                <text:p>0.01091292734094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1628406214126">
                <text:p>0.0111628406214126</text:p>
              </table:table-cell>
              <table:table-cell office:value-type="float" office:value="0.0111628406214126">
                <text:p>0.01116284062141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995874586335377">
                <text:p>0.995874586335377</text:p>
              </table:table-cell>
              <table:table-cell office:value-type="float" office:value="0.00142908547330535">
                <text:p>0.00142908547330535</text:p>
              </table:table-cell>
              <table:table-cell office:value-type="float" office:value="0.00142908547330535">
                <text:p>0.0014290854733053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09528503993564">
                <text:p>0.00909528503993564</text:p>
              </table:table-cell>
              <table:table-cell office:value-type="float" office:value="0.00909528503993564">
                <text:p>0.009095285039935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.998143223413947">
                <text:p>0.998143223413947</text:p>
              </table:table-cell>
              <table:table-cell office:value-type="float" office:value="0.000684841230463141">
                <text:p>0.000684841230463141</text:p>
              </table:table-cell>
              <table:table-cell office:value-type="float" office:value="0.000684841230463141">
                <text:p>0.000684841230463141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0.996286957539521">
                <text:p>0.996286957539521</text:p>
              </table:table-cell>
              <table:table-cell office:value-type="float" office:value="0.00123790793081235">
                <text:p>0.00123790793081235</text:p>
              </table:table-cell>
              <table:table-cell office:value-type="float" office:value="0.00123790793081235">
                <text:p>0.001237907930812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64639151891867">
                <text:p>0.00964639151891867</text:p>
              </table:table-cell>
              <table:table-cell office:value-type="float" office:value="0.00964639151891867">
                <text:p>0.009646391518918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222179238725571">
                <text:p>0.00222179238725571</text:p>
              </table:table-cell>
              <table:table-cell office:value-type="float" office:value="0.00222179238725571">
                <text:p>0.0022217923872557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9129273409401">
                <text:p>0.0109129273409401</text:p>
              </table:table-cell>
              <table:table-cell office:value-type="float" office:value="0.0109129273409401">
                <text:p>0.01091292734094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1628406214126">
                <text:p>0.0111628406214126</text:p>
              </table:table-cell>
              <table:table-cell office:value-type="float" office:value="0.0111628406214126">
                <text:p>0.01116284062141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0.995668315708314">
                <text:p>0.995668315708314</text:p>
              </table:table-cell>
              <table:table-cell office:value-type="float" office:value="0.00178635642005595">
                <text:p>0.00178635642005595</text:p>
              </table:table-cell>
              <table:table-cell office:value-type="float" office:value="0.00178635642005595">
                <text:p>0.0017863564200559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61684476251448">
                <text:p>0.00961684476251448</text:p>
              </table:table-cell>
              <table:table-cell office:value-type="float" office:value="0.00961684476251448">
                <text:p>0.009616844762514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.997936952786884">
                <text:p>0.997936952786884</text:p>
              </table:table-cell>
              <table:table-cell office:value-type="float" office:value="0.000715132456045134">
                <text:p>0.000715132456045134</text:p>
              </table:table-cell>
              <table:table-cell office:value-type="float" office:value="0.000715132456045134">
                <text:p>0.000715132456045134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87947660755236">
                <text:p>0.00187947660755236</text:p>
              </table:table-cell>
              <table:table-cell office:value-type="float" office:value="0.00187947660755236">
                <text:p>0.0018794766075523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9129273409401">
                <text:p>0.0109129273409401</text:p>
              </table:table-cell>
              <table:table-cell office:value-type="float" office:value="0.0109129273409401">
                <text:p>0.01091292734094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1628406214126">
                <text:p>0.0111628406214126</text:p>
              </table:table-cell>
              <table:table-cell office:value-type="float" office:value="0.0111628406214126">
                <text:p>0.01116284062141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.995668315708314">
                <text:p>0.995668315708314</text:p>
              </table:table-cell>
              <table:table-cell office:value-type="float" office:value="0.00178635642005595">
                <text:p>0.00178635642005595</text:p>
              </table:table-cell>
              <table:table-cell office:value-type="float" office:value="0.00178635642005595">
                <text:p>0.0017863564200559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61684476251448">
                <text:p>0.00961684476251448</text:p>
              </table:table-cell>
              <table:table-cell office:value-type="float" office:value="0.00961684476251448">
                <text:p>0.009616844762514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956cm" svg:height="13.507cm" xlink:href=".." xlink:type="simple" chart:class="chart:scatter" chart:style-name="ch1">
        <chart:legend chart:legend-position="end" svg:x="25.887cm" svg:y="6.205cm" style:legend-expansion="high" chart:style-name="ch2"/>
        <chart:plot-area chart:style-name="ch3" table:cell-range-address="search_results.I2:search_results.I241 search_results.C1:search_results.D241" chart:data-source-has-labels="row" svg:x="1.61cm" svg:y="0.27cm" svg:width="23.678cm" svg:height="11.986cm">
          <chartooo:coordinate-region svg:x="2.522cm" svg:y="0.469cm" svg:width="22.526cm" svg:height="11.14cm"/>
          <chart:axis chart:dimension="x" chart:name="primary-x" chart:style-name="ch4">
            <chart:title svg:x="12.095cm" svg:y="12.526cm" chart:style-name="ch5">
              <text:p>Min Samples Split</text:p>
            </chart:title>
          </chart:axis>
          <chart:axis chart:dimension="y" chart:name="primary-y" chart:style-name="ch6">
            <chart:title svg:x="0.451cm" svg:y="7.008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241" chart:label-cell-address="search_results.D1:search_results.D1" chart:class="chart:scatter">
            <chart:domain table:cell-range-address="search_results.I2:search_results.I241"/>
            <chart:error-indicator chart:style-name="ch10" chart:dimension="y"/>
            <chart:data-point chart:repeated="240"/>
          </chart:series>
          <chart:series chart:style-name="ch11" chart:values-cell-range-address="search_results.C2:search_results.C241" chart:label-cell-address="search_results.C1:search_results.C1" chart:class="chart:scatter">
            <chart:error-indicator chart:style-name="ch12" chart:dimension="y"/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earch_results.I2:search_results.I241</svg:desc>
                </draw:g>
              </table:table-cell>
              <table:table-cell office:value-type="float" office:value="0.984942920773398">
                <text:p>0.984942920773398</text:p>
                <draw:g>
                  <svg:desc>search_results.D2:search_results.D241</svg:desc>
                </draw:g>
              </table:table-cell>
              <table:table-cell office:value-type="float" office:value="0.00305036890168749">
                <text:p>0.00305036890168749</text:p>
                <draw:g>
                  <svg:desc>search_results.X2:search_results.X241</svg:desc>
                </draw:g>
              </table:table-cell>
              <table:table-cell office:value-type="float" office:value="0.00305036890168749">
                <text:p>0.00305036890168749</text:p>
                <draw:g>
                  <svg:desc>search_results.X2:search_results.X241</svg:desc>
                </draw:g>
              </table:table-cell>
              <table:table-cell office:value-type="float" office:value="0.938118811881188">
                <text:p>0.938118811881188</text:p>
                <draw:g>
                  <svg:desc>search_results.C2:search_results.C241</svg:desc>
                </draw:g>
              </table:table-cell>
              <table:table-cell office:value-type="float" office:value="0.01018629896398">
                <text:p>0.01018629896398</text:p>
                <draw:g>
                  <svg:desc>search_results.W2:search_results.W241</svg:desc>
                </draw:g>
              </table:table-cell>
              <table:table-cell office:value-type="float" office:value="0.01018629896398">
                <text:p>0.01018629896398</text:p>
                <draw:g>
                  <svg:desc>search_results.W2:search_results.W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84118008315128">
                <text:p>0.984118008315128</text:p>
              </table:table-cell>
              <table:table-cell office:value-type="float" office:value="0.0036118744893994">
                <text:p>0.0036118744893994</text:p>
              </table:table-cell>
              <table:table-cell office:value-type="float" office:value="0.0036118744893994">
                <text:p>0.003611874489399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64639151891867">
                <text:p>0.00964639151891867</text:p>
              </table:table-cell>
              <table:table-cell office:value-type="float" office:value="0.00964639151891867">
                <text:p>0.00964639151891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83910886314791">
                <text:p>0.983910886314791</text:p>
              </table:table-cell>
              <table:table-cell office:value-type="float" office:value="0.00236987905182373">
                <text:p>0.00236987905182373</text:p>
              </table:table-cell>
              <table:table-cell office:value-type="float" office:value="0.00236987905182373">
                <text:p>0.0023698790518237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84117157222696">
                <text:p>0.984117157222696</text:p>
              </table:table-cell>
              <table:table-cell office:value-type="float" office:value="0.00269734498403384">
                <text:p>0.00269734498403384</text:p>
              </table:table-cell>
              <table:table-cell office:value-type="float" office:value="0.00269734498403384">
                <text:p>0.00269734498403384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4478604494997">
                <text:p>0.0104478604494997</text:p>
              </table:table-cell>
              <table:table-cell office:value-type="float" office:value="0.0104478604494997">
                <text:p>0.0104478604494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984117667653481">
                <text:p>0.984117667653481</text:p>
              </table:table-cell>
              <table:table-cell office:value-type="float" office:value="0.00269519820144493">
                <text:p>0.00269519820144493</text:p>
              </table:table-cell>
              <table:table-cell office:value-type="float" office:value="0.00269519820144493">
                <text:p>0.0026951982014449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03255011514743">
                <text:p>0.00903255011514743</text:p>
              </table:table-cell>
              <table:table-cell office:value-type="float" office:value="0.00903255011514743">
                <text:p>0.00903255011514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73392272437722">
                <text:p>0.973392272437722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4227107681488">
                <text:p>0.00944227107681488</text:p>
              </table:table-cell>
              <table:table-cell office:value-type="float" office:value="0.00944227107681488">
                <text:p>0.00944227107681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973392272437722">
                <text:p>0.973392272437722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4227107681488">
                <text:p>0.00944227107681488</text:p>
              </table:table-cell>
              <table:table-cell office:value-type="float" office:value="0.00944227107681488">
                <text:p>0.00944227107681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973392272437722">
                <text:p>0.973392272437722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00374629630422466">
                <text:p>0.0037462963042246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4227107681488">
                <text:p>0.00944227107681488</text:p>
              </table:table-cell>
              <table:table-cell office:value-type="float" office:value="0.00944227107681488">
                <text:p>0.009442271076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973598883445589">
                <text:p>0.973598883445589</text:p>
              </table:table-cell>
              <table:table-cell office:value-type="float" office:value="0.00390564846200911">
                <text:p>0.00390564846200911</text:p>
              </table:table-cell>
              <table:table-cell office:value-type="float" office:value="0.00390564846200911">
                <text:p>0.00390564846200911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74423966234683">
                <text:p>0.974423966234683</text:p>
              </table:table-cell>
              <table:table-cell office:value-type="float" office:value="0.00390597057559443">
                <text:p>0.00390597057559443</text:p>
              </table:table-cell>
              <table:table-cell office:value-type="float" office:value="0.00390597057559443">
                <text:p>0.00390597057559443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986798506167056">
                <text:p>0.986798506167056</text:p>
              </table:table-cell>
              <table:table-cell office:value-type="float" office:value="0.00291754314056525">
                <text:p>0.00291754314056525</text:p>
              </table:table-cell>
              <table:table-cell office:value-type="float" office:value="0.00291754314056525">
                <text:p>0.0029175431405652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551833840732">
                <text:p>0.0100551833840732</text:p>
              </table:table-cell>
              <table:table-cell office:value-type="float" office:value="0.0100551833840732">
                <text:p>0.0100551833840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986180715147439">
                <text:p>0.986180715147439</text:p>
              </table:table-cell>
              <table:table-cell office:value-type="float" office:value="0.00310546793319428">
                <text:p>0.00310546793319428</text:p>
              </table:table-cell>
              <table:table-cell office:value-type="float" office:value="0.00310546793319428">
                <text:p>0.00310546793319428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0822718821289">
                <text:p>0.0100822718821289</text:p>
              </table:table-cell>
              <table:table-cell office:value-type="float" office:value="0.0100822718821289">
                <text:p>0.0100822718821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.986386645393698">
                <text:p>0.986386645393698</text:p>
              </table:table-cell>
              <table:table-cell office:value-type="float" office:value="0.00263988256614857">
                <text:p>0.00263988256614857</text:p>
              </table:table-cell>
              <table:table-cell office:value-type="float" office:value="0.00263988256614857">
                <text:p>0.0026398825661485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.986592745970779">
                <text:p>0.986592745970779</text:p>
              </table:table-cell>
              <table:table-cell office:value-type="float" office:value="0.00275872416936189">
                <text:p>0.00275872416936189</text:p>
              </table:table-cell>
              <table:table-cell office:value-type="float" office:value="0.00275872416936189">
                <text:p>0.0027587241693618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060953786179">
                <text:p>0.011060953786179</text:p>
              </table:table-cell>
              <table:table-cell office:value-type="float" office:value="0.011060953786179">
                <text:p>0.011060953786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986180204435811">
                <text:p>0.986180204435811</text:p>
              </table:table-cell>
              <table:table-cell office:value-type="float" office:value="0.00235954255594556">
                <text:p>0.00235954255594556</text:p>
              </table:table-cell>
              <table:table-cell office:value-type="float" office:value="0.00235954255594556">
                <text:p>0.0023595425559455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4478604494997">
                <text:p>0.0104478604494997</text:p>
              </table:table-cell>
              <table:table-cell office:value-type="float" office:value="0.0104478604494997">
                <text:p>0.0104478604494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98927409491514">
                <text:p>0.98927409491514</text:p>
              </table:table-cell>
              <table:table-cell office:value-type="float" office:value="0.00291681931385971">
                <text:p>0.00291681931385971</text:p>
              </table:table-cell>
              <table:table-cell office:value-type="float" office:value="0.00291681931385971">
                <text:p>0.00291681931385971</text:p>
              </table:table-cell>
              <table:table-cell office:value-type="float" office:value="0.9375">
                <text:p>0.9375</text:p>
              </table:table-cell>
              <table:table-cell office:value-type="float" office:value="0.00931326636793393">
                <text:p>0.00931326636793393</text:p>
              </table:table-cell>
              <table:table-cell office:value-type="float" office:value="0.00931326636793393">
                <text:p>0.009313266367933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88655452803091">
                <text:p>0.988655452803091</text:p>
              </table:table-cell>
              <table:table-cell office:value-type="float" office:value="0.00235989672930908">
                <text:p>0.00235989672930908</text:p>
              </table:table-cell>
              <table:table-cell office:value-type="float" office:value="0.00235989672930908">
                <text:p>0.00235989672930908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2382232805455">
                <text:p>0.0112382232805455</text:p>
              </table:table-cell>
              <table:table-cell office:value-type="float" office:value="0.0112382232805455">
                <text:p>0.0112382232805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988861893480135">
                <text:p>0.988861893480135</text:p>
              </table:table-cell>
              <table:table-cell office:value-type="float" office:value="0.0018883890723656">
                <text:p>0.0018883890723656</text:p>
              </table:table-cell>
              <table:table-cell office:value-type="float" office:value="0.0018883890723656">
                <text:p>0.001888389072365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6639424659498">
                <text:p>0.0106639424659498</text:p>
              </table:table-cell>
              <table:table-cell office:value-type="float" office:value="0.0106639424659498">
                <text:p>0.01066394246594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988655622853072">
                <text:p>0.988655622853072</text:p>
              </table:table-cell>
              <table:table-cell office:value-type="float" office:value="0.00213185757837628">
                <text:p>0.00213185757837628</text:p>
              </table:table-cell>
              <table:table-cell office:value-type="float" office:value="0.00213185757837628">
                <text:p>0.0021318575783762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061006565114">
                <text:p>0.0108061006565114</text:p>
              </table:table-cell>
              <table:table-cell office:value-type="float" office:value="0.0108061006565114">
                <text:p>0.0108061006565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0.988036810971884">
                <text:p>0.988036810971884</text:p>
              </table:table-cell>
              <table:table-cell office:value-type="float" office:value="0.00264020003275626">
                <text:p>0.00264020003275626</text:p>
              </table:table-cell>
              <table:table-cell office:value-type="float" office:value="0.00264020003275626">
                <text:p>0.0026402000327562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29401219927967">
                <text:p>0.00929401219927967</text:p>
              </table:table-cell>
              <table:table-cell office:value-type="float" office:value="0.00929401219927967">
                <text:p>0.009294012199279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993398998148978">
                <text:p>0.993398998148978</text:p>
              </table:table-cell>
              <table:table-cell office:value-type="float" office:value="0.00308735790417487">
                <text:p>0.00308735790417487</text:p>
              </table:table-cell>
              <table:table-cell office:value-type="float" office:value="0.00308735790417487">
                <text:p>0.0030873579041748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96896012542544">
                <text:p>0.00996896012542544</text:p>
              </table:table-cell>
              <table:table-cell office:value-type="float" office:value="0.00996896012542544">
                <text:p>0.00996896012542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0.991748662239968">
                <text:p>0.991748662239968</text:p>
              </table:table-cell>
              <table:table-cell office:value-type="float" office:value="0.00240638484544637">
                <text:p>0.00240638484544637</text:p>
              </table:table-cell>
              <table:table-cell office:value-type="float" office:value="0.00240638484544637">
                <text:p>0.00240638484544637</text:p>
              </table:table-cell>
              <table:table-cell office:value-type="float" office:value="0.9375">
                <text:p>0.9375</text:p>
              </table:table-cell>
              <table:table-cell office:value-type="float" office:value="0.0104006892694207">
                <text:p>0.0104006892694207</text:p>
              </table:table-cell>
              <table:table-cell office:value-type="float" office:value="0.0104006892694207">
                <text:p>0.0104006892694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0.991336631135786">
                <text:p>0.991336631135786</text:p>
              </table:table-cell>
              <table:table-cell office:value-type="float" office:value="0.00136824912304071">
                <text:p>0.00136824912304071</text:p>
              </table:table-cell>
              <table:table-cell office:value-type="float" office:value="0.00136824912304071">
                <text:p>0.00136824912304071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99071815935456">
                <text:p>0.99071815935456</text:p>
              </table:table-cell>
              <table:table-cell office:value-type="float" office:value="0.0014714038752594">
                <text:p>0.0014714038752594</text:p>
              </table:table-cell>
              <table:table-cell office:value-type="float" office:value="0.0014714038752594">
                <text:p>0.001471403875259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0.990717819254598">
                <text:p>0.990717819254598</text:p>
              </table:table-cell>
              <table:table-cell office:value-type="float" office:value="0.00205236911200072">
                <text:p>0.00205236911200072</text:p>
              </table:table-cell>
              <table:table-cell office:value-type="float" office:value="0.00205236911200072">
                <text:p>0.00205236911200072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29401219927967">
                <text:p>0.00929401219927967</text:p>
              </table:table-cell>
              <table:table-cell office:value-type="float" office:value="0.00929401219927967">
                <text:p>0.009294012199279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.995048993115498">
                <text:p>0.995048993115498</text:p>
              </table:table-cell>
              <table:table-cell office:value-type="float" office:value="0.00175098703764903">
                <text:p>0.00175098703764903</text:p>
              </table:table-cell>
              <table:table-cell office:value-type="float" office:value="0.00175098703764903">
                <text:p>0.0017509870376490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2432241901441">
                <text:p>0.0102432241901441</text:p>
              </table:table-cell>
              <table:table-cell office:value-type="float" office:value="0.0102432241901441">
                <text:p>0.01024322419014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0.993192556910249">
                <text:p>0.993192556910249</text:p>
              </table:table-cell>
              <table:table-cell office:value-type="float" office:value="0.00178747746802963">
                <text:p>0.00178747746802963</text:p>
              </table:table-cell>
              <table:table-cell office:value-type="float" office:value="0.00178747746802963">
                <text:p>0.0017874774680296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0.992780015375282">
                <text:p>0.992780015375282</text:p>
              </table:table-cell>
              <table:table-cell office:value-type="float" office:value="0.0013545557831903">
                <text:p>0.0013545557831903</text:p>
              </table:table-cell>
              <table:table-cell office:value-type="float" office:value="0.0013545557831903">
                <text:p>0.001354555783190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2432241901441">
                <text:p>0.0102432241901441</text:p>
              </table:table-cell>
              <table:table-cell office:value-type="float" office:value="0.0102432241901441">
                <text:p>0.01024322419014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0.992574255459847">
                <text:p>0.992574255459847</text:p>
              </table:table-cell>
              <table:table-cell office:value-type="float" office:value="0.00175026569996866">
                <text:p>0.00175026569996866</text:p>
              </table:table-cell>
              <table:table-cell office:value-type="float" office:value="0.00175026569996866">
                <text:p>0.0017502656999686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6085601344922">
                <text:p>0.0106085601344922</text:p>
              </table:table-cell>
              <table:table-cell office:value-type="float" office:value="0.0106085601344922">
                <text:p>0.01060856013449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0.992368325213588">
                <text:p>0.992368325213588</text:p>
              </table:table-cell>
              <table:table-cell office:value-type="float" office:value="0.00196701948225918">
                <text:p>0.00196701948225918</text:p>
              </table:table-cell>
              <table:table-cell office:value-type="float" office:value="0.00196701948225918">
                <text:p>0.0019670194822591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96896012542544">
                <text:p>0.00996896012542544</text:p>
              </table:table-cell>
              <table:table-cell office:value-type="float" office:value="0.00996896012542544">
                <text:p>0.009968960125425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995461704700447">
                <text:p>0.995461704700447</text:p>
              </table:table-cell>
              <table:table-cell office:value-type="float" office:value="0.00179861645729622">
                <text:p>0.00179861645729622</text:p>
              </table:table-cell>
              <table:table-cell office:value-type="float" office:value="0.00179861645729622">
                <text:p>0.00179861645729622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.994224080657228">
                <text:p>0.994224080657228</text:p>
              </table:table-cell>
              <table:table-cell office:value-type="float" office:value="0.00184539765940945">
                <text:p>0.00184539765940945</text:p>
              </table:table-cell>
              <table:table-cell office:value-type="float" office:value="0.00184539765940945">
                <text:p>0.0018453976594094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0822718821289">
                <text:p>0.0100822718821289</text:p>
              </table:table-cell>
              <table:table-cell office:value-type="float" office:value="0.0100822718821289">
                <text:p>0.01008227188212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.994224591088014">
                <text:p>0.994224591088014</text:p>
              </table:table-cell>
              <table:table-cell office:value-type="float" office:value="0.00154322518426841">
                <text:p>0.00154322518426841</text:p>
              </table:table-cell>
              <table:table-cell office:value-type="float" office:value="0.00154322518426841">
                <text:p>0.0015432251842684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25772513617">
                <text:p>0.01125772513617</text:p>
              </table:table-cell>
              <table:table-cell office:value-type="float" office:value="0.01125772513617">
                <text:p>0.011257725136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0.993605948975965">
                <text:p>0.993605948975965</text:p>
              </table:table-cell>
              <table:table-cell office:value-type="float" office:value="0.000897163769066433">
                <text:p>0.000897163769066433</text:p>
              </table:table-cell>
              <table:table-cell office:value-type="float" office:value="0.000897163769066433">
                <text:p>0.00089716376906643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2893444237481">
                <text:p>0.0112893444237481</text:p>
              </table:table-cell>
              <table:table-cell office:value-type="float" office:value="0.0112893444237481">
                <text:p>0.01128934442374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0.994017980360989">
                <text:p>0.994017980360989</text:p>
              </table:table-cell>
              <table:table-cell office:value-type="float" office:value="0.00236097913067018">
                <text:p>0.00236097913067018</text:p>
              </table:table-cell>
              <table:table-cell office:value-type="float" office:value="0.00236097913067018">
                <text:p>0.0023609791306701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75516421630475">
                <text:p>0.00975516421630475</text:p>
              </table:table-cell>
              <table:table-cell office:value-type="float" office:value="0.00975516421630475">
                <text:p>0.009755164216304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0.996080346531654">
                <text:p>0.996080346531654</text:p>
              </table:table-cell>
              <table:table-cell office:value-type="float" office:value="0.00147371094643615">
                <text:p>0.00147371094643615</text:p>
              </table:table-cell>
              <table:table-cell office:value-type="float" office:value="0.00147371094643615">
                <text:p>0.0014737109464361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3456329960021">
                <text:p>0.0103456329960021</text:p>
              </table:table-cell>
              <table:table-cell office:value-type="float" office:value="0.0103456329960021">
                <text:p>0.0103456329960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0.994843232919221">
                <text:p>0.994843232919221</text:p>
              </table:table-cell>
              <table:table-cell office:value-type="float" office:value="0.00178635684163173">
                <text:p>0.00178635684163173</text:p>
              </table:table-cell>
              <table:table-cell office:value-type="float" office:value="0.00178635684163173">
                <text:p>0.00178635684163173</text:p>
              </table:table-cell>
              <table:table-cell office:value-type="float" office:value="0.9375">
                <text:p>0.9375</text:p>
              </table:table-cell>
              <table:table-cell office:value-type="float" office:value="0.0109742702326147">
                <text:p>0.0109742702326147</text:p>
              </table:table-cell>
              <table:table-cell office:value-type="float" office:value="0.0109742702326147">
                <text:p>0.01097427023261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0.99463713234214">
                <text:p>0.99463713234214</text:p>
              </table:table-cell>
              <table:table-cell office:value-type="float" office:value="0.00123711494652218">
                <text:p>0.00123711494652218</text:p>
              </table:table-cell>
              <table:table-cell office:value-type="float" office:value="0.00123711494652218">
                <text:p>0.00123711494652218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6538300415565">
                <text:p>0.0106538300415565</text:p>
              </table:table-cell>
              <table:table-cell office:value-type="float" office:value="0.0106538300415565">
                <text:p>0.01065383004155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">
                <text:p>6</text:p>
              </table:table-cell>
              <table:table-cell office:value-type="float" office:value="0.995461874750428">
                <text:p>0.995461874750428</text:p>
              </table:table-cell>
              <table:table-cell office:value-type="float" office:value="0.00170124089089575">
                <text:p>0.00170124089089575</text:p>
              </table:table-cell>
              <table:table-cell office:value-type="float" office:value="0.00170124089089575">
                <text:p>0.0017012408908957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46281831147221">
                <text:p>0.00846281831147221</text:p>
              </table:table-cell>
              <table:table-cell office:value-type="float" office:value="0.00846281831147221">
                <text:p>0.00846281831147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">
                <text:p>6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01107188829275">
                <text:p>0.00101107188829275</text:p>
              </table:table-cell>
              <table:table-cell office:value-type="float" office:value="0.00101107188829275">
                <text:p>0.00101107188829275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0822718821289">
                <text:p>0.0100822718821289</text:p>
              </table:table-cell>
              <table:table-cell office:value-type="float" office:value="0.0100822718821289">
                <text:p>0.01008227188212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0.995668145377491">
                <text:p>0.995668145377491</text:p>
              </table:table-cell>
              <table:table-cell office:value-type="float" office:value="0.00187949590970982">
                <text:p>0.00187949590970982</text:p>
              </table:table-cell>
              <table:table-cell office:value-type="float" office:value="0.00187949590970982">
                <text:p>0.00187949590970982</text:p>
              </table:table-cell>
              <table:table-cell office:value-type="float" office:value="0.9375">
                <text:p>0.9375</text:p>
              </table:table-cell>
              <table:table-cell office:value-type="float" office:value="0.0109742702326147">
                <text:p>0.0109742702326147</text:p>
              </table:table-cell>
              <table:table-cell office:value-type="float" office:value="0.0109742702326147">
                <text:p>0.01097427023261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0.995461704700447">
                <text:p>0.995461704700447</text:p>
              </table:table-cell>
              <table:table-cell office:value-type="float" office:value="0.00179861645729622">
                <text:p>0.00179861645729622</text:p>
              </table:table-cell>
              <table:table-cell office:value-type="float" office:value="0.00179861645729622">
                <text:p>0.001798616457296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6538300415565">
                <text:p>0.0106538300415565</text:p>
              </table:table-cell>
              <table:table-cell office:value-type="float" office:value="0.0106538300415565">
                <text:p>0.01065383004155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0.995461874750428">
                <text:p>0.995461874750428</text:p>
              </table:table-cell>
              <table:table-cell office:value-type="float" office:value="0.00170124089089575">
                <text:p>0.00170124089089575</text:p>
              </table:table-cell>
              <table:table-cell office:value-type="float" office:value="0.00170124089089575">
                <text:p>0.0017012408908957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29171627331929">
                <text:p>0.00829171627331929</text:p>
              </table:table-cell>
              <table:table-cell office:value-type="float" office:value="0.00829171627331929">
                <text:p>0.008291716273319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">
                <text:p>6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0.997317970574873">
                <text:p>0.997317970574873</text:p>
              </table:table-cell>
              <table:table-cell office:value-type="float" office:value="0.00107250209303382">
                <text:p>0.00107250209303382</text:p>
              </table:table-cell>
              <table:table-cell office:value-type="float" office:value="0.00107250209303382">
                <text:p>0.0010725020930338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0822718821289">
                <text:p>0.0100822718821289</text:p>
              </table:table-cell>
              <table:table-cell office:value-type="float" office:value="0.0100822718821289">
                <text:p>0.01008227188212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  <table:table-cell office:value-type="float" office:value="0.995874586335377">
                <text:p>0.995874586335377</text:p>
              </table:table-cell>
              <table:table-cell office:value-type="float" office:value="0.00193499047893423">
                <text:p>0.00193499047893423</text:p>
              </table:table-cell>
              <table:table-cell office:value-type="float" office:value="0.00193499047893423">
                <text:p>0.00193499047893423</text:p>
              </table:table-cell>
              <table:table-cell office:value-type="float" office:value="0.9375">
                <text:p>0.9375</text:p>
              </table:table-cell>
              <table:table-cell office:value-type="float" office:value="0.0109742702326147">
                <text:p>0.0109742702326147</text:p>
              </table:table-cell>
              <table:table-cell office:value-type="float" office:value="0.0109742702326147">
                <text:p>0.01097427023261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6538300415565">
                <text:p>0.0106538300415565</text:p>
              </table:table-cell>
              <table:table-cell office:value-type="float" office:value="0.0106538300415565">
                <text:p>0.01065383004155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  <table:table-cell office:value-type="float" office:value="0.995874586335377">
                <text:p>0.995874586335377</text:p>
              </table:table-cell>
              <table:table-cell office:value-type="float" office:value="0.00142908547330535">
                <text:p>0.00142908547330535</text:p>
              </table:table-cell>
              <table:table-cell office:value-type="float" office:value="0.00142908547330535">
                <text:p>0.0014290854733053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24167272639933">
                <text:p>0.00924167272639933</text:p>
              </table:table-cell>
              <table:table-cell office:value-type="float" office:value="0.00924167272639933">
                <text:p>0.00924167272639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">
                <text:p>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">
                <text:p>4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">
                <text:p>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">
                <text:p>6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">
                <text:p>3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0.997317970574873">
                <text:p>0.997317970574873</text:p>
              </table:table-cell>
              <table:table-cell office:value-type="float" office:value="0.00107250209303382">
                <text:p>0.00107250209303382</text:p>
              </table:table-cell>
              <table:table-cell office:value-type="float" office:value="0.00107250209303382">
                <text:p>0.00107250209303382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  <table:table-cell office:value-type="float" office:value="0.996286957539521">
                <text:p>0.996286957539521</text:p>
              </table:table-cell>
              <table:table-cell office:value-type="float" office:value="0.00123790793081235">
                <text:p>0.00123790793081235</text:p>
              </table:table-cell>
              <table:table-cell office:value-type="float" office:value="0.00123790793081235">
                <text:p>0.001237907930812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64639151891867">
                <text:p>0.00964639151891867</text:p>
              </table:table-cell>
              <table:table-cell office:value-type="float" office:value="0.00964639151891867">
                <text:p>0.009646391518918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222179238725571">
                <text:p>0.00222179238725571</text:p>
              </table:table-cell>
              <table:table-cell office:value-type="float" office:value="0.00222179238725571">
                <text:p>0.0022217923872557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9129273409401">
                <text:p>0.0109129273409401</text:p>
              </table:table-cell>
              <table:table-cell office:value-type="float" office:value="0.0109129273409401">
                <text:p>0.01091292734094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">
                <text:p>5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1628406214126">
                <text:p>0.0111628406214126</text:p>
              </table:table-cell>
              <table:table-cell office:value-type="float" office:value="0.0111628406214126">
                <text:p>0.01116284062141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">
                <text:p>6</text:p>
              </table:table-cell>
              <table:table-cell office:value-type="float" office:value="0.995874586335377">
                <text:p>0.995874586335377</text:p>
              </table:table-cell>
              <table:table-cell office:value-type="float" office:value="0.00142908547330535">
                <text:p>0.00142908547330535</text:p>
              </table:table-cell>
              <table:table-cell office:value-type="float" office:value="0.00142908547330535">
                <text:p>0.0014290854733053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09528503993564">
                <text:p>0.00909528503993564</text:p>
              </table:table-cell>
              <table:table-cell office:value-type="float" office:value="0.00909528503993564">
                <text:p>0.009095285039935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">
                <text:p>4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">
                <text:p>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">
                <text:p>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998143223413947">
                <text:p>0.998143223413947</text:p>
              </table:table-cell>
              <table:table-cell office:value-type="float" office:value="0.000684841230463141">
                <text:p>0.000684841230463141</text:p>
              </table:table-cell>
              <table:table-cell office:value-type="float" office:value="0.000684841230463141">
                <text:p>0.000684841230463141</text:p>
              </table:table-cell>
              <table:table-cell office:value-type="float" office:value="0.9375">
                <text:p>0.9375</text:p>
              </table:table-cell>
              <table:table-cell office:value-type="float" office:value="0.0106817482876011">
                <text:p>0.0106817482876011</text:p>
              </table:table-cell>
              <table:table-cell office:value-type="float" office:value="0.0106817482876011">
                <text:p>0.01068174828760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0.996286957539521">
                <text:p>0.996286957539521</text:p>
              </table:table-cell>
              <table:table-cell office:value-type="float" office:value="0.00123790793081235">
                <text:p>0.00123790793081235</text:p>
              </table:table-cell>
              <table:table-cell office:value-type="float" office:value="0.00123790793081235">
                <text:p>0.001237907930812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64639151891867">
                <text:p>0.00964639151891867</text:p>
              </table:table-cell>
              <table:table-cell office:value-type="float" office:value="0.00964639151891867">
                <text:p>0.009646391518918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222179238725571">
                <text:p>0.00222179238725571</text:p>
              </table:table-cell>
              <table:table-cell office:value-type="float" office:value="0.00222179238725571">
                <text:p>0.0022217923872557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9129273409401">
                <text:p>0.0109129273409401</text:p>
              </table:table-cell>
              <table:table-cell office:value-type="float" office:value="0.0109129273409401">
                <text:p>0.01091292734094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1628406214126">
                <text:p>0.0111628406214126</text:p>
              </table:table-cell>
              <table:table-cell office:value-type="float" office:value="0.0111628406214126">
                <text:p>0.01116284062141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">
                <text:p>6</text:p>
              </table:table-cell>
              <table:table-cell office:value-type="float" office:value="0.995668315708314">
                <text:p>0.995668315708314</text:p>
              </table:table-cell>
              <table:table-cell office:value-type="float" office:value="0.00178635642005595">
                <text:p>0.00178635642005595</text:p>
              </table:table-cell>
              <table:table-cell office:value-type="float" office:value="0.00178635642005595">
                <text:p>0.0017863564200559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61684476251448">
                <text:p>0.00961684476251448</text:p>
              </table:table-cell>
              <table:table-cell office:value-type="float" office:value="0.00961684476251448">
                <text:p>0.009616844762514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">
                <text:p>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">
                <text:p>4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">
                <text:p>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">
                <text:p>6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">
                <text:p>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0.997936952786884">
                <text:p>0.997936952786884</text:p>
              </table:table-cell>
              <table:table-cell office:value-type="float" office:value="0.000715132456045134">
                <text:p>0.000715132456045134</text:p>
              </table:table-cell>
              <table:table-cell office:value-type="float" office:value="0.000715132456045134">
                <text:p>0.000715132456045134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0920214250566">
                <text:p>0.0100920214250566</text:p>
              </table:table-cell>
              <table:table-cell office:value-type="float" office:value="0.0100920214250566">
                <text:p>0.01009202142505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">
                <text:p>4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87947660755236">
                <text:p>0.00187947660755236</text:p>
              </table:table-cell>
              <table:table-cell office:value-type="float" office:value="0.00187947660755236">
                <text:p>0.0018794766075523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9129273409401">
                <text:p>0.0109129273409401</text:p>
              </table:table-cell>
              <table:table-cell office:value-type="float" office:value="0.0109129273409401">
                <text:p>0.01091292734094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">
                <text:p>5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00193513527580137">
                <text:p>0.0019351352758013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1628406214126">
                <text:p>0.0111628406214126</text:p>
              </table:table-cell>
              <table:table-cell office:value-type="float" office:value="0.0111628406214126">
                <text:p>0.01116284062141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  <table:table-cell office:value-type="float" office:value="0.995668315708314">
                <text:p>0.995668315708314</text:p>
              </table:table-cell>
              <table:table-cell office:value-type="float" office:value="0.00178635642005595">
                <text:p>0.00178635642005595</text:p>
              </table:table-cell>
              <table:table-cell office:value-type="float" office:value="0.00178635642005595">
                <text:p>0.0017863564200559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61684476251448">
                <text:p>0.00961684476251448</text:p>
              </table:table-cell>
              <table:table-cell office:value-type="float" office:value="0.00961684476251448">
                <text:p>0.009616844762514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">
                <text:p>4</text:p>
              </table:table-cell>
              <table:table-cell office:value-type="float" office:value="0.973598543064785">
                <text:p>0.973598543064785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00354190384136641">
                <text:p>0.00354190384136641</text:p>
              </table:table-cell>
              <table:table-cell office:value-type="float" office:value="0.9375">
                <text:p>0.9375</text:p>
              </table:table-cell>
              <table:table-cell office:value-type="float" office:value="0.00973251091949738">
                <text:p>0.00973251091949738</text:p>
              </table:table-cell>
              <table:table-cell office:value-type="float" office:value="0.00973251091949738">
                <text:p>0.009732510919497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  <table:table-cell office:value-type="float" office:value="0.973805154072652">
                <text:p>0.973805154072652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00374427319244227">
                <text:p>0.0037442731924422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80541523232806">
                <text:p>0.0080541523232806</text:p>
              </table:table-cell>
              <table:table-cell office:value-type="float" office:value="0.0080541523232806">
                <text:p>0.00805415232328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">
                <text:p>6</text:p>
              </table:table-cell>
              <table:table-cell office:value-type="float" office:value="0.974836167388846">
                <text:p>0.974836167388846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00388623512858978">
                <text:p>0.003886235128589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09034850294308">
                <text:p>0.00809034850294308</text:p>
              </table:table-cell>
              <table:table-cell office:value-type="float" office:value="0.00809034850294308">
                <text:p>0.008090348502943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">
                <text:p>5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">
                <text:p>6</text:p>
              </table:table-cell>
              <table:table-cell office:value-type="float" office:value="0.968235164414454">
                <text:p>0.968235164414454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00351830929216793">
                <text:p>0.0035183092921679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9052110316416">
                <text:p>0.0099052110316416</text:p>
              </table:table-cell>
              <table:table-cell office:value-type="float" office:value="0.0099052110316416">
                <text:p>0.00990521103164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">
                <text:p>3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">
                <text:p>5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0.964935514581376">
                <text:p>0.964935514581376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00489028982904813">
                <text:p>0.004890289829048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615813074780052">
                <text:p>0.00615813074780052</text:p>
              </table:table-cell>
              <table:table-cell office:value-type="float" office:value="0.00615813074780052">
                <text:p>0.006158130747800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